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" svg:font-family="'Droid Sans Fallback'" style:font-family-generic="system"/>
    <style:font-face style:name="SimSun" svg:font-family="SimSun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 CY" svg:font-family="'Lucida Grande CY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1.A" style:family="table-column">
      <style:table-column-properties style:column-width="2.773cm" style:rel-column-width="6514*"/>
    </style:style>
    <style:style style:name="Таблица1.B" style:family="table-column">
      <style:table-column-properties style:column-width="2.679cm" style:rel-column-width="6294*"/>
    </style:style>
    <style:style style:name="Таблица1.C" style:family="table-column">
      <style:table-column-properties style:column-width="22.442cm" style:rel-column-width="52727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2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2.A" style:family="table-column">
      <style:table-column-properties style:column-width="4.034cm" style:rel-column-width="9477*"/>
    </style:style>
    <style:style style:name="Таблица2.B" style:family="table-column">
      <style:table-column-properties style:column-width="1.886cm" style:rel-column-width="4430*"/>
    </style:style>
    <style:style style:name="Таблица2.C" style:family="table-column">
      <style:table-column-properties style:column-width="2.214cm" style:rel-column-width="5200*"/>
    </style:style>
    <style:style style:name="Таблица2.D" style:family="table-column">
      <style:table-column-properties style:column-width="2.12cm" style:rel-column-width="4981*"/>
    </style:style>
    <style:style style:name="Таблица2.E" style:family="table-column">
      <style:table-column-properties style:column-width="2.424cm" style:rel-column-width="5694*"/>
    </style:style>
    <style:style style:name="Таблица2.F" style:family="table-column">
      <style:table-column-properties style:column-width="1.91cm" style:rel-column-width="4488*"/>
    </style:style>
    <style:style style:name="Таблица2.G" style:family="table-column">
      <style:table-column-properties style:column-width="13.307cm" style:rel-column-width="31265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2.3" style:family="table-row">
      <style:table-row-properties style:min-row-height="0.134cm" style:keep-together="true" fo:keep-together="auto"/>
    </style:style>
    <style:style style:name="Таблица2.4" style:family="table-row">
      <style:table-row-properties style:min-row-height="0.131cm" style:keep-together="true" fo:keep-together="auto"/>
    </style:style>
    <style:style style:name="Таблица2.6" style:family="table-row">
      <style:table-row-properties style:min-row-height="0.198cm" style:keep-together="true" fo:keep-together="auto"/>
    </style:style>
    <style:style style:name="Таблица2.7" style:family="table-row">
      <style:table-row-properties style:min-row-height="0.099cm" style:keep-together="true" fo:keep-together="auto"/>
    </style:style>
    <style:style style:name="Таблица3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3.A" style:family="table-column">
      <style:table-column-properties style:column-width="2.611cm" style:rel-column-width="6133*"/>
    </style:style>
    <style:style style:name="Таблица3.B" style:family="table-column">
      <style:table-column-properties style:column-width="25.284cm" style:rel-column-width="59402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" style:family="table">
      <style:table-properties style:width="27.894cm" fo:margin-left="0.002cm" fo:margin-right="0.021cm" fo:margin-top="0cm" fo:margin-bottom="0cm" table:align="margins" style:writing-mode="lr-tb"/>
    </style:style>
    <style:style style:name="Таблица4.A" style:family="table-column">
      <style:table-column-properties style:column-width="1.305cm" style:rel-column-width="3066*"/>
    </style:style>
    <style:style style:name="Таблица4.B" style:family="table-column">
      <style:table-column-properties style:column-width="2.26cm" style:rel-column-width="5308*"/>
    </style:style>
    <style:style style:name="Таблица4.C" style:family="table-column">
      <style:table-column-properties style:column-width="1.796cm" style:rel-column-width="4218*"/>
    </style:style>
    <style:style style:name="Таблица4.D" style:family="table-column">
      <style:table-column-properties style:column-width="5.569cm" style:rel-column-width="13082*"/>
    </style:style>
    <style:style style:name="Таблица4.E" style:family="table-column">
      <style:table-column-properties style:column-width="16.967cm" style:rel-column-width="39861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.A11" style:family="table-cell" style:data-style-name="N0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.A13" style:family="table-cell" style:data-style-name="N0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B13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26" style:family="table-row">
      <style:table-row-properties style:min-row-height="0.134cm" style:keep-together="true" fo:keep-together="auto"/>
    </style:style>
    <style:style style:name="Таблица4.27" style:family="table-row">
      <style:table-row-properties style:min-row-height="0.131cm" style:keep-together="true" fo:keep-together="auto"/>
    </style:style>
    <style:style style:name="Таблица5" style:family="table">
      <style:table-properties style:width="27.882cm" fo:margin-left="0.002cm" fo:margin-right="0.034cm" fo:margin-top="0cm" fo:margin-bottom="0cm" table:align="margins" style:writing-mode="lr-tb"/>
    </style:style>
    <style:style style:name="Таблица5.A" style:family="table-column">
      <style:table-column-properties style:column-width="0.55cm" style:rel-column-width="1293*"/>
    </style:style>
    <style:style style:name="Таблица5.B" style:family="table-column">
      <style:table-column-properties style:column-width="0.524cm" style:rel-column-width="1231*"/>
    </style:style>
    <style:style style:name="Таблица5.C" style:family="table-column">
      <style:table-column-properties style:column-width="2.302cm" style:rel-column-width="5410*"/>
    </style:style>
    <style:style style:name="Таблица5.D" style:family="table-column">
      <style:table-column-properties style:column-width="8.712cm" style:rel-column-width="20476*"/>
    </style:style>
    <style:style style:name="Таблица5.E" style:family="table-column">
      <style:table-column-properties style:column-width="15.796cm" style:rel-column-width="37125*"/>
    </style:style>
    <style:style style:name="Таблица5.1" style:family="table-row">
      <style:table-row-properties style:min-row-height="0.778cm" style:keep-together="true" fo:keep-together="auto"/>
    </style:style>
    <style:style style:name="Таблица5.A1" style:family="table-cell">
      <style:table-cell-properties fo:background-color="#ffffff" fo:padding-left="0.148cm" fo:padding-right="0.191cm" fo:padding-top="0cm" fo:padding-bottom="0cm" fo:border-left="0.002cm solid #00000a" fo:border-right="0.002cm solid #00000a" fo:border-top="0.002cm solid #00000a" fo:border-bottom="none">
        <style:background-image/>
      </style:table-cell-properties>
    </style:style>
    <style:style style:name="Таблица5.2" style:family="table-row">
      <style:table-row-properties style:min-row-height="0.413cm" style:keep-together="true" fo:keep-together="auto"/>
    </style:style>
    <style:style style:name="Таблица5.A2" style:family="table-cell">
      <style:table-cell-properties fo:background-color="#ccffcc" fo:padding-left="0.148cm" fo:padding-right="0.191cm" fo:padding-top="0cm" fo:padding-bottom="0cm" fo:border-left="0.002cm solid #00000a" fo:border-right="none" fo:border-top="0.002cm solid #00000a" fo:border-bottom="0.002cm solid #00000a">
        <style:background-image/>
      </style:table-cell-properties>
    </style:style>
    <style:style style:name="Таблица5.B2" style:family="table-cell">
      <style:table-cell-properties fo:background-color="#ccffcc" fo:padding-left="0.148cm" fo:padding-right="0.191cm" fo:padding-top="0cm" fo:padding-bottom="0cm" fo:border="0.002cm solid #00000a">
        <style:background-image/>
      </style:table-cell-properties>
    </style:style>
    <style:style style:name="Таблица5.C2" style:family="table-cell">
      <style:table-cell-properties fo:background-color="#ffffff" fo:padding-left="0.148cm" fo:padding-right="0.191cm" fo:padding-top="0cm" fo:padding-bottom="0cm" fo:border="0.002cm solid #00000a">
        <style:background-image/>
      </style:table-cell-properties>
    </style:style>
    <style:style style:name="Таблица5.D2" style:family="table-cell">
      <style:table-cell-properties fo:background-color="#ffffff" fo:padding-left="0.148cm" fo:padding-right="0.191cm" fo:padding-top="0cm" fo:padding-bottom="0cm" fo:border-left="0.002cm solid #00000a" fo:border-right="none" fo:border-top="0.002cm solid #00000a" fo:border-bottom="0.002cm solid #00000a">
        <style:background-image/>
      </style:table-cell-properties>
    </style:style>
    <style:style style:name="Таблица5.A3" style:family="table-cell">
      <style:table-cell-properties fo:background-color="#ccffcc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5.B3" style:family="table-cell">
      <style:table-cell-properties fo:background-color="#ccffcc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C3" style:family="table-cell">
      <style:table-cell-properties fo:background-color="#ffffff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D3" style:family="table-cell">
      <style:table-cell-properties fo:background-color="#ffffff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5.7" style:family="table-row">
      <style:table-row-properties style:min-row-height="0.439cm" style:keep-together="true" fo:keep-together="auto"/>
    </style:style>
    <style:style style:name="Таблица5.B8" style:family="table-cell">
      <style:table-cell-properties fo:background-color="transparent" fo:padding-left="0.148cm" fo:padding-right="0.191cm" fo:padding-top="0cm" fo:padding-bottom="0cm" fo:border-left="0.002cm solid #00000a" fo:border-right="0.002cm solid #00000a" fo:border-top="none" fo:border-bottom="0.002cm solid #00000a">
        <style:background-image/>
      </style:table-cell-properties>
    </style:style>
    <style:style style:name="Таблица5.D8" style:family="table-cell">
      <style:table-cell-properties fo:background-color="transparent" fo:padding-left="0.148cm" fo:padding-right="0.191cm" fo:padding-top="0cm" fo:padding-bottom="0cm" fo:border-left="0.002cm solid #00000a" fo:border-right="none" fo:border-top="none" fo:border-bottom="0.002cm solid #00000a">
        <style:background-image/>
      </style:table-cell-properties>
    </style:style>
    <style:style style:name="Таблица41" style:family="table">
      <style:table-properties style:width="27.989cm" fo:margin-left="0.009cm" fo:margin-right="-0.081cm" fo:margin-top="0cm" fo:margin-bottom="0cm" table:align="margins" style:writing-mode="lr-tb"/>
    </style:style>
    <style:style style:name="Таблица41.A" style:family="table-column">
      <style:table-column-properties style:column-width="2.683cm" style:rel-column-width="6280*"/>
    </style:style>
    <style:style style:name="Таблица41.B" style:family="table-column">
      <style:table-column-properties style:column-width="3.26cm" style:rel-column-width="7631*"/>
    </style:style>
    <style:style style:name="Таблица41.C" style:family="table-column">
      <style:table-column-properties style:column-width="3.582cm" style:rel-column-width="8386*"/>
    </style:style>
    <style:style style:name="Таблица41.D" style:family="table-column">
      <style:table-column-properties style:column-width="18.323cm" style:rel-column-width="42901*"/>
    </style:style>
    <style:style style:name="Таблица41.E" style:family="table-column">
      <style:table-column-properties style:column-width="0.145cm" style:rel-column-width="337*"/>
    </style:style>
    <style:style style:name="Таблица41.1" style:family="table-row">
      <style:table-row-properties style:keep-together="true" fo:keep-together="auto"/>
    </style:style>
    <style:style style:name="Таблица41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41.E1" style:family="table-cell">
      <style:table-cell-properties fo:padding="0cm" fo:border="none"/>
    </style:style>
    <style:style style:name="Таблица41.A3" style:family="table-cell">
      <style:table-cell-properties fo:background-color="#ddd9c3" fo:padding-left="0.138cm" fo:padding-right="0.191cm" fo:padding-top="0cm" fo:padding-bottom="0cm" fo:border="0.018cm solid #00000a">
        <style:background-image/>
      </style:table-cell-properties>
    </style:style>
    <style:style style:name="Таблица41.4" style:family="table-row">
      <style:table-row-properties style:min-row-height="0.198cm" style:keep-together="true" fo:keep-together="auto"/>
    </style:style>
    <style:style style:name="Таблица41.5" style:family="table-row">
      <style:table-row-properties style:min-row-height="0.085cm" style:keep-together="true" fo:keep-together="auto"/>
    </style:style>
    <style:style style:name="Таблица41.E5" style:family="table-cell">
      <style:table-cell-properties fo:padding="0cm" fo:border-left="0.018cm solid #00000a" fo:border-right="none" fo:border-top="none" fo:border-bottom="none"/>
    </style:style>
    <style:style style:name="Таблица41.A6" style:family="table-cell">
      <style:table-cell-properties fo:background-color="#e5dfec" fo:padding-left="0.138cm" fo:padding-right="0.191cm" fo:padding-top="0cm" fo:padding-bottom="0cm" fo:border="0.018cm solid #00000a">
        <style:background-image/>
      </style:table-cell-properties>
    </style:style>
    <style:style style:name="Таблица41.7" style:family="table-row">
      <style:table-row-properties style:min-row-height="0.067cm" style:keep-together="true" fo:keep-together="auto"/>
    </style:style>
    <style:style style:name="Таблица41.B8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1.10" style:family="table-row">
      <style:table-row-properties style:min-row-height="0.09cm" style:keep-together="true" fo:keep-together="auto"/>
    </style:style>
    <style:style style:name="Таблица41.B10" style:family="table-cell">
      <style:table-cell-properties fo:background-color="#ffffff" fo:padding-left="0.138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Таблица6" style:family="table">
      <style:table-properties style:width="27.989cm" fo:margin-left="0.009cm" fo:margin-right="-0.081cm" fo:margin-top="0cm" fo:margin-bottom="0cm" table:align="margins" style:writing-mode="lr-tb"/>
    </style:style>
    <style:style style:name="Таблица6.A" style:family="table-column">
      <style:table-column-properties style:column-width="2.693cm" style:rel-column-width="6306*"/>
    </style:style>
    <style:style style:name="Таблица6.B" style:family="table-column">
      <style:table-column-properties style:column-width="3.355cm" style:rel-column-width="7855*"/>
    </style:style>
    <style:style style:name="Таблица6.C" style:family="table-column">
      <style:table-column-properties style:column-width="0.658cm" style:rel-column-width="1540*"/>
    </style:style>
    <style:style style:name="Таблица6.D" style:family="table-column">
      <style:table-column-properties style:column-width="2.808cm" style:rel-column-width="6574*"/>
    </style:style>
    <style:style style:name="Таблица6.E" style:family="table-column">
      <style:table-column-properties style:column-width="0.972cm" style:rel-column-width="2275*"/>
    </style:style>
    <style:style style:name="Таблица6.F" style:family="table-column">
      <style:table-column-properties style:column-width="17.373cm" style:rel-column-width="40676*"/>
    </style:style>
    <style:style style:name="Таблица6.G" style:family="table-column">
      <style:table-column-properties style:column-width="0.132cm" style:rel-column-width="309*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background-color="#ffffff" fo:padding-left="0.138cm" fo:padding-right="0.191cm" fo:padding-top="0cm" fo:padding-bottom="0cm" fo:border="0.018cm solid #00000a">
        <style:background-image/>
      </style:table-cell-properties>
    </style:style>
    <style:style style:name="Таблица6.A3" style:family="table-cell">
      <style:table-cell-properties fo:background-color="#ddd9c3" fo:padding-left="0.138cm" fo:padding-right="0.191cm" fo:padding-top="0cm" fo:padding-bottom="0cm" fo:border="0.018cm solid #00000a">
        <style:background-image/>
      </style:table-cell-properties>
    </style:style>
    <style:style style:name="Таблица6.4" style:family="table-row">
      <style:table-row-properties style:min-row-height="0.198cm" style:keep-together="true" fo:keep-together="auto"/>
    </style:style>
    <style:style style:name="Таблица6.B6" style:family="table-cell">
      <style:table-cell-properties fo:background-color="#666666" fo:padding-left="0.138cm" fo:padding-right="0.191cm" fo:padding-top="0cm" fo:padding-bottom="0cm" fo:border="0.018cm solid #00000a">
        <style:background-image/>
      </style:table-cell-properties>
    </style:style>
    <style:style style:name="Таблица6.7" style:family="table-row">
      <style:table-row-properties style:min-row-height="0.085cm" style:keep-together="true" fo:keep-together="auto"/>
    </style:style>
    <style:style style:name="Таблица6.A8" style:family="table-cell">
      <style:table-cell-properties fo:background-color="#e5dfec" fo:padding-left="0.138cm" fo:padding-right="0.191cm" fo:padding-top="0cm" fo:padding-bottom="0cm" fo:border="0.018cm solid #00000a">
        <style:background-image/>
      </style:table-cell-properties>
    </style:style>
    <style:style style:name="Таблица6.9" style:family="table-row">
      <style:table-row-properties style:min-row-height="0.067cm" style:keep-together="true" fo:keep-together="auto"/>
    </style:style>
    <style:style style:name="Таблица6.B10" style:family="table-cell">
      <style:table-cell-properties fo:background-color="#ffffff" fo:padding-left="0.138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6.11" style:family="table-row">
      <style:table-row-properties style:min-row-height="0.09cm" style:keep-together="true" fo:keep-together="auto"/>
    </style:style>
    <style:style style:name="Таблица6.G14" style:family="table-cell">
      <style:table-cell-properties fo:padding="0cm" fo:border="none"/>
    </style:style>
    <style:style style:name="Таблица45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45.A" style:family="table-column">
      <style:table-column-properties style:column-width="2.775cm" style:rel-column-width="6521*"/>
    </style:style>
    <style:style style:name="Таблица45.B" style:family="table-column">
      <style:table-column-properties style:column-width="3.052cm" style:rel-column-width="7172*"/>
    </style:style>
    <style:style style:name="Таблица45.C" style:family="table-column">
      <style:table-column-properties style:column-width="3.634cm" style:rel-column-width="8541*"/>
    </style:style>
    <style:style style:name="Таблица45.D" style:family="table-column">
      <style:table-column-properties style:column-width="18.422cm" style:rel-column-width="43301*"/>
    </style:style>
    <style:style style:name="Таблица45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45.B1" style:family="table-cell">
      <style:table-cell-properties fo:padding="0.049cm" fo:border="0.002cm solid #000000"/>
    </style:style>
    <style:style style:name="Таблица45.A2" style:family="table-cell">
      <style:table-cell-properties fo:padding="0.049cm" fo:border-left="0.002cm solid #000000" fo:border-right="none" fo:border-top="none" fo:border-bottom="0.002cm solid #000000"/>
    </style:style>
    <style:style style:name="Таблица45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45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5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45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45.A7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45.A8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45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45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45.A14" style:family="table-cell" style:data-style-name="N0">
      <style:table-cell-properties fo:padding="0.049cm" fo:border-left="0.002cm solid #000000" fo:border-right="none" fo:border-top="none" fo:border-bottom="0.002cm solid #000000"/>
    </style:style>
    <style:style style:name="Таблица7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7.A" style:family="table-column">
      <style:table-column-properties style:column-width="2.773cm" style:rel-column-width="6517*"/>
    </style:style>
    <style:style style:name="Таблица7.B" style:family="table-column">
      <style:table-column-properties style:column-width="3.052cm" style:rel-column-width="7172*"/>
    </style:style>
    <style:style style:name="Таблица7.C" style:family="table-column">
      <style:table-column-properties style:column-width="3.584cm" style:rel-column-width="8424*"/>
    </style:style>
    <style:style style:name="Таблица7.D" style:family="table-column">
      <style:table-column-properties style:column-width="0.051cm" style:rel-column-width="120*"/>
    </style:style>
    <style:style style:name="Таблица7.E" style:family="table-column">
      <style:table-column-properties style:column-width="18.422cm" style:rel-column-width="43302*"/>
    </style:style>
    <style:style style:name="Таблица7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49cm" fo:border="0.002cm solid #000000"/>
    </style:style>
    <style:style style:name="Таблица7.A2" style:family="table-cell">
      <style:table-cell-properties fo:padding="0.049cm" fo:border-left="0.002cm solid #000000" fo:border-right="none" fo:border-top="none" fo:border-bottom="0.002cm solid #000000"/>
    </style:style>
    <style:style style:name="Таблица7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7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7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7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7.A8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7.A9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7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7.E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7.A11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8" style:family="table">
      <style:table-properties style:width="27.917cm" table:align="margins" style:writing-mode="lr-tb"/>
    </style:style>
    <style:style style:name="Таблица18.A" style:family="table-column">
      <style:table-column-properties style:column-width="24.963cm" style:rel-column-width="58599*"/>
    </style:style>
    <style:style style:name="Таблица18.B" style:family="table-column">
      <style:table-column-properties style:column-width="2.955cm" style:rel-column-width="6936*"/>
    </style:style>
    <style:style style:name="Таблица18.A1" style:family="table-cell">
      <style:table-cell-properties fo:padding="0cm" fo:border="none"/>
    </style:style>
    <style:style style:name="Таблица56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56.A" style:family="table-column">
      <style:table-column-properties style:column-width="2.771cm" style:rel-column-width="6513*"/>
    </style:style>
    <style:style style:name="Таблица56.B" style:family="table-column">
      <style:table-column-properties style:column-width="3.052cm" style:rel-column-width="7172*"/>
    </style:style>
    <style:style style:name="Таблица56.C" style:family="table-column">
      <style:table-column-properties style:column-width="4.082cm" style:rel-column-width="9594*"/>
    </style:style>
    <style:style style:name="Таблица56.D" style:family="table-column">
      <style:table-column-properties style:column-width="17.976cm" style:rel-column-width="42256*"/>
    </style:style>
    <style:style style:name="Таблица56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56.B1" style:family="table-cell">
      <style:table-cell-properties fo:padding="0.049cm" fo:border="0.002cm solid #000000"/>
    </style:style>
    <style:style style:name="Таблица56.A2" style:family="table-cell">
      <style:table-cell-properties fo:padding="0.049cm" fo:border-left="0.002cm solid #000000" fo:border-right="none" fo:border-top="none" fo:border-bottom="0.002cm solid #000000"/>
    </style:style>
    <style:style style:name="Таблица56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56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56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56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56.A7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56.A8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56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56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56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56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8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8.A" style:family="table-column">
      <style:table-column-properties style:column-width="2.771cm" style:rel-column-width="6513*"/>
    </style:style>
    <style:style style:name="Таблица8.B" style:family="table-column">
      <style:table-column-properties style:column-width="3.258cm" style:rel-column-width="7658*"/>
    </style:style>
    <style:style style:name="Таблица8.C" style:family="table-column">
      <style:table-column-properties style:column-width="3.933cm" style:rel-column-width="9246*"/>
    </style:style>
    <style:style style:name="Таблица8.D" style:family="table-column">
      <style:table-column-properties style:column-width="17.918cm" style:rel-column-width="42118*"/>
    </style:style>
    <style:style style:name="Таблица8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49cm" fo:border="0.002cm solid #000000"/>
    </style:style>
    <style:style style:name="Таблица8.A2" style:family="table-cell">
      <style:table-cell-properties fo:padding="0.049cm" fo:border-left="0.002cm solid #000000" fo:border-right="none" fo:border-top="none" fo:border-bottom="0.002cm solid #000000"/>
    </style:style>
    <style:style style:name="Таблица8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8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8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8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8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8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8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8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8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8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8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0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0.A" style:family="table-column">
      <style:table-column-properties style:column-width="2.768cm" style:rel-column-width="6505*"/>
    </style:style>
    <style:style style:name="Таблица10.B" style:family="table-column">
      <style:table-column-properties style:column-width="3.787cm" style:rel-column-width="8901*"/>
    </style:style>
    <style:style style:name="Таблица10.C" style:family="table-column">
      <style:table-column-properties style:column-width="3.757cm" style:rel-column-width="8831*"/>
    </style:style>
    <style:style style:name="Таблица10.D" style:family="table-column">
      <style:table-column-properties style:column-width="17.568cm" style:rel-column-width="41298*"/>
    </style:style>
    <style:style style:name="Таблица10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49cm" fo:border="0.002cm solid #000000"/>
    </style:style>
    <style:style style:name="Таблица10.A2" style:family="table-cell">
      <style:table-cell-properties fo:padding="0.049cm" fo:border-left="0.002cm solid #000000" fo:border-right="none" fo:border-top="none" fo:border-bottom="0.002cm solid #000000"/>
    </style:style>
    <style:style style:name="Таблица10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0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0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0.A6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0.A10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0.A11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0.B11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0.D11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0.B12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0.D12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0.B13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0.D13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0.A14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1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1.A" style:family="table-column">
      <style:table-column-properties style:column-width="2.768cm" style:rel-column-width="6505*"/>
    </style:style>
    <style:style style:name="Таблица11.B" style:family="table-column">
      <style:table-column-properties style:column-width="4.163cm" style:rel-column-width="9785*"/>
    </style:style>
    <style:style style:name="Таблица11.C" style:family="table-column">
      <style:table-column-properties style:column-width="3.671cm" style:rel-column-width="8628*"/>
    </style:style>
    <style:style style:name="Таблица11.D" style:family="table-column">
      <style:table-column-properties style:column-width="17.279cm" style:rel-column-width="40617*"/>
    </style:style>
    <style:style style:name="Таблица1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49cm" fo:border="0.002cm solid #000000"/>
    </style:style>
    <style:style style:name="Таблица11.A2" style:family="table-cell">
      <style:table-cell-properties fo:padding="0.049cm" fo:border-left="0.002cm solid #000000" fo:border-right="none" fo:border-top="none" fo:border-bottom="0.002cm solid #000000"/>
    </style:style>
    <style:style style:name="Таблица11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1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1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1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1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1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1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1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1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1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1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1.D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1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Таблица12" style:family="table">
      <style:table-properties style:width="27.88cm" fo:margin-left="0.026cm" fo:margin-right="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2.A" style:family="table-column">
      <style:table-column-properties style:column-width="2.769cm" style:rel-column-width="6509*"/>
    </style:style>
    <style:style style:name="Таблица12.B" style:family="table-column">
      <style:table-column-properties style:column-width="4.163cm" style:rel-column-width="9785*"/>
    </style:style>
    <style:style style:name="Таблица12.C" style:family="table-column">
      <style:table-column-properties style:column-width="3.671cm" style:rel-column-width="8628*"/>
    </style:style>
    <style:style style:name="Таблица12.D" style:family="table-column">
      <style:table-column-properties style:column-width="17.277cm" style:rel-column-width="40613*"/>
    </style:style>
    <style:style style:name="Таблица1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2.B1" style:family="table-cell">
      <style:table-cell-properties fo:padding="0.049cm" fo:border="0.002cm solid #000000"/>
    </style:style>
    <style:style style:name="Таблица12.A2" style:family="table-cell">
      <style:table-cell-properties fo:padding="0.049cm" fo:border-left="0.002cm solid #000000" fo:border-right="none" fo:border-top="none" fo:border-bottom="0.002cm solid #000000"/>
    </style:style>
    <style:style style:name="Таблица1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12.3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2.A3" style:family="table-cell">
      <style:table-cell-properties style:vertical-align="" fo:background-color="#ddd9c3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2.A5" style:family="table-cell">
      <style:table-cell-properties style:vertical-align="" fo:background-color="#ddd9c3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2.A6" style:family="table-cell">
      <style:table-cell-properties style:vertical-align="" fo:background-color="#e5dfec" fo:padding-left="0.138cm" fo:padding-right="0.191cm" fo:padding-top="0cm" fo:padding-bottom="0cm" fo:border="0.018cm solid #00000a" style:writing-mode="lr-tb">
        <style:background-image/>
      </style:table-cell-properties>
    </style:style>
    <style:style style:name="Таблица12.A7" style:family="table-cell">
      <style:table-cell-properties style:vertical-align="" fo:background-color="#e5dfec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2.B7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0.002cm solid #000000" fo:border-bottom="0.018cm solid #00000a" style:writing-mode="lr-tb">
        <style:background-image/>
      </style:table-cell-properties>
    </style:style>
    <style:style style:name="Таблица12.D7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0.002cm solid #000000" fo:border-bottom="0.018cm solid #00000a" style:writing-mode="lr-tb">
        <style:background-image/>
      </style:table-cell-properties>
    </style:style>
    <style:style style:name="Таблица12.B8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18cm solid #00000a" style:writing-mode="lr-tb">
        <style:background-image/>
      </style:table-cell-properties>
    </style:style>
    <style:style style:name="Таблица12.D8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Таблица12.B9" style:family="table-cell">
      <style:table-cell-properties style:vertical-align="" fo:background-color="transparent" fo:padding-left="0.138cm" fo:padding-right="0.191cm" fo:padding-top="0cm" fo:padding-bottom="0cm" fo:border-left="0.018cm solid #00000a" fo:border-right="none" fo:border-top="none" fo:border-bottom="0.002cm solid #000000" style:writing-mode="lr-tb">
        <style:background-image/>
      </style:table-cell-properties>
    </style:style>
    <style:style style:name="Таблица12.D9" style:family="table-cell">
      <style:table-cell-properties style:vertical-align="" fo:background-color="transparent" fo:padding-left="0.138cm" fo:padding-right="0.191cm" fo:padding-top="0cm" fo:padding-bottom="0cm" fo:border-left="0.018cm solid #00000a" fo:border-right="0.018cm solid #00000a" fo:border-top="none" fo:border-bottom="0.002cm solid #000000" style:writing-mode="lr-tb">
        <style:background-image/>
      </style:table-cell-properties>
    </style:style>
    <style:style style:name="Таблица12.A10" style:family="table-cell">
      <style:table-cell-properties fo:background-color="#e6e6ff" fo:padding="0.049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hyphenation-ladder-count="no-limit"/>
      <style:text-properties fo:language="ru" fo:country="RU" fo:hyphenate="true" fo:hyphenation-remain-char-count="2" fo:hyphenation-push-char-count="2"/>
    </style:style>
    <style:style style:name="P4" style:family="paragraph" style:parent-style-name="Standard">
      <style:text-properties fo:language="ru" fo:country="RU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text-properties fo:language="ru" fo:country="RU" style:font-name-asian="Times New Roman1"/>
    </style:style>
    <style:style style:name="P8" style:family="paragraph" style:parent-style-name="Standard">
      <style:paragraph-properties fo:text-align="end" style:justify-single-word="false"/>
      <style:text-properties fo:language="ru" fo:country="RU"/>
    </style:style>
    <style:style style:name="P9" style:family="paragraph" style:parent-style-name="Standard">
      <style:paragraph-properties>
        <style:tab-stops>
          <style:tab-stop style:position="17.688cm"/>
        </style:tab-stops>
      </style:paragraph-properties>
      <style:text-properties fo:language="ru" fo:country="RU"/>
    </style:style>
    <style:style style:name="P10" style:family="paragraph" style:parent-style-name="Standard"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paragraph-properties fo:hyphenation-ladder-count="no-limit"/>
      <style:text-properties fo:color="#345a8a" style:font-name="Calibri" fo:font-size="16pt" fo:language="ru" fo:country="RU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12" style:family="paragraph" style:parent-style-name="Standard">
      <style:text-properties fo:color="#000090" fo:language="ru" fo:country="RU"/>
    </style:style>
    <style:style style:name="P13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4" style:family="paragraph" style:parent-style-name="Standard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hyphenation-ladder-count="no-limit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6" style:family="paragraph" style:parent-style-name="Standard">
      <style:text-properties style:font-name="Times New Roman" fo:language="ru" fo:country="RU"/>
    </style:style>
    <style:style style:name="P17" style:family="paragraph" style:parent-style-name="Standard">
      <style:text-properties fo:color="#008000" style:font-name="Cambria" fo:language="ru" fo:country="RU"/>
    </style:style>
    <style:style style:name="P18" style:family="paragraph" style:parent-style-name="Standard">
      <style:text-properties fo:color="#008000" style:font-name="Cambria" fo:language="ru" fo:country="RU" style:font-name-asian="Times New Roman1"/>
    </style:style>
    <style:style style:name="P19" style:family="paragraph" style:parent-style-name="Standard">
      <style:text-properties style:font-name="Cambria"/>
    </style:style>
    <style:style style:name="P20" style:family="paragraph" style:parent-style-name="Standard">
      <style:text-properties style:font-name="Cambria" fo:font-weight="bold" style:font-weight-asian="bold" style:font-weight-complex="bold"/>
    </style:style>
    <style:style style:name="P21" style:family="paragraph" style:parent-style-name="Standard">
      <style:text-properties style:font-name="Cambria" fo:language="ru" fo:country="RU"/>
    </style:style>
    <style:style style:name="P22" style:family="paragraph" style:parent-style-name="Standard">
      <style:text-properties style:font-name="Cambria" fo:language="ru" fo:country="RU" fo:font-weight="bold" style:font-weight-asian="bold"/>
    </style:style>
    <style:style style:name="P23" style:family="paragraph" style:parent-style-name="Standard">
      <style:text-properties style:font-name="Cambria" fo:language="ru" fo:country="RU"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mbria" fo:language="ru" fo:country="RU"/>
    </style:style>
    <style:style style:name="P25" style:family="paragraph" style:parent-style-name="Standard">
      <style:paragraph-properties fo:text-align="end" style:justify-single-word="false"/>
      <style:text-properties style:font-name="Cambria" fo:language="ru" fo:country="RU"/>
    </style:style>
    <style:style style:name="P26" style:family="paragraph" style:parent-style-name="Standard">
      <style:text-properties style:font-name="Cambria" fo:language="ru" fo:country="RU" style:font-name-asian="Times New Roman1"/>
    </style:style>
    <style:style style:name="P27" style:family="paragraph" style:parent-style-name="Standard">
      <style:text-properties style:font-name="Cambria" fo:language="ru" fo:country="RU" fo:font-weight="normal" style:font-weight-asian="normal" style:font-weight-complex="normal"/>
    </style:style>
    <style:style style:name="P28" style:family="paragraph" style:parent-style-name="Standard">
      <style:text-properties style:font-name="Cambria" fo:font-size="12pt" fo:language="ru" fo:country="RU" style:font-size-asian="12pt" style:font-size-complex="12pt"/>
    </style:style>
    <style:style style:name="P29" style:family="paragraph" style:parent-style-name="Standard"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hyphenation-ladder-count="no-limit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31" style:family="paragraph" style:parent-style-name="Standard">
      <style:text-properties fo:color="#006600" style:font-name="Cambria" fo:font-size="12pt" fo:language="ru" fo:country="RU" fo:font-style="normal" fo:font-weight="normal" style:font-name-asian="Times New Roman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1.249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hyphenation-ladder-count="no-limit" fo:text-indent="1.249cm" style:auto-text-indent="false"/>
      <style:text-properties fo:language="ru" fo:country="RU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hyphenation-ladder-count="no-limit" fo:text-indent="1.249cm" style:auto-text-indent="false"/>
      <style:text-properties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3">
      <style:text-properties fo:language="ru" fo:country="RU"/>
    </style:style>
    <style:style style:name="P37" style:family="paragraph" style:parent-style-name="List_20_Paragraph">
      <style:paragraph-properties loext:contextual-spacing="false" fo:margin-left="0cm" fo:margin-right="0cm" fo:margin-top="0.212cm" fo:margin-bottom="0cm" fo:text-indent="0cm" style:auto-text-indent="false"/>
      <style:text-properties fo:language="ru" fo:country="RU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P39" style:family="paragraph" style:parent-style-name="Standard">
      <style:paragraph-properties fo:margin-left="0cm" fo:margin-right="0cm" fo:hyphenation-ladder-count="no-limit" fo:text-indent="0cm" style:auto-text-indent="false"/>
      <style:text-properties fo:language="ru" fo:country="RU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hyphenation-ladder-count="no-limit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43" style:family="paragraph" style:parent-style-name="Standard">
      <style:paragraph-properties fo:margin-left="0cm" fo:margin-right="0cm" fo:hyphenation-ladder-count="no-limit" fo:text-indent="0cm" style:auto-text-indent="false"/>
      <style:text-properties style:font-name="Cambri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44" style:family="paragraph" style:parent-style-name="Table_20_Contents">
      <style:text-properties style:font-name="Cambria"/>
    </style:style>
    <style:style style:name="P45" style:family="paragraph" style:parent-style-name="Table_20_Contents">
      <style:text-properties style:font-name="Cambria" fo:font-weight="bold" style:font-weight-asian="bold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Cambria"/>
    </style:style>
    <style:style style:name="P47" style:family="paragraph" style:parent-style-name="Table_20_Contents">
      <style:text-properties style:font-name="Cambria" fo:font-weight="normal" style:font-weight-asian="normal" style:font-weight-complex="normal"/>
    </style:style>
    <style:style style:name="P48" style:family="paragraph" style:parent-style-name="Table_20_Contents">
      <style:text-properties style:font-name="Cambria" fo:language="ru" fo:country="RU" fo:font-weight="normal" style:font-weight-asian="normal" style:font-weight-complex="normal"/>
    </style:style>
    <style:style style:name="P49" style:family="paragraph" style:parent-style-name="Table_20_Contents">
      <style:text-properties fo:font-size="10pt" style:font-size-asian="10pt" style:font-size-complex="10pt"/>
    </style:style>
    <style:style style:name="P50" style:family="paragraph" style:parent-style-name="Table_20_Contents">
      <style:paragraph-properties fo:text-align="end" style:justify-single-word="false"/>
    </style:style>
    <style:style style:name="P51" style:family="paragraph" style:parent-style-name="Standard">
      <style:paragraph-properties fo:margin-top="0cm" fo:margin-bottom="0cm"/>
      <style:text-properties style:font-name="Cambria" fo:language="ru" fo:country="RU" fo:font-weight="normal" style:font-weight-asian="normal" style:font-weight-complex="normal"/>
    </style:style>
    <style:style style:name="P52" style:family="paragraph" style:parent-style-name="Text_20_body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paragraph-properties fo:orphans="2" fo:widows="2" fo:hyphenation-ladder-count="no-limit" style:writing-mode="lr-tb"/>
      <style:text-properties fo:hyphenate="false" fo:hyphenation-remain-char-count="2" fo:hyphenation-push-char-count="2"/>
    </style:style>
    <style:style style:name="P54" style:family="paragraph" style:parent-style-name="Standard" style:list-style-name="L1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Heading_20_1" style:master-page-name="Standard">
      <style:paragraph-properties style:page-number="auto"/>
      <style:text-properties fo:language="ru" fo:country="RU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fo:language="ru" fo:country="RU"/>
    </style:style>
    <style:style style:name="P58" style:family="paragraph" style:parent-style-name="Heading_20_1">
      <style:paragraph-properties fo:break-before="page"/>
      <style:text-properties style:font-name="Times New Roman" fo:language="ru" fo:country="RU"/>
    </style:style>
    <style:style style:name="P59" style:family="paragraph" style:parent-style-name="List_20_Paragraph" style:list-style-name="WWNum1">
      <style:text-properties fo:language="ru" fo:country="RU"/>
    </style:style>
    <style:style style:name="P60" style:family="paragraph" style:parent-style-name="Heading_20_2">
      <style:text-properties fo:language="ru" fo:country="RU"/>
    </style:style>
    <style:style style:name="P61" style:family="paragraph" style:parent-style-name="Heading_20_2">
      <style:paragraph-properties fo:orphans="2" fo:widows="2" fo:hyphenation-ladder-count="no-limit" style:writing-mode="lr-tb"/>
      <style:text-properties fo:language="ru" fo:country="RU" fo:hyphenate="false" fo:hyphenation-remain-char-count="2" fo:hyphenation-push-char-count="2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style:font-name-asian="Times New Roman1" style:font-size-asian="10pt" style:font-weight-asian="bold" style:font-size-complex="10pt"/>
    </style:style>
    <style:style style:name="T5" style:family="text">
      <style:text-properties fo:font-size="10pt" fo:language="ru" fo:country="RU" style:font-size-asian="10pt" style:font-size-complex="10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 New Roman1" style:font-weight-asian="bold"/>
    </style:style>
    <style:style style:name="T9" style:family="text">
      <style:text-properties style:font-name-asian="Times New Roman1"/>
    </style:style>
    <style:style style:name="T10" style:family="text">
      <style:text-properties fo:color="#ff6600" fo:font-weight="bold" style:font-weight-asian="bold"/>
    </style:style>
    <style:style style:name="T11" style:family="text">
      <style:text-properties fo:color="#008000" style:font-name-asian="Times New Roman1"/>
    </style:style>
    <style:style style:name="T12" style:family="text">
      <style:text-properties style:font-name="Times New Roman" fo:font-size="12pt" fo:language="ru" fo:country="RU" style:font-size-asian="12pt" style:font-size-complex="12pt"/>
    </style:style>
    <style:style style:name="T1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13817720665893522" text:style-name="Outline">
        <text:list-item>
          <text:h text:style-name="P55" text:outline-level="1">Описание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1"><text:a xlink:type="simple" xlink:href="#2.Терминология|outline" text:style-name="Internet_20_link" text:visited-style-name="Visited_20_Internet_20_Link"><text:span text:style-name="T2">терминология</text:span></text:a><text:span text:style-name="T5"><text:line-break/></text:span><text:a xlink:type="simple" xlink:href="#3.1.Коды HTTP ответов сервера|outline" text:style-name="Internet_20_link" text:visited-style-name="Visited_20_Internet_20_Link"><text:span text:style-name="T2">коды ошибок</text:span></text:a></text:p>
      <text:p text:style-name="P2">Принцип взаимодействия через API: http/https RESTFull</text:p>
      <text:p text:style-name="P2">Сериализация: JSON</text:p>
      <text:p text:style-name="P32">Данный документ описывает URN сервиса и способы взаимодействия с ресурсами. Для получения URL сервиса просьба обращаться отдельно.</text:p>
      <text:p text:style-name="P2">Синтаксис описания URN:</text:p>
      <text:p text:style-name="P2">{} – Обязательные параметры</text:p>
      <text:p text:style-name="P2">[] – Не обязательные параметры</text:p>
      <text:p text:style-name="P2"/>
      <text:p text:style-name="P2">Для доступа к методам API после прохождения аутентификации выдаётся временный токен доступа. Токен доступа необходимо передавать вместе с запросом к методам одним из следующих способов (перечисляются в порядке поиска):</text:p>
      <text:list xml:id="list2620439994320814523" text:style-name="WWNum1">
        <text:list-item>
          <text:p text:style-name="P59">в URN – только если это указано в описании метода</text:p>
        </text:list-item>
        <text:list-item>
          <text:p text:style-name="P59">в параметре URN с именем accessToken</text:p>
        </text:list-item>
        <text:list-item>
          <text:p text:style-name="P59">в Header с именем Authorization и значением: Bearer {token}</text:p>
        </text:list-item>
        <text:list-item>
          <text:p text:style-name="P59">в Cookies с именем Access-Token и значением: {token}</text:p>
        </text:list-item>
      </text:list>
      <text:p text:style-name="P2"/>
      <text:p text:style-name="P2">Если токен передан одновременно несколькими способами, то используется только тот который был найден первым, остальные игнорируются)</text:p>
      <text:p text:style-name="P3"/>
      <text:list xml:id="list281438709" text:continue-list="list4513817720665893522" text:style-name="Outline">
        <text:list-item>
          <text:h text:style-name="P57" text:outline-level="1">Терминология</text:h>
        </text:list-item>
      </text:list>
      <text:p text:style-name="P37"><text:span text:style-name="T6">API</text:span> - Application Programming Interface (интерфейс программирования приложений, интерфейс прикладного программирования). Набор готовых классов, процедур, функций, структур, констант или ресурсов, предоставляемых приложением (библиотекой, сервисом) для использования во внешних программных продуктах. В контексте данного документа API описывает ресурсы сервиса, методы и способы взаимодействия с ресурсами и наборы входящих и выходящих данных требуемых для обращения к ресурсу.</text:p>
      <text:p text:style-name="P37"><text:span text:style-name="T6">URI</text:span> – Uniform Resource Identifier (унифицированный идентификатор ресурса). Обозначает протокол, имя, порт, адрес ресурса в сети. Фактически является суммой Url плюс Urn:<text:line-break/>URI = URL + URN<text:line-break/><text:span text:style-name="T2">Пример:</text:span><text:span text:style-name="T3"> https://www.example.com/path/to/resource.html</text:span></text:p>
      <text:p text:style-name="P37"><text:span text:style-name="T6">URL</text:span> – Uniform Resource Locator (унифицированный определитель местонахождения ресурса). Описывает схему(протокол), логин, пароль, хост(доменное имя или ip адрес), порт сервера на котором может находится ресурс, описывает только сервер, без ресурса.<text:line-break/><text:span text:style-name="T2">Пример:</text:span><text:span text:style-name="T3"> </text:span><text:span text:style-name="T4">https://www.example.com</text:span></text:p>
      <text:p text:style-name="P37"><text:span text:style-name="T6">URN</text:span> – Unifrorm Resource Name (унифицированное имя ресурса). Описывает ресурс, без указания на каком URL находится ресурс. В контексте документа мы не будем придерживаться описанной в RFC модели URN ( <text:span text:style-name="T1">URN = [urn:] + NID + ‘:’ + NSS </text:span>), так как она сильно усложнит документ и его восприятие.<text:line-break/>В документе качестве URN названы и описаны ресурсы являющиеся частью URI<text:line-break/><text:span text:style-name="T2">Пример:</text:span><text:span text:style-name="T3"> /path/to/resource.html</text:span></text:p>
      <text:p text:style-name="P11"/>
      <text:list xml:id="list63153728" text:continue-numbering="true" text:style-name="Outline">
        <text:list-item>
          <text:h text:style-name="P57" text:outline-level="1">Возвращаемые результаты и коды ошибок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1"><text:a xlink:type="simple" xlink:href="#_Описание" text:style-name="Internet_20_link" text:visited-style-name="Visited_20_Internet_20_Link"><text:span text:style-name="T5">описание</text:span></text:a></text:p>
      <text:p text:style-name="P1"><text:a xlink:type="simple" xlink:href="#4.Шаблоны и HTML создаваемый сервером|outline" text:style-name="Internet_20_link" text:visited-style-name="Visited_20_Internet_20_Link"><text:span text:style-name="T5">шаблоны и html создаваемый сервером</text:span></text:a></text:p>
      <text:p text:style-name="P32">При запросе методов API всегда возвращается HTTP code, в зависимости от HTTP кода ответа сервера необходимо по разному разбирать переданные данные.</text:p>
      <text:p text:style-name="P2">Ниже представлена таблица описывающая зависимость возвращаемых данных от HTTP код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HTTP CODE<text:line-break/>от</text:p>
          </table:table-cell>
          <table:table-cell table:style-name="Таблица1.A1" office:value-type="string">
            <text:p text:style-name="P5">HTTP CODE<text:line-break/>до</text:p>
          </table:table-cell>
          <table:table-cell table:style-name="Таблица1.A1" office:value-type="string">
            <text:p text:style-name="P4">Описание</text:p>
          </table:table-cell>
        </table:table-row>
        <table:table-row table:style-name="Таблица1.1">
          <table:table-cell table:style-name="Таблица1.A1" office:value-type="string">
            <text:p text:style-name="P2">200</text:p>
          </table:table-cell>
          <table:table-cell table:style-name="Таблица1.A1" office:value-type="string">
            <text:p text:style-name="P2">299</text:p>
          </table:table-cell>
          <table:table-cell table:style-name="Таблица1.A1" office:value-type="string">
            <text:p text:style-name="P2">API ответит объектом описанным для каждого метода в документе ниже</text:p>
          </table:table-cell>
        </table:table-row>
        <table:table-row table:style-name="Таблица1.1">
          <table:table-cell table:style-name="Таблица1.A1" office:value-type="string">
            <text:p text:style-name="P2">300</text:p>
          </table:table-cell>
          <table:table-cell table:style-name="Таблица1.A1" office:value-type="string">
            <text:p text:style-name="P2">399</text:p>
          </table:table-cell>
          <table:table-cell table:style-name="Таблица1.A1" office:value-type="string">
            <text:p text:style-name="P2">Редирект, поведение описывается в каждом методе отдельно</text:p>
          </table:table-cell>
        </table:table-row>
        <table:table-row table:style-name="Таблица1.1">
          <table:table-cell table:style-name="Таблица1.A1" office:value-type="string">
            <text:p text:style-name="P2">400</text:p>
          </table:table-cell>
          <table:table-cell table:style-name="Таблица1.A1" office:value-type="string">
            <text:p text:style-name="P2">999</text:p>
          </table:table-cell>
          <table:table-cell table:style-name="Таблица1.A1" office:value-type="string">
            <text:p text:style-name="P2">API ответит объектом error</text:p>
          </table:table-cell>
        </table:table-row>
      </table:table>
      <text:p text:style-name="P2"/>
      <text:p text:style-name="P12">Объект erro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table:number-columns-spanned="5" office:value-type="string">
            <text:p text:style-name="P4">Описа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9" office:value-type="string">
            <text:p text:style-name="P2">error</text:p>
          </table:table-cell>
          <table:table-cell table:style-name="Таблица2.A1" table:number-rows-spanned="9" office:value-type="string">
            <text:p text:style-name="P2">Объект</text:p>
          </table:table-cell>
          <table:table-cell table:style-name="Таблица2.A1" table:number-columns-spanned="5" office:value-type="string">
            <text:p text:style-name="P2">Объект error состоящий из трёх полей описанных ниже</text:p>
          </table:table-cell>
          <table:covered-table-cell/>
          <table:covered-table-cell/>
          <table:covered-table-cell/>
          <table:covered-table-cell/>
        </table:table-row>
        <table:table-row table:style-name="Таблица2.3">
          <table:covered-table-cell/>
          <table:covered-table-cell/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table:number-columns-spanned="3" office:value-type="string">
            <text:p text:style-name="P4">Описание</text:p>
          </table:table-cell>
          <table:covered-table-cell/>
          <table:covered-table-cell/>
        </table:table-row>
        <table:table-row table:style-name="Таблица2.4">
          <table:covered-table-cell/>
          <table:covered-table-cell/>
          <table:table-cell table:style-name="Таблица2.A1" office:value-type="string">
            <text:p text:style-name="P2">code</text:p>
          </table:table-cell>
          <table:table-cell table:style-name="Таблица2.A1" office:value-type="string">
            <text:p text:style-name="P2">Число</text:p>
          </table:table-cell>
          <table:table-cell table:style-name="Таблица2.A1" table:number-columns-spanned="3" office:value-type="string">
            <text:p text:style-name="P2">Уникальный код ошибки из справочника ошибок</text:p>
          </table:table-cell>
          <table:covered-table-cell/>
          <table:covered-table-cell/>
        </table:table-row>
        <table:table-row table:style-name="Таблица2.4">
          <table:covered-table-cell/>
          <table:covered-table-cell/>
          <table:table-cell table:style-name="Таблица2.A1" office:value-type="string">
            <text:p text:style-name="P2">messag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table:number-columns-spanned="3" office:value-type="string">
            <text:p text:style-name="P2">Описание ошибки в локализации текущей сессии, сообщение готовое для вывода в интерфейсе пользователя</text:p>
          </table:table-cell>
          <table:covered-table-cell/>
          <table:covered-table-cell/>
        </table:table-row>
        <table:table-row table:style-name="Таблица2.6">
          <table:covered-table-cell/>
          <table:covered-table-cell/>
          <table:table-cell table:style-name="Таблица2.A1" table:number-rows-spanned="5" office:value-type="string">
            <text:p text:style-name="P2">errors</text:p>
          </table:table-cell>
          <table:table-cell table:style-name="Таблица2.A1" table:number-rows-spanned="5" office:value-type="string">
            <text:p text:style-name="P2">Массив</text:p>
          </table:table-cell>
          <table:table-cell table:style-name="Таблица2.A1" table:number-columns-spanned="3" office:value-type="string">
            <text:p text:style-name="P2">Массив объектов с описанием имён полей и ошибок в них</text:p>
          </table:table-cell>
          <table:covered-table-cell/>
          <table:covered-table-cell/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4">Имя</text:p>
          </table:table-cell>
          <table:table-cell table:style-name="Таблица2.A1" office:value-type="string">
            <text:p text:style-name="P4">Тип</text:p>
          </table:table-cell>
          <table:table-cell table:style-name="Таблица2.A1" office:value-type="string">
            <text:p text:style-name="P4">Описание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field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Название поля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fieldValu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Переданное значение поля field</text:p>
          </table:table-cell>
        </table:table-row>
        <table:table-row table:style-name="Таблица2.7"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2">message</text:p>
          </table:table-cell>
          <table:table-cell table:style-name="Таблица2.A1" office:value-type="string">
            <text:p text:style-name="P2">Строка</text:p>
          </table:table-cell>
          <table:table-cell table:style-name="Таблица2.A1" office:value-type="string">
            <text:p text:style-name="P2">Описание ошибки</text:p>
          </table:table-cell>
        </table:table-row>
      </table:table>
      <text:p text:style-name="P12"><text:bookmark text:name="_Оглавление"/>Пример:</text:p>
      <text:p text:style-name="P2">{error: {"errors":null,"code":1,"message":"Ошибка авторизации"}}</text:p>
      <text:list xml:id="list1397030784" text:continue-numbering="true" text:style-name="Outline">
        <text:list-item>
          <text:list>
            <text:list-item>
              <text:h text:style-name="P60" text:outline-level="2">Коды HTTP ответов сервера</text:h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HTTP CODE</text:p>
          </table:table-cell>
          <table:table-cell table:style-name="Таблица3.A1" office:value-type="string">
            <text:p text:style-name="P4">Описание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6" text:outline-level="3">Информационные коды сервера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100</text:p>
          </table:table-cell>
          <table:table-cell table:style-name="Таблица3.A1" office:value-type="string">
            <text:p text:style-name="P2"><text:span text:style-name="T6">Continue</text:span>. Частично переданные на сервер данные проверены и сервер удовлетворён начальными данными.</text:p>
            <text:p text:style-name="P2">Клиент может продолжать отправку заголовков и данных</text:p>
          </table:table-cell>
        </table:table-row>
        <table:table-row table:style-name="Таблица3.1">
          <table:table-cell table:style-name="Таблица3.A1" office:value-type="string">
            <text:p text:style-name="P6">101</text:p>
          </table:table-cell>
          <table:table-cell table:style-name="Таблица3.A1" office:value-type="string">
            <text:p text:style-name="P2"><text:span text:style-name="T8">Switching Protocols</text:span><text:span text:style-name="T9">. Сервер предлагает сменить протокол, перейти на более подходящий для указанного ресурса протокол.</text:span></text:p>
            <text:p text:style-name="P7">Список предлагаемых протоколов передаётся в заголовке Update</text:p>
            <text:p text:style-name="P7">Если клиент готов сменить протокол то новый запрос ожидается с указанием другого протокола</text:p>
          </table:table-cell>
        </table:table-row>
        <table:table-row table:style-name="Таблица3.1">
          <table:table-cell table:style-name="Таблица3.A1" office:value-type="string">
            <text:p text:style-name="P6">102</text:p>
          </table:table-cell>
          <table:table-cell table:style-name="Таблица3.A1" office:value-type="string">
            <text:p text:style-name="P2"><text:span text:style-name="T8">Processing</text:span> <text:span text:style-name="T9">(WebDAV). Запрос принят, на обработку запроса потребуется длительное время.</text:span></text:p>
            <text:p text:style-name="P7">Клиент, при получении такого ответа, должен сбросить таймер ожидания и ожидать следующего ответа в обычном режиме</text:p>
          </table:table-cell>
        </table:table-row>
        <table:table-row table:style-name="Таблица3.1">
          <table:table-cell table:style-name="Таблица3.A1" office:value-type="string">
            <text:p text:style-name="P6">105</text:p>
          </table:table-cell>
          <table:table-cell table:style-name="Таблица3.A1" office:value-type="string">
            <text:p text:style-name="P2"><text:span text:style-name="T8">Name Not Resolved</text:span><text:span text:style-name="T9">. Ошибка при разрешении доменного имени, в связи с не верным или отсутствующих ip адресом DNS сервера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6" text:outline-level="3">Коды информирующие об успешной обработки запроса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200</text:p>
          </table:table-cell>
          <table:table-cell table:style-name="Таблица3.A1" office:value-type="string">
            <text:p text:style-name="P2"><text:span text:style-name="T6">Ok</text:span>. Успешный запрос. Результат запроса передаётся в заголовке или теле ответа</text:p>
          </table:table-cell>
        </table:table-row>
        <table:table-row table:style-name="Таблица3.1">
          <table:table-cell table:style-name="Таблица3.A1" office:value-type="string">
            <text:p text:style-name="P6">201</text:p>
          </table:table-cell>
          <table:table-cell table:style-name="Таблица3.A1" office:value-type="string">
            <text:p text:style-name="P2"><text:span text:style-name="T8">Created</text:span><text:span text:style-name="T9">. Успешный запрос, в результате которого был создан новый ресурс. В ответе возвращается заголовок </text:span><text:span text:style-name="T8">Location</text:span><text:span text:style-name="T9"> с указанием созданного ресурса. Так же возвращаются характеристики нового ресурса, </text:span><text:span text:style-name="T8">Content-Type</text:span><text:span text:style-name="T9">.</text:span></text:p>
          </table:table-cell>
        </table:table-row>
        <table:table-row table:style-name="Таблица3.1">
          <table:table-cell table:style-name="Таблица3.A1" office:value-type="string">
            <text:p text:style-name="P6">202</text:p>
          </table:table-cell>
          <table:table-cell table:style-name="Таблица3.A1" office:value-type="string">
            <text:p text:style-name="P2"><text:span text:style-name="T8">Accepted</text:span><text:span text:style-name="T9">. Запрос принят на обработку, но обработка не завершена. Клиенту нет необходимости ожидать окончания обработки запроса, так как процесс может быть весьма длительным</text:span></text:p>
          </table:table-cell>
        </table:table-row>
        <table:table-row table:style-name="Таблица3.1">
          <table:table-cell table:style-name="Таблица3.A1" office:value-type="string">
            <text:p text:style-name="P6">203</text:p>
          </table:table-cell>
          <table:table-cell table:style-name="Таблица3.A1" office:value-type="string">
            <text:p text:style-name="P2"><text:span text:style-name="T8">Non-Authoritative Information</text:span><text:span text:style-name="T9">. Успешный запрос, но передаваемая в ответе информация взята из кэша или не является гарантированно достоверной (могла устареть)</text:span></text:p>
          </table:table-cell>
        </table:table-row>
        <table:table-row table:style-name="Таблица3.1">
          <table:table-cell table:style-name="Таблица3.A1" office:value-type="string">
            <text:p text:style-name="P6">204</text:p>
          </table:table-cell>
          <table:table-cell table:style-name="Таблица3.A1" office:value-type="string">
            <text:p text:style-name="P2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7">Клиент не должен обновлять тело документа/ресурса, но может применить к нему полученные данные</text:p>
          </table:table-cell>
        </table:table-row>
        <table:table-row table:style-name="Таблица3.1">
          <table:table-cell table:style-name="Таблица3.A1" office:value-type="string">
            <text:p text:style-name="P6">205</text:p>
          </table:table-cell>
          <table:table-cell table:style-name="Таблица3.A1" office:value-type="string">
            <text:p text:style-name="P2"><text:span text:style-name="T8">Reset Content</text:span><text:span text:style-name="T9">. Сервер обязывает клиента сбросить введённые пользователем данные.</text:span></text:p>
            <text:p text:style-name="P7">Тела сообщения сервер клиенту не передаёт. Документ на стороне клиента обновлять не обязательно</text:p>
          </table:table-cell>
        </table:table-row>
        <table:table-row table:style-name="Таблица3.1">
          <table:table-cell table:style-name="Таблица3.A1" office:value-type="string">
            <text:p text:style-name="P6">206</text:p>
          </table:table-cell>
          <table:table-cell table:style-name="Таблица3.A1" office:value-type="string">
            <text:p text:style-name="P2"><text:span text:style-name="T8">Partial Content</text:span><text:span text:style-name="T9">. Сервер удачно выполнил частичный GET запрос и возвращает только часть данных</text:span></text:p>
            <text:p text:style-name="P2"><text:span text:style-name="T9">В заголовке </text:span><text:span text:style-name="T8">Content-Range</text:span><text:span text:style-name="T9"> сервер указывает байтовые диапазоны содержимого</text:span></text:p>
          </table:table-cell>
        </table:table-row>
        <table:table-row table:style-name="Таблица3.1">
          <table:table-cell table:style-name="Таблица3.A1" office:value-type="string">
            <text:p text:style-name="P6">207</text:p>
          </table:table-cell>
          <table:table-cell table:style-name="Таблица3.A1" office:value-type="string">
            <text:p text:style-name="P2"><text:span text:style-name="T8">Multi-Status</text:span><text:span text:style-name="T9"> (WebDAV). Сервер возвращает результат выполнения сразу нескольких независимых операций.</text:span></text:p>
            <text:p text:style-name="P7">Результат ожидается в виде XML тела ответа с объектом multistatus</text:p>
          </table:table-cell>
        </table:table-row>
        <table:table-row table:style-name="Таблица3.1">
          <table:table-cell table:style-name="Таблица3.A1" office:value-type="string">
            <text:p text:style-name="P6">208</text:p>
          </table:table-cell>
          <table:table-cell table:style-name="Таблица3.A1" office:value-type="string">
            <text:p text:style-name="P2"><text:span text:style-name="T8">Already Reported</text:span><text:span text:style-name="T9"> (WebDAV). Код возвращается в случае запроса к ресурсу состоящему из коллекций данных повторяющихся между собой и фактически является указателем на то что данные ресурса А можно взять из ресурса Б так как они идентичны, либо данные ответа текущего запроса с итерацией совпадают с ответом предыдущих запросов с итерацией (ссылка). Так же сервер возвращает заголовок с ссылкой на данные на которые ссылает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226</text:p>
          </table:table-cell>
          <table:table-cell table:style-name="Таблица3.A1" office:value-type="string">
            <text:p text:style-name="P2"><text:span text:style-name="T8">IM Used</text:span><text:span text:style-name="T9">. Заголовок A-IM от клиента был успешно принят и обработан.</text:span></text:p>
            <text:p text:style-name="P7">Сервер возвращает содержимое с учётом указанных параметров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6" text:outline-level="3">Коды информирующие клиента о том что, для успешного выполнения запроса необходимо выполнить другой запрос</text:h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300</text:p>
          </table:table-cell>
          <table:table-cell table:style-name="Таблица3.A1" office:value-type="string">
            <text:p text:style-name="P2"><text:span text:style-name="T8">Multiple Choices</text:span><text:span text:style-name="T9">. Существует несколько вариантов предоставления ресурса по типу MIME</text:span></text:p>
            <text:p text:style-name="P7">Сервер возвращает список альтернатив для выбора на стороне клиента</text:p>
          </table:table-cell>
        </table:table-row>
        <table:table-row table:style-name="Таблица3.1">
          <table:table-cell table:style-name="Таблица3.A1" office:value-type="string">
            <text:p text:style-name="P6">301</text:p>
          </table:table-cell>
          <table:table-cell table:style-name="Таблица3.A1" office:value-type="string">
            <text:p text:style-name="P2"><text:span text:style-name="T8">Moved Permanently</text:span><text:span text:style-name="T9">. Запрошенный ресурс был окончательно перенесён на новый URI</text:span></text:p>
            <text:p text:style-name="P2"><text:span text:style-name="T9">Новый URI возвращается в заголовке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2</text:p>
          </table:table-cell>
          <table:table-cell table:style-name="Таблица3.A1" office:value-type="string">
            <text:p text:style-name="P2"><text:span text:style-name="T8">Found</text:span><text:span text:style-name="T9">. </text:span><text:span text:style-name="T8">Moved Temporarily</text:span><text:span text:style-name="T9">. Запрошенный ресурс временно доступен по другому URI возвращаемому в заголовке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3</text:p>
          </table:table-cell>
          <table:table-cell table:style-name="Таблица3.A1" office:value-type="string">
            <text:p text:style-name="P2"><text:span text:style-name="T8">See Other</text:span><text:span text:style-name="T9">. Ресурс по запрашиваемому URI необходимо запросить по адресу передаваемому в поле </text:span><text:span text:style-name="T8">Location</text:span><text:span text:style-name="T9"> и только методом GET несмотря на первоначальный запрос иным методом</text:span></text:p>
          </table:table-cell>
        </table:table-row>
        <table:table-row table:style-name="Таблица3.1">
          <table:table-cell table:style-name="Таблица3.A1" office:value-type="string">
            <text:p text:style-name="P6">304</text:p>
          </table:table-cell>
          <table:table-cell table:style-name="Таблица3.A1" office:value-type="string">
            <text:p text:style-name="P2"><text:span text:style-name="T8">Not Modified</text:span><text:span text:style-name="T9">. Сервер отвечает кодом 304 если ресурс был запрошен методом GET с использованием заголовков </text:span><text:span text:style-name="T8">If-Modified-Since</text:span><text:span text:style-name="T9"> или </text:span><text:span text:style-name="T8">If-None-Match</text:span><text:span text:style-name="T9"> и документ не изменился с указанного момента. П этом ответ сервера не содержит тело ресур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305</text:p>
          </table:table-cell>
          <table:table-cell table:style-name="Таблица3.A1" office:value-type="string">
            <text:p text:style-name="P2"><text:span text:style-name="T8">Use Proxy</text:span><text:span text:style-name="T9">. Запрос к запрашиваемому ресурсу должен осуществляться через прокси URI которого указывается в заголовки ответа в </text:span><text:span text:style-name="T8">Location</text:span></text:p>
          </table:table-cell>
        </table:table-row>
        <table:table-row table:style-name="Таблица3.1">
          <table:table-cell table:style-name="Таблица3.A1" office:value-type="string">
            <text:p text:style-name="P6">307</text:p>
          </table:table-cell>
          <table:table-cell table:style-name="Таблица3.A1" office:value-type="string">
            <text:p text:style-name="P2"><text:span text:style-name="T8">Temporary Redirect</text:span><text:span text:style-name="T9">. Запрошенный ресурс на короткое время доступен по другому URI указанному в заголовке ответа </text:span><text:span text:style-name="T8">Location</text:span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6">308</text:p>
          </table:table-cell>
          <table:table-cell table:style-name="Таблица3.A1" office:value-type="string">
            <text:p text:style-name="P2"><text:span text:style-name="T8">Permanent Redirect </text:span><text:span text:style-name="T9">(experiemental). Текущий запрос и все будущие запросы необходимо выполнить по другому URI ресурса. Новый адрес ресурса возвращается в заголовке </text:span><text:span text:style-name="T8">Location</text:span><text:span text:style-name="T9"> ответа сервера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6" text:outline-level="3">Коды информирующих клиента об ошибках со стороны клиента при отправке запроса</text:h>
            <text:p text:style-name="P2">На любой запрос сервер всегда возвращает тело ответа, с пояснением ошибки, за исключением запроса методом HEAD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400</text:p>
          </table:table-cell>
          <table:table-cell table:style-name="Таблица3.A1" office:value-type="string">
            <text:p text:style-name="P2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01</text:p>
          </table:table-cell>
          <table:table-cell table:style-name="Таблица3.A1" office:value-type="string">
            <text:p text:style-name="P2"><text:span text:style-name="T8">Unauthorized</text:span><text:span text:style-name="T9">. Для доступа у ресурсу необходима аутентификация клиента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02</text:p>
          </table:table-cell>
          <table:table-cell table:style-name="Таблица3.A1" office:value-type="string">
            <text:p text:style-name="P2"><text:span text:style-name="T8">Payment Required</text:span><text:span text:style-name="T9">. Для доступа к ресурсу необходимо произвести оплат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3</text:p>
          </table:table-cell>
          <table:table-cell table:style-name="Таблица3.A1" office:value-type="string">
            <text:p text:style-name="P2"><text:span text:style-name="T8">Forbidden</text:span><text:span text:style-name="T9">. Сервер отказывается выполнять запрос из за ограничений в доступе клиента к указанному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4</text:p>
          </table:table-cell>
          <table:table-cell table:style-name="Таблица3.A1" office:value-type="string">
            <text:p text:style-name="P2"><text:span text:style-name="T8">Not Found</text:span><text:span text:style-name="T9">. На сервере отсутствует запрашиваемый ресурс</text:span></text:p>
          </table:table-cell>
        </table:table-row>
        <table:table-row table:style-name="Таблица3.1">
          <table:table-cell table:style-name="Таблица3.A1" office:value-type="string">
            <text:p text:style-name="P6">405</text:p>
          </table:table-cell>
          <table:table-cell table:style-name="Таблица3.A1" office:value-type="string">
            <text:p text:style-name="P2"><text:span text:style-name="T8">Method Not Allowed</text:span><text:span text:style-name="T9">. Указанный клиентом метод нельзя применять к запрошенному ресурсу.</text:span></text:p>
            <text:p text:style-name="P2"><text:span text:style-name="T9">В ответе сервера будет заголовок </text:span><text:span text:style-name="T8">Allow</text:span><text:span text:style-name="T9"> с перечисленными через запятую методами запроса к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06</text:p>
          </table:table-cell>
          <table:table-cell table:style-name="Таблица3.A1" office:value-type="string">
            <text:p text:style-name="P2"><text:span text:style-name="T8">Not Acceptable</text:span><text:span text:style-name="T9">. Запрошенный ресурс не удовлетворяет переданным в заголовке характеристикам.</text:span></text:p>
            <text:p text:style-name="P7">Если запрос был не HEAD, то сервер в ответе вернёт список доступных характеристик запрашиваемого ресурса</text:p>
          </table:table-cell>
        </table:table-row>
        <table:table-row table:style-name="Таблица3.1">
          <table:table-cell table:style-name="Таблица3.A1" office:value-type="string">
            <text:p text:style-name="P6">407</text:p>
          </table:table-cell>
          <table:table-cell table:style-name="Таблица3.A1" office:value-type="string">
            <text:p text:style-name="P2"><text:span text:style-name="T8">Proxy Authentication Required</text:span><text:span text:style-name="T9">. Для доступа у ресурсу необходима аутентификация клиента на прокси сервере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08</text:p>
          </table:table-cell>
          <table:table-cell table:style-name="Таблица3.A1" office:value-type="string">
            <text:p text:style-name="P2"><text:span text:style-name="T8">Request Timeout</text:span><text:span text:style-name="T9">. Время ожидания сервера окончания передачи данных клиентом истекло, запрос прер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09</text:p>
          </table:table-cell>
          <table:table-cell table:style-name="Таблица3.A1" office:value-type="string">
            <text:p text:style-name="P2"><text:span text:style-name="T8">Conflict</text:span><text:span text:style-name="T9">. Запрос не может быть выполнен из за конфликта обращения к ресурсу, например ресурс заблокирован другим клиентом</text:span></text:p>
          </table:table-cell>
        </table:table-row>
        <table:table-row table:style-name="Таблица3.1">
          <table:table-cell table:style-name="Таблица3.A1" office:value-type="string">
            <text:p text:style-name="P6">410</text:p>
          </table:table-cell>
          <table:table-cell table:style-name="Таблица3.A1" office:value-type="string">
            <text:p text:style-name="P2"><text:span text:style-name="T8">Gone</text:span><text:span text:style-name="T9">. Ресурс ранее находившийся по указанному адресу удалён и не доступен, серверу не известно новый адрес ресур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1</text:p>
          </table:table-cell>
          <table:table-cell table:style-name="Таблица3.A1" office:value-type="string">
            <text:p text:style-name="P2"><text:span text:style-name="T8">Length Required</text:span><text:span text:style-name="T9">. Для выполнения запроса к указанному ресурсу клиент должен передать Content-Length в заголовке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2</text:p>
          </table:table-cell>
          <table:table-cell table:style-name="Таблица3.A1" office:value-type="string">
            <text:p text:style-name="P2"><text:span text:style-name="T8">Precondition Failed</text:span><text:span text:style-name="T9">. Сервер не смог распознать ни один заголовок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3</text:p>
          </table:table-cell>
          <table:table-cell table:style-name="Таблица3.A1" office:value-type="string">
            <text:p text:style-name="P2"><text:span text:style-name="T8">Request Entity Too Large</text:span><text:span text:style-name="T9">. Сервер отказывается выполнять запрос из за слишком большого тела запроса</text:span></text:p>
            <text:p text:style-name="P2"><text:span text:style-name="T9">В случае если проблема временная, то возвращается заголовок </text:span><text:span text:style-name="T8">Retry-After</text:span><text:span text:style-name="T9"> с указанием времени, по истечении которого можно повторить запрос</text:span></text:p>
          </table:table-cell>
        </table:table-row>
        <table:table-row table:style-name="Таблица3.1">
          <table:table-cell table:style-name="Таблица3.A1" office:value-type="string">
            <text:p text:style-name="P6">414</text:p>
          </table:table-cell>
          <table:table-cell table:style-name="Таблица3.A1" office:value-type="string">
            <text:p text:style-name="P2"><text:span text:style-name="T8">Request-URL Too Long</text:span><text:span text:style-name="T9">. Сервер не может выполнить запрос к ресурсу из за слишком большого запрашиваемого URI</text:span></text:p>
          </table:table-cell>
        </table:table-row>
        <table:table-row table:style-name="Таблица3.1">
          <table:table-cell table:style-name="Таблица3.A1" office:value-type="string">
            <text:p text:style-name="P6">415</text:p>
          </table:table-cell>
          <table:table-cell table:style-name="Таблица3.A1" office:value-type="string">
            <text:p text:style-name="P2"><text:span text:style-name="T8">Unsupported Media Type</text:span><text:span text:style-name="T9">. Сервер отказывается работать с указанным типом данных передаваемого контента данным методом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6</text:p>
          </table:table-cell>
          <table:table-cell table:style-name="Таблица3.A1" office:value-type="string">
            <text:p text:style-name="P2"><text:span text:style-name="T8">Requested Range Not Satisfiable</text:span><text:span text:style-name="T9">. Не корректный запрос с указанием </text:span><text:span text:style-name="T8">Range</text:span><text:span text:style-name="T9">. В поле </text:span><text:span text:style-name="T8">Range</text:span><text:span text:style-name="T9"> заголовка запроса указан диапазон за пределами ресурса и отсутствует поле </text:span><text:span text:style-name="T8">If-Range</text:span></text:p>
            <text:p text:style-name="P2"><text:span text:style-name="T9">Если клиент передал байтовый диапазон, то сервер вернёт ресурса в заголовке </text:span><text:span text:style-name="T8">Content-Range</text:span><text:span text:style-name="T9"> ответ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17</text:p>
          </table:table-cell>
          <table:table-cell table:style-name="Таблица3.A1" office:value-type="string">
            <text:p text:style-name="P2"><text:span text:style-name="T8">Expectation Failed</text:span><text:span text:style-name="T9">. Сервер не может удовлетворить переданный от клиента заголовок запроса </text:span><text:span text:style-name="T8">Expect</text:span><text:span text:style-name="T9"> (ждать)</text:span></text:p>
          </table:table-cell>
        </table:table-row>
        <table:table-row table:style-name="Таблица3.1">
          <table:table-cell table:style-name="Таблица3.A1" office:value-type="string">
            <text:p text:style-name="P6">418</text:p>
          </table:table-cell>
          <table:table-cell table:style-name="Таблица3.A1" office:value-type="string">
            <text:p text:style-name="P2"><text:span text:style-name="T8">I'm a teapot</text:span><text:span text:style-name="T9"> (RFC 2324). Я чайник. Первоапрельская шутка от IETF :)</text:span></text:p>
          </table:table-cell>
        </table:table-row>
        <table:table-row table:style-name="Таблица3.1">
          <table:table-cell table:style-name="Таблица3.A1" office:value-type="string">
            <text:p text:style-name="P6">420</text:p>
          </table:table-cell>
          <table:table-cell table:style-name="Таблица3.A1" office:value-type="string">
            <text:p text:style-name="P2"><text:span text:style-name="T8">Enhance Your Calm</text:span><text:span text:style-name="T9"> (Twitter). Ответ аналогичен ответу 429 – слишком много запросов, призван заставить клиента отправлять меньшее количество запросов к ресурсу.</text:span></text:p>
            <text:p text:style-name="P2"><text:span text:style-name="T9">В ответе сервера возвращается заголовок </text:span><text:span text:style-name="T8">Retry-After</text:span><text:span text:style-name="T9"> с указанием времени через которое можно повторить запрос к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22</text:p>
          </table:table-cell>
          <table:table-cell table:style-name="Таблица3.A1" office:value-type="string">
            <text:p text:style-name="P2"><text:span text:style-name="T8">Unprocessable Entity</text:span><text:span text:style-name="T9"> (WebDAV). <text:s/>Не обрабатываемая сущность. Запрос к серверу корректный и верный, но в теле запроса имеется логическая ошибка из за которой не возможно выполнить запрос к ресурсу </text:span></text:p>
          </table:table-cell>
        </table:table-row>
        <table:table-row table:style-name="Таблица3.1">
          <table:table-cell table:style-name="Таблица3.A1" office:value-type="string">
            <text:p text:style-name="P6">423</text:p>
          </table:table-cell>
          <table:table-cell table:style-name="Таблица3.A1" office:value-type="string">
            <text:p text:style-name="P2"><text:span text:style-name="T8">Locked</text:span><text:span text:style-name="T9"> (WebDAV). В результате запроса ресурс успешно заблокиро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24</text:p>
          </table:table-cell>
          <table:table-cell table:style-name="Таблица3.A1" office:value-type="string">
            <text:p text:style-name="P2"><text:span text:style-name="T8">Failed Dependency</text:span><text:span text:style-name="T9"> (WebDAV). Успешность выполнения запроса зависит от не разрешимой зависимости (другого запроса) который ещё не выполне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25</text:p>
          </table:table-cell>
          <table:table-cell table:style-name="Таблица3.A1" office:value-type="string">
            <text:p text:style-name="P2"><text:span text:style-name="T8">Unordered Collection</text:span><text:span text:style-name="T9">. Запрос коллекции ресурсов в не корректном порядке или запрос к упорядоченному ресурсу в не корректном порядке</text:span></text:p>
          </table:table-cell>
        </table:table-row>
        <table:table-row table:style-name="Таблица3.1">
          <table:table-cell table:style-name="Таблица3.A1" office:value-type="string">
            <text:p text:style-name="P6">426</text:p>
          </table:table-cell>
          <table:table-cell table:style-name="Таблица3.A1" office:value-type="string">
            <text:p text:style-name="P2"><text:span text:style-name="T8">Upgrade Required</text:span><text:span text:style-name="T9">. Клиенту необходимо обновить протокол запроса. В заголовке ответа сервера </text:span><text:span text:style-name="T8">Upgrade</text:span><text:span text:style-name="T9"> и </text:span><text:span text:style-name="T8">Connection</text:span><text:span text:style-name="T9"> возвращаются указания, которые должен выполнить клиент для успешности запр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6">428</text:p>
          </table:table-cell>
          <table:table-cell table:style-name="Таблица3.A1" office:value-type="string">
            <text:p text:style-name="P2"><text:span text:style-name="T8">Precondition Required</text:span><text:span text:style-name="T9">. Сервер требует от клиента выполнить запрос с указанием заголовков </text:span><text:span text:style-name="T8">Range</text:span><text:span text:style-name="T9"> и </text:span><text:span text:style-name="T8">If-Match</text:span></text:p>
          </table:table-cell>
        </table:table-row>
        <table:table-row table:style-name="Таблица3.1">
          <table:table-cell table:style-name="Таблица3.A1" office:value-type="string">
            <text:p text:style-name="P6">429</text:p>
          </table:table-cell>
          <table:table-cell table:style-name="Таблица3.A1" office:value-type="string">
            <text:p text:style-name="P2"><text:span text:style-name="T8">Too Many Requests</text:span><text:span text:style-name="T9">. Слишком много запросов клиента к ресурсу. В ответе сервера возвращается заголовок </text:span><text:span text:style-name="T8">Retry-After</text:span><text:span text:style-name="T9"> с указанием времени через которое можно повторить запрос к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431</text:p>
          </table:table-cell>
          <table:table-cell table:style-name="Таблица3.A1" office:value-type="string">
            <text:p text:style-name="P2"><text:span text:style-name="T8">Request Header Fields Too Large</text:span><text:span text:style-name="T9">. От клиента получено слишком много заголовков или длинна заголовка </text:span><text:span text:style-name="T9">превысило допустимые размеры. Запрос прерва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34</text:p>
          </table:table-cell>
          <table:table-cell table:style-name="Таблица3.A1" office:value-type="string">
            <text:p text:style-name="P2"><text:span text:style-name="T8">Requested Host Unavailable</text:span><text:span text:style-name="T9">. Запрашиваемый ресурс не доступен</text:span></text:p>
          </table:table-cell>
        </table:table-row>
        <table:table-row table:style-name="Таблица3.1">
          <table:table-cell table:style-name="Таблица3.A1" office:value-type="string">
            <text:p text:style-name="P6">444</text:p>
          </table:table-cell>
          <table:table-cell table:style-name="Таблица3.A1" office:value-type="string">
            <text:p text:style-name="P2"><text:span text:style-name="T8">No Response</text:span><text:span text:style-name="T9"> (Nginx). Сервер отказывается или не может вернуть результат запроса к ресурсу и незамедлительно закрывает соединение </text:span></text:p>
          </table:table-cell>
        </table:table-row>
        <table:table-row table:style-name="Таблица3.1">
          <table:table-cell table:style-name="Таблица3.A1" office:value-type="string">
            <text:p text:style-name="P6">449</text:p>
          </table:table-cell>
          <table:table-cell table:style-name="Таблица3.A1" office:value-type="string">
            <text:p text:style-name="P2"><text:span text:style-name="T8">Retry With</text:span><text:span text:style-name="T9"> (Microsoft). В запросе к ресурсу не достаточно информации для его успешного выполнения. В заголовке ответа сервера передаётся </text:span><text:span text:style-name="T8">Ms-Echo-Request</text:span><text:span text:style-name="T9"> с указанием необходимых полей</text:span></text:p>
          </table:table-cell>
        </table:table-row>
        <table:table-row table:style-name="Таблица3.1">
          <table:table-cell table:style-name="Таблица3.A1" office:value-type="string">
            <text:p text:style-name="P6">450</text:p>
          </table:table-cell>
          <table:table-cell table:style-name="Таблица3.A1" office:value-type="string">
            <text:p text:style-name="P2"><text:span text:style-name="T8">Blocked by Parental Controls</text:span><text:span text:style-name="T9"> (Microsoft). Запрос заблокирован системой «родительский контроль»</text:span></text:p>
          </table:table-cell>
        </table:table-row>
        <table:table-row table:style-name="Таблица3.1">
          <table:table-cell table:style-name="Таблица3.A1" office:value-type="string">
            <text:p text:style-name="P6">451</text:p>
          </table:table-cell>
          <table:table-cell table:style-name="Таблица3.A1" office:value-type="string">
            <text:p text:style-name="P2"><text:span text:style-name="T8">Unavailable For Legal Reasons</text:span><text:span text:style-name="T9">. Доступ к ресурсу закрыт по юридическим причинам или по требованиям органов государственной власти</text:span></text:p>
          </table:table-cell>
        </table:table-row>
        <table:table-row table:style-name="Таблица3.1">
          <table:table-cell table:style-name="Таблица3.A1" office:value-type="string">
            <text:p text:style-name="P6">456</text:p>
          </table:table-cell>
          <table:table-cell table:style-name="Таблица3.A1" office:value-type="string">
            <text:p text:style-name="P2"><text:span text:style-name="T8">Unrecoverable Error</text:span><text:span text:style-name="T9">. Обработка запроса вызывает не обрабатываемые сбои в базе данных или её таблицах</text:span></text:p>
          </table:table-cell>
        </table:table-row>
        <table:table-row table:style-name="Таблица3.1">
          <table:table-cell table:style-name="Таблица3.A1" office:value-type="string">
            <text:p text:style-name="P6">499</text:p>
          </table:table-cell>
          <table:table-cell table:style-name="Таблица3.A1" office:value-type="string">
            <text:p text:style-name="P2"><text:span text:style-name="T8">Client Closed Request </text:span><text:span text:style-name="T9">(Nginx). Код введён nginx для записи в логи. Указывает на то что клиент закрыл соединение не попытавшись получить от сервера ответ</text:span></text:p>
          </table:table-cell>
        </table:table-row>
        <table:table-row table:style-name="Таблица3.1">
          <table:table-cell table:style-name="Таблица3.A1" table:number-columns-spanned="2" office:value-type="string">
            <text:h text:style-name="P36" text:outline-level="3">Коды информирующие клиента об ошибках на стороне сервера</text:h>
            <text:p text:style-name="P2">На любой запрос сервер всегда возвращает тело ответа, с пояснением ошибки, за исключением запроса методом HEAD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6">500</text:p>
          </table:table-cell>
          <table:table-cell table:style-name="Таблица3.A1" office:value-type="string">
            <text:p text:style-name="P2"><text:span text:style-name="T8">Internal Server Error</text:span><text:span text:style-name="T9">. Любая не описанная ошибка на стороне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1</text:p>
          </table:table-cell>
          <table:table-cell table:style-name="Таблица3.A1" office:value-type="string">
            <text:p text:style-name="P2"><text:span text:style-name="T8">Not Implemented</text:span><text:span text:style-name="T9">. Сервер не имеет возможностей для удовлетворения доступа к ресурсу или реализация обработки запроса ещё не закончен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2</text:p>
          </table:table-cell>
          <table:table-cell table:style-name="Таблица3.A1" office:value-type="string">
            <text:p text:style-name="P2"><text:span text:style-name="T8">Bad Gateway</text:span><text:span text:style-name="T9">. Сервер, выступающий в роли шлюза или прокси, получил не корректный ответ от вышестоящего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3</text:p>
          </table:table-cell>
          <table:table-cell table:style-name="Таблица3.A1" office:value-type="string">
            <text:p text:style-name="P2"><text:span text:style-name="T8">Service Unavailable</text:span><text:span text:style-name="T9">. По техническим причинам сервер не может выполнить запрос к ресурсу. В ответе сервер возвращает заголовок Retry-After с указанием времени через которое клиент может повторить запрос</text:span></text:p>
          </table:table-cell>
        </table:table-row>
        <table:table-row table:style-name="Таблица3.1">
          <table:table-cell table:style-name="Таблица3.A1" office:value-type="string">
            <text:p text:style-name="P6">504</text:p>
          </table:table-cell>
          <table:table-cell table:style-name="Таблица3.A1" office:value-type="string">
            <text:p text:style-name="P2"><text:span text:style-name="T8">Gateway Timeout</text:span><text:span text:style-name="T9">. Сервер, выступающий в роли шлюза или прокси, не дождался ответа от вышестоящего сервер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5</text:p>
          </table:table-cell>
          <table:table-cell table:style-name="Таблица3.A1" office:value-type="string">
            <text:p text:style-name="P2"><text:span text:style-name="T8">HTTP Version Not Supported</text:span><text:span text:style-name="T9">. Сервер отказывается поддерживать указанную в запросе версию HTTP протокола</text:span></text:p>
          </table:table-cell>
        </table:table-row>
        <table:table-row table:style-name="Таблица3.1">
          <table:table-cell table:style-name="Таблица3.A1" office:value-type="string">
            <text:p text:style-name="P6">506</text:p>
          </table:table-cell>
          <table:table-cell table:style-name="Таблица3.A1" office:value-type="string">
            <text:p text:style-name="P2"><text:span text:style-name="T8">Variant Also Negotiates</text:span><text:span text:style-name="T9">. Ошибка на стороне сервера связанная с циклической или рекурсивной задачей которая не может завершить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7</text:p>
          </table:table-cell>
          <table:table-cell table:style-name="Таблица3.A1" office:value-type="string">
            <text:p text:style-name="P2"><text:span text:style-name="T8">Insufficient Storage </text:span><text:span text:style-name="T9">(WebDAV). Не достаточно места или ресурсов пользователя для выполнения запросов. Код может </text:span><text:soft-page-break/><text:span text:style-name="T9">возвращаться как по причинам физической не хватки ресурсов так и по причине текущих лимитов пользовател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8</text:p>
          </table:table-cell>
          <table:table-cell table:style-name="Таблица3.A1" office:value-type="string">
            <text:p text:style-name="P2"><text:span text:style-name="T8">Loop Detected</text:span><text:span text:style-name="T9"> (WebDAV). Бесконечный цикл. Запрос завершился в результате вызванного на сервере бесконечного цикла который не мог закончится</text:span></text:p>
          </table:table-cell>
        </table:table-row>
        <table:table-row table:style-name="Таблица3.1">
          <table:table-cell table:style-name="Таблица3.A1" office:value-type="string">
            <text:p text:style-name="P6">509</text:p>
          </table:table-cell>
          <table:table-cell table:style-name="Таблица3.A1" office:value-type="string">
            <text:p text:style-name="P2"><text:span text:style-name="T8">Bandwidth Limit Exceeded </text:span><text:span text:style-name="T9">(Apache). Запрос прерван в связи с превышением со стороны клиента ограничений на скорость доступа к ресурсам</text:span></text:p>
          </table:table-cell>
        </table:table-row>
        <table:table-row table:style-name="Таблица3.1">
          <table:table-cell table:style-name="Таблица3.A1" office:value-type="string">
            <text:p text:style-name="P6">510</text:p>
          </table:table-cell>
          <table:table-cell table:style-name="Таблица3.A1" office:value-type="string">
            <text:p text:style-name="P2"><text:span text:style-name="T8">Not Extended</text:span><text:span text:style-name="T9">. На сервере отсутствует расширение которое необходимо для успешного выполнения запроса к ресурсу</text:span></text:p>
          </table:table-cell>
        </table:table-row>
        <table:table-row table:style-name="Таблица3.1">
          <table:table-cell table:style-name="Таблица3.A1" office:value-type="string">
            <text:p text:style-name="P6">511</text:p>
          </table:table-cell>
          <table:table-cell table:style-name="Таблица3.A1" office:value-type="string">
            <text:p text:style-name="P2"><text:span text:style-name="T8">Network Authentication Required</text:span><text:span text:style-name="T9">. Запрос был прерван сервером посредником, прокси или шлюзом из за необходимости авторизации клиента на сервере посреднике до начала выполнения запросов</text:span></text:p>
          </table:table-cell>
        </table:table-row>
        <table:table-row table:style-name="Таблица3.1">
          <table:table-cell table:style-name="Таблица3.A1" office:value-type="string">
            <text:p text:style-name="P6">598</text:p>
          </table:table-cell>
          <table:table-cell table:style-name="Таблица3.A1" office:value-type="string">
            <text:p text:style-name="P2"><text:span text:style-name="T8">Network Read Timeout Error</text:span><text:span text:style-name="T9">. Ответ возвращается сервером который является прокси или шлюзом перед вышестоящим сервером и говорит о том что сервер не смог считать ответ на запрос к вышестоящему серверу</text:span></text:p>
          </table:table-cell>
        </table:table-row>
        <table:table-row table:style-name="Таблица3.1">
          <table:table-cell table:style-name="Таблица3.A1" office:value-type="string">
            <text:p text:style-name="P6">599</text:p>
          </table:table-cell>
          <table:table-cell table:style-name="Таблица3.A1" office:value-type="string">
            <text:p text:style-name="P2"><text:span text:style-name="T8">Network Connect Timeout Error</text:span><text:span text:style-name="T9">. Ответ возвращается сервером который является прокси или шлюзом перед вышестоящим сервером и говорит о том что сервер не смог установить связь с вышестоящим сервером (подключиться к серверу)</text:span></text:p>
          </table:table-cell>
        </table:table-row>
      </table:table>
      <text:list xml:id="list139436296" text:continue-numbering="true" text:style-name="Outline">
        <text:list-item>
          <text:list>
            <text:list-item>
              <text:h text:style-name="P60" text:outline-level="2">Внутренние коды ошибок возвращаемые в структуре error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code</text:p>
          </table:table-cell>
          <table:table-cell table:style-name="Таблица4.A1" table:number-columns-spanned="4" office:value-type="string">
            <text:p text:style-name="P4">message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columns-spanned="5" office:value-type="string">
            <text:p text:style-name="P4">Внутренние коды ошибок, возвращаются вместе с HTTP кодом 500-599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">Код</text:p>
          </table:table-cell>
          <table:table-cell table:style-name="Таблица4.A1" table:number-columns-spanned="3" office:value-type="string">
            <text:p text:style-name="P4">Возвращаемое описание ошибки в message</text:p>
          </table:table-cell>
          <table:covered-table-cell/>
          <table:covered-table-cell/>
          <table:table-cell table:style-name="Таблица4.A1" office:value-type="string">
            <text:p text:style-name="P4">Внутренняя ошибка для разработчиков или администраторов</text:p>
          </table:table-cell>
        </table:table-row>
        <table:table-row table:style-name="Таблица4.1">
          <table:table-cell table:style-name="Таблица4.A1" office:value-type="string">
            <text:p text:style-name="P6">-1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Любая не конкретизированная ошибка</text:p>
          </table:table-cell>
        </table:table-row>
        <table:table-row table:style-name="Таблица4.1">
          <table:table-cell table:style-name="Таблица4.A1" office:value-type="string">
            <text:p text:style-name="P6">-2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определения IP адреса</text:p>
          </table:table-cell>
        </table:table-row>
        <table:table-row table:style-name="Таблица4.1">
          <table:table-cell table:style-name="Таблица4.A1" office:value-type="string">
            <text:p text:style-name="P6">-3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получения DNS имени</text:p>
          </table:table-cell>
        </table:table-row>
        <table:table-row table:style-name="Таблица4.1">
          <table:table-cell table:style-name="Таблица4.A1" office:value-type="string">
            <text:p text:style-name="P6">-4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збора json в структуру</text:p>
          </table:table-cell>
        </table:table-row>
        <table:table-row table:style-name="Таблица4.1">
          <table:table-cell table:style-name="Таблица4.A1" office:value-type="string">
            <text:p text:style-name="P6">-5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боты с jpeg библиотекой</text:p>
          </table:table-cell>
        </table:table-row>
        <table:table-row table:style-name="Таблица4.1">
          <table:table-cell table:style-name="Таблица4.A1" office:value-type="string">
            <text:p text:style-name="P6">-6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работы с базой данных</text:p>
          </table:table-cell>
        </table:table-row>
        <table:table-row table:style-name="Таблица4.1">
          <table:table-cell table:style-name="Таблица4.A1" office:value-type="string">
            <text:p text:style-name="P6">-7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сохранения файла в хранилище файлов</text:p>
          </table:table-cell>
        </table:table-row>
        <table:table-row table:style-name="Таблица4.1">
          <table:table-cell table:style-name="Таблица4.A11" office:value-type="float" office:value="-8">
            <text:p text:style-name="P6">-8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тказ како-то компонента стороннего разработчика (vendor) вызвавшего панику. Паника была восстановлена, но что конкретно произошло не ясно.</text:p>
          </table:table-cell>
        </table:table-row>
        <table:table-row table:style-name="Таблица4.1">
          <table:table-cell table:style-name="Таблица4.A11" office:value-type="float" office:value="-9">
            <text:p text:style-name="P6">-9</text:p>
          </table:table-cell>
          <table:table-cell table:style-name="Таблица4.A1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A1" office:value-type="string">
            <text:p text:style-name="P2">Ошибка получение файла по идентификатору файла из хранилища</text:p>
          </table:table-cell>
        </table:table-row>
        <table:table-row table:style-name="Таблица4.1">
          <table:table-cell table:style-name="Таблица4.A13" office:value-type="float" office:value="-10">
            <text:p text:style-name="P6">-10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копирование структуры данных</text:p>
          </table:table-cell>
        </table:table-row>
        <table:table-row table:style-name="Таблица4.1">
          <table:table-cell table:style-name="Таблица4.A13" office:value-type="float" office:value="-11">
            <text:p text:style-name="P6">-11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получения файла из хранилища в виде io.ReadSeekerCloser()</text:p>
          </table:table-cell>
        </table:table-row>
        <table:table-row table:style-name="Таблица4.1">
          <table:table-cell table:style-name="Таблица4.A13" office:value-type="float" office:value="-12">
            <text:p text:style-name="P6">-12</text:p>
          </table:table-cell>
          <table:table-cell table:style-name="Таблица4.B13" table:number-columns-spanned="3" office:value-type="string">
            <text:p text:style-name="P2">Внутренняя ошибка сервера</text:p>
          </table:table-cell>
          <table:covered-table-cell/>
          <table:covered-table-cell/>
          <table:table-cell table:style-name="Таблица4.B13" office:value-type="string">
            <text:p text:style-name="P2">Ошибка удаления файла в файловом хранилище</text:p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B13" office:value-type="string">
            <text:p text:style-name="P6"/>
          </table:table-cell>
          <table:table-cell table:style-name="Таблица4.B13" table:number-columns-spanned="3" office:value-type="string">
            <text:p text:style-name="P2"/>
          </table:table-cell>
          <table:covered-table-cell/>
          <table:covered-table-cell/>
          <table:table-cell table:style-name="Таблица4.B13" office:value-type="string">
            <text:p text:style-name="P2"/>
          </table:table-cell>
        </table:table-row>
        <table:table-row table:style-name="Таблица4.1">
          <table:table-cell table:style-name="Таблица4.A1" table:number-columns-spanned="5" office:value-type="string">
            <text:p text:style-name="P4">Публичные коды ошибок, возвращаются с кодами HTTP входящими в диапазон 100-499</text:p>
          </table:table-cell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1</text:p>
          </table:table-cell>
          <table:table-cell table:style-name="Таблица4.A1" table:number-columns-spanned="4" office:value-type="string">
            <text:p text:style-name="P2">Ошибка, <text:s/>логин или пароль указан не верно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2</text:p>
          </table:table-cell>
          <table:table-cell table:style-name="Таблица4.A1" table:number-columns-spanned="4" office:value-type="string">
            <text:p text:style-name="P2">Ошибка, указанный токен доступа не верный или просрочен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3</text:p>
          </table:table-cell>
          <table:table-cell table:style-name="Таблица4.A1" table:number-columns-spanned="4" office:value-type="string">
            <text:p text:style-name="P2">Выбран не поддерживаемый язык</text:p>
          </table:table-cell>
          <table:covered-table-cell/>
          <table:covered-table-cell/>
          <table:covered-table-cell/>
        </table:table-row>
        <table:table-row table:style-name="Таблица4.1">
          <table:table-cell table:style-name="Таблица4.A1" table:number-rows-spanned="5" office:value-type="string">
            <text:p text:style-name="P8">4</text:p>
          </table:table-cell>
          <table:table-cell table:style-name="Таблица4.A1" table:number-columns-spanned="4" office:value-type="string">
            <text:p text:style-name="P2">Переданы неверные данные. Данный код ответа сопровождается HTTP кодом ответа 400<text:line-break/>Структура объекта errors – массив объектов:</text:p>
          </table:table-cell>
          <table:covered-table-cell/>
          <table:covered-table-cell/>
          <table:covered-table-cell/>
        </table:table-row>
        <table:table-row table:style-name="Таблица4.26">
          <table:covered-table-cell/>
          <table:table-cell table:style-name="Таблица4.A1" office:value-type="string">
            <text:p text:style-name="P4">Имя</text:p>
          </table:table-cell>
          <table:table-cell table:style-name="Таблица4.A1" office:value-type="string">
            <text:p text:style-name="P4">Тип</text:p>
          </table:table-cell>
          <table:table-cell table:style-name="Таблица4.A1" table:number-columns-spanned="2" office:value-type="string">
            <text:p text:style-name="P4">Описание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field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Название поля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fieldValue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Переданное значение поля field</text:p>
          </table:table-cell>
          <table:covered-table-cell/>
        </table:table-row>
        <table:table-row table:style-name="Таблица4.27">
          <table:covered-table-cell/>
          <table:table-cell table:style-name="Таблица4.A1" office:value-type="string">
            <text:p text:style-name="P2">message</text:p>
          </table:table-cell>
          <table:table-cell table:style-name="Таблица4.A1" office:value-type="string">
            <text:p text:style-name="P2">Строка</text:p>
          </table:table-cell>
          <table:table-cell table:style-name="Таблица4.A1" table:number-columns-spanned="2" office:value-type="string">
            <text:p text:style-name="P2">Описание ошибки</text:p>
          </table:table-cell>
          <table:covered-table-cell/>
        </table:table-row>
        <table:table-row table:style-name="Таблица4.27">
          <table:table-cell table:style-name="Таблица4.A11" office:value-type="float" office:value="5">
            <text:p text:style-name="P8">5</text:p>
          </table:table-cell>
          <table:table-cell table:style-name="Таблица4.A1" table:number-columns-spanned="4" office:value-type="string">
            <text:p text:style-name="P9">Не переданы данные в формате JSON или XML</text:p>
          </table:table-cell>
          <table:covered-table-cell/>
          <table:covered-table-cell/>
          <table:covered-table-cell/>
        </table:table-row>
        <table:table-row table:style-name="Таблица4.27">
          <table:table-cell table:style-name="Таблица4.A11">
            <text:p text:style-name="P8"/>
          </table:table-cell>
          <table:table-cell table:style-name="Таблица4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Таблица4.27">
          <table:table-cell table:style-name="Таблица4.B13" office:value-type="string">
            <text:p text:style-name="P8"/>
          </table:table-cell>
          <table:table-cell table:style-name="Таблица4.B13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3"/>
      <text:list xml:id="list1430413901" text:continue-numbering="true" text:style-name="Outline">
        <text:list-item>
          <text:h text:style-name="P57" text:outline-level="1"><text:bookmark text:name="_Типы_колонок_распознаваемые"/><text:bookmark text:name="_Типы_колонок_распознаваемые_1"/><text:bookmark text:name="_Типы_колонок_распознаваемые_2"/><text:bookmark text:name="_Типы_колонок_распознаваемые_3"/><text:bookmark text:name="_Оглавление_2"/>Оглавление</text:h>
        </text:list-item>
      </text:list>
      <text:p text:style-name="P1"><text:span text:style-name="T5"><text:line-break/></text:span><text:a xlink:type="simple" xlink:href="#1.Описание|outline" text:style-name="Internet_20_link" text:visited-style-name="Visited_20_Internet_20_Link"><text:span text:style-name="T2">описание</text:span></text:a><text:span text:style-name="T5"><text:line-break/></text:span><text:a xlink:type="simple" xlink:href="#3.1.Коды HTTP ответов сервера|outline" text:style-name="Internet_20_link" text:visited-style-name="Visited_20_Internet_20_Link"><text:span text:style-name="T2">коды ошибок</text:span></text:a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table:number-columns-spanned="5" office:value-type="string">
            <text:list xml:id="list716251848" text:continue-numbering="true" text:style-name="Outline">
              <text:list-item>
                <text:list>
                  <text:list-item>
                    <text:h text:style-name="P61" text:outline-level="2">Core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P2">B</text:p>
          </table:table-cell>
          <table:table-cell table:style-name="Таблица5.B2" office:value-type="string">
            <text:p text:style-name="P2">F</text:p>
          </table:table-cell>
          <table:table-cell table:style-name="Таблица5.C2" office:value-type="string">
            <text:p text:style-name="P13">GET</text:p>
          </table:table-cell>
          <table:table-cell table:style-name="Таблица5.D2" office:value-type="string">
            <text:p text:style-name="P13">/api/v1.0/version</text:p>
          </table:table-cell>
          <table:table-cell table:style-name="Таблица5.C2" office:value-type="string">
            <text:p text:style-name="Standard"><text:a xlink:type="simple" xlink:href="#5.Текущая версия приложения|outline" text:style-name="Internet_20_link" text:visited-style-name="Visited_20_Internet_20_Link">Текущая версия приложения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3">GET</text:p>
          </table:table-cell>
          <table:table-cell table:style-name="Таблица5.D3" office:value-type="string">
            <text:p text:style-name="P13">/api/v1.0/ping</text:p>
          </table:table-cell>
          <table:table-cell table:style-name="Таблица5.C3" office:value-type="string">
            <text:p text:style-name="Standard"><text:a xlink:type="simple" xlink:href="#5.Проверка доступности сервера|outline" text:style-name="Internet_20_link" text:visited-style-name="Visited_20_Internet_20_Link"><text:span text:style-name="T12">Проверка доступности сервера</text:span></text:a></text:p>
          </table:table-cell>
        </table:table-row>
        <table:table-row table:style-name="Таблица5.2">
          <table:table-cell table:style-name="Таблица5.A2" office:value-type="string">
            <text:p text:style-name="P2"/>
          </table:table-cell>
          <table:table-cell table:style-name="Таблица5.B2" office:value-type="string">
            <text:p text:style-name="P2"/>
          </table:table-cell>
          <table:table-cell table:style-name="Таблица5.C2" office:value-type="string">
            <text:p text:style-name="P13">GET</text:p>
          </table:table-cell>
          <table:table-cell table:style-name="Таблица5.D2" office:value-type="string">
            <text:p text:style-name="P13">/api/v1.0/panic</text:p>
          </table:table-cell>
          <table:table-cell table:style-name="Таблица5.C2" office:value-type="string">
            <text:p text:style-name="Standard"><text:a xlink:type="simple" xlink:href="#6.Проверка ошибки 5**|outline" text:style-name="Internet_20_link" text:visited-style-name="Visited_20_Internet_20_Link"><text:span text:style-name="T12">Проверка ошибки 5**</text:span>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3">PUT</text:p>
          </table:table-cell>
          <table:table-cell table:style-name="Таблица5.D3" office:value-type="string">
            <text:p text:style-name="P13">/api/v1.0/settings/time</text:p>
          </table:table-cell>
          <table:table-cell table:style-name="Таблица5.C3" office:value-type="string">
            <text:p text:style-name="Standard"><text:a xlink:type="simple" xlink:href="#8.Серверное время в UTC|outline" text:style-name="Internet_20_link" text:visited-style-name="Visited_20_Internet_20_Link">Серверное время в UTC</text:a></text:p>
          </table:table-cell>
        </table:table-row>
        <table:table-row table:style-name="Таблица5.2">
          <table:table-cell table:style-name="Таблица5.A3" office:value-type="string">
            <text:p text:style-name="P2"/>
          </table:table-cell>
          <table:table-cell table:style-name="Таблица5.B3" office:value-type="string">
            <text:p text:style-name="P2"/>
          </table:table-cell>
          <table:table-cell table:style-name="Таблица5.C3" office:value-type="string">
            <text:p text:style-name="P13">POST</text:p>
          </table:table-cell>
          <table:table-cell table:style-name="Таблица5.D3" office:value-type="string">
            <text:p text:style-name="P13">/api/v1.0/uploadfile</text:p>
          </table:table-cell>
          <table:table-cell table:style-name="Таблица5.C3" office:value-type="string">
            <text:p text:style-name="Standard"><text:a xlink:type="simple" xlink:href="#9.Загрузка файла на сервер|outline" text:style-name="Internet_20_link" text:visited-style-name="Visited_20_Internet_20_Link">Загрузка файла на сервер</text:a></text:p>
          </table:table-cell>
        </table:table-row>
        <table:table-row table:style-name="Таблица5.7">
          <table:table-cell table:style-name="Таблица5.C2" table:number-columns-spanned="5" office:value-type="string">
            <text:list xml:id="list80730160" text:continue-numbering="true" text:style-name="Outline">
              <text:list-item>
                <text:list>
                  <text:list-item>
                    <text:h text:style-name="P60" text:outline-level="2">Какой-то функционала бизнес логики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Таблица5.7">
          <table:table-cell table:style-name="Таблица5.A3" office:value-type="string">
            <text:p text:style-name="P16"/>
          </table:table-cell>
          <table:table-cell table:style-name="Таблица5.B8" office:value-type="string">
            <text:p text:style-name="P16"/>
          </table:table-cell>
          <table:table-cell table:style-name="Таблица5.B8" office:value-type="string">
            <text:p text:style-name="P13">OPTIONS</text:p>
          </table:table-cell>
          <table:table-cell table:style-name="Таблица5.D8" office:value-type="string">
            <text:p text:style-name="P13">/api/v1.0/myitem</text:p>
          </table:table-cell>
          <table:table-cell table:style-name="Таблица5.B8" office:value-type="string">
            <text:p text:style-name="P16"><text:a xlink:type="simple" xlink:href="#9.Получение состояния данных в БД|outline" text:style-name="Internet_20_link" text:visited-style-name="Visited_20_Internet_20_Link">Получение состояния данных в БД</text:a></text:p>
          </table:table-cell>
        </table:table-row>
        <table:table-row table:style-name="Таблица5.7">
          <table:table-cell table:style-name="Таблица5.A3" office:value-type="string">
            <text:p text:style-name="P16"/>
          </table:table-cell>
          <table:table-cell table:style-name="Таблица5.B8" office:value-type="string">
            <text:p text:style-name="P16"/>
          </table:table-cell>
          <table:table-cell table:style-name="Таблица5.B8" office:value-type="string">
            <text:p text:style-name="P13">POST</text:p>
          </table:table-cell>
          <table:table-cell table:style-name="Таблица5.D8" office:value-type="string">
            <text:p text:style-name="P13">/api/v1.0/myitem</text:p>
          </table:table-cell>
          <table:table-cell table:style-name="Таблица5.B8" office:value-type="string">
            <text:p text:style-name="P16"><text:a xlink:type="simple" xlink:href="#10.Сохранение в БД данных|outline" text:style-name="Internet_20_link" text:visited-style-name="Visited_20_Internet_20_Link">Сохранение в БД данных</text:a></text:p>
          </table:table-cell>
        </table:table-row>
        <table:table-row table:style-name="Таблица5.7">
          <table:table-cell table:style-name="Таблица5.A3" office:value-type="string">
            <text:p text:style-name="P16"/>
          </table:table-cell>
          <table:table-cell table:style-name="Таблица5.B8" office:value-type="string">
            <text:p text:style-name="P16"/>
          </table:table-cell>
          <table:table-cell table:style-name="Таблица5.B8" office:value-type="string">
            <text:p text:style-name="P16">GET</text:p>
          </table:table-cell>
          <table:table-cell table:style-name="Таблица5.D8" office:value-type="string">
            <text:p text:style-name="P13">/api/v1.0/myitem/{id}</text:p>
          </table:table-cell>
          <table:table-cell table:style-name="Таблица5.B8" office:value-type="string">
            <text:p text:style-name="P16"><text:a xlink:type="simple" xlink:href="#11.Получение данных из БД по ID|outline" text:style-name="Internet_20_link" text:visited-style-name="Visited_20_Internet_20_Link">Получение данных из БД по ID</text:a></text:p>
          </table:table-cell>
        </table:table-row>
        <table:table-row table:style-name="Таблица5.7">
          <table:table-cell table:style-name="Таблица5.A3" office:value-type="string">
            <text:p text:style-name="P16"/>
          </table:table-cell>
          <table:table-cell table:style-name="Таблица5.B8" office:value-type="string">
            <text:p text:style-name="P16"/>
          </table:table-cell>
          <table:table-cell table:style-name="Таблица5.B8" office:value-type="string">
            <text:p text:style-name="P16">DELETE</text:p>
          </table:table-cell>
          <table:table-cell table:style-name="Таблица5.D8" office:value-type="string">
            <text:p text:style-name="P13">/api/v1.0/myitem/{id}</text:p>
          </table:table-cell>
          <table:table-cell table:style-name="Таблица5.B8" office:value-type="string">
            <text:p text:style-name="P16"><text:a xlink:type="simple" xlink:href="#12.Удаление данных в БД по ID|outline" text:style-name="Internet_20_link" text:visited-style-name="Visited_20_Internet_20_Link">Удаление данных в БД по ID</text:a></text:p>
          </table:table-cell>
        </table:table-row>
      </table:table>
      <text:p text:style-name="P3"/>
      <text:list xml:id="list451380122" text:continue-numbering="true" text:style-name="Outline">
        <text:list-item>
          <text:h text:style-name="P56" text:outline-level="1"><text:bookmark text:name="_Аутентификация"/>Текущая версия приложения</text:h>
        </text:list-item>
      </text:list>
      <text:p text:style-name="P1"><text:a xlink:type="simple" xlink:href="#1.Оглавление|outline" text:style-name="Internet_20_link" text:visited-style-name="Visited_20_Internet_20_Link"><text:span text:style-name="T5">оглавление</text:span></text:a></text:p>
      <text:p text:style-name="P34"><text:span text:style-name="T13">Метод возвращает текущую версию приложения в семантике «</text:span><text:bookmark text:name="semantic-versioning-200"/>Semantic Versioning 2.0.0» http://semver.org/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row table:style-name="Таблица41.1">
          <table:table-cell table:style-name="Таблица41.A1" office:value-type="string">
            <text:p text:style-name="P21">Адрес</text:p>
          </table:table-cell>
          <table:table-cell table:style-name="Таблица41.A1" table:number-columns-spanned="3" office:value-type="string">
            <text:p text:style-name="P28">/api/v1.0/version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1">Метод</text:p>
          </table:table-cell>
          <table:table-cell table:style-name="Таблица41.A1" table:number-columns-spanned="3" office:value-type="string">
            <text:p text:style-name="P21">GET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3" table:number-columns-spanned="4" office:value-type="string">
            <text:p text:style-name="P22">Входящие данные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4">
          <table:table-cell table:style-name="Таблица41.A3" office:value-type="string">
            <text:p text:style-name="P21">Заголовки</text:p>
          </table:table-cell>
          <table:table-cell table:style-name="Таблица41.A1" table:number-columns-spanned="3" office:value-type="string">
            <text:p text:style-name="P27">Нет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5">
          <table:table-cell table:style-name="Таблица41.A3" office:value-type="string">
            <text:p text:style-name="P21">Параметры</text:p>
          </table:table-cell>
          <table:table-cell table:style-name="Таблица41.A1" table:number-columns-spanned="3" office:value-type="string">
            <text:p text:style-name="P27">Нет</text:p>
          </table:table-cell>
          <table:covered-table-cell/>
          <table:covered-table-cell/>
          <table:table-cell table:style-name="Таблица41.E5" office:value-type="string">
            <text:p text:style-name="P2"/>
          </table:table-cell>
        </table:table-row>
        <table:table-row table:style-name="Таблица41.5">
          <table:table-cell table:style-name="Таблица41.A6" table:number-columns-spanned="4" office:value-type="string">
            <text:p text:style-name="P22">Исходящие данные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7">
          <table:table-cell table:style-name="Таблица41.A6" table:number-rows-spanned="3" office:value-type="string">
            <text:p text:style-name="P21">Заголовки</text:p>
          </table:table-cell>
          <table:table-cell table:style-name="Таблица41.A1" office:value-type="string">
            <text:p text:style-name="P22">Имя</text:p>
          </table:table-cell>
          <table:table-cell table:style-name="Таблица41.A1" office:value-type="string">
            <text:p text:style-name="P22">Значение</text:p>
          </table:table-cell>
          <table:table-cell table:style-name="Таблица41.A1" office:value-type="string">
            <text:p text:style-name="P22">Описание</text:p>
          </table:table-cell>
          <table:table-cell table:style-name="Таблица41.E1" table:number-rows-spanned="3" office:value-type="string">
            <text:p text:style-name="P2"/>
          </table:table-cell>
        </table:table-row>
        <table:table-row table:style-name="Таблица41.7">
          <table:covered-table-cell/>
          <table:table-cell table:style-name="Таблица41.B8" office:value-type="string">
            <text:p text:style-name="P21">Content-Type</text:p>
          </table:table-cell>
          <table:table-cell table:style-name="Таблица41.B8" office:value-type="string">
            <text:p text:style-name="P21">application/json</text:p>
          </table:table-cell>
          <table:table-cell table:style-name="Таблица41.B8" office:value-type="string">
            <text:p text:style-name="P21">Формат передаваемых данных</text:p>
          </table:table-cell>
          <table:covered-table-cell/>
        </table:table-row>
        <table:table-row table:style-name="Таблица41.7">
          <table:covered-table-cell/>
          <table:table-cell table:style-name="Таблица41.B8" office:value-type="string">
            <text:p text:style-name="P26">Retry-After</text:p>
          </table:table-cell>
          <table:table-cell table:style-name="Таблица41.B8" office:value-type="string">
            <text:p text:style-name="P21">{<text:span text:style-name="T6">waitTimeSec</text:span>}</text:p>
          </table:table-cell>
          <table:table-cell table:style-name="Таблица41.B8" office:value-type="string">
            <text:p text:style-name="P21">Рекомендуемое время ожидания до выполнения следующего запроса</text:p>
          </table:table-cell>
          <table:covered-table-cell/>
        </table:table-row>
        <table:table-row table:style-name="Таблица41.10">
          <table:table-cell table:style-name="Таблица41.A6" table:number-rows-spanned="4" office:value-type="string">
            <text:p text:style-name="P21">Параметры</text:p>
          </table:table-cell>
          <table:table-cell table:style-name="Таблица41.B10" office:value-type="string">
            <text:p text:style-name="P22">Имя</text:p>
          </table:table-cell>
          <table:table-cell table:style-name="Таблица41.B10" office:value-type="string">
            <text:p text:style-name="P22">Значение</text:p>
          </table:table-cell>
          <table:table-cell table:style-name="Таблица41.B8" office:value-type="string">
            <text:p text:style-name="P22">Описание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0">
          <table:covered-table-cell/>
          <table:table-cell table:style-name="Таблица41.B10" office:value-type="string">
            <text:p text:style-name="P26">version</text:p>
          </table:table-cell>
          <table:table-cell table:style-name="Таблица41.B10" office:value-type="string">
            <text:p text:style-name="P21">Строка</text:p>
          </table:table-cell>
          <table:table-cell table:style-name="Таблица41.B8" office:value-type="string">
            <text:p text:style-name="P27">Текущая версия приложения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0">
          <table:covered-table-cell/>
          <table:table-cell table:style-name="Таблица41.B10" office:value-type="string">
            <text:p text:style-name="P26">versionDb</text:p>
          </table:table-cell>
          <table:table-cell table:style-name="Таблица41.B10" office:value-type="string">
            <text:p text:style-name="P21">Строка</text:p>
          </table:table-cell>
          <table:table-cell table:style-name="Таблица41.B8" office:value-type="string">
            <text:p text:style-name="P27">Текущая версия схемы базы данных (уникальный идентификатор миграции)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0">
          <table:covered-table-cell/>
          <table:table-cell table:style-name="Таблица41.B10" office:value-type="string">
            <text:p text:style-name="P26">versionDbAt</text:p>
          </table:table-cell>
          <table:table-cell table:style-name="Таблица41.B10" office:value-type="string">
            <text:p text:style-name="P21">Строка</text:p>
          </table:table-cell>
          <table:table-cell table:style-name="Таблица41.B8" office:value-type="string">
            <text:p text:style-name="P27">Дата и время применения последней миграции базы данных в стандарте RFC 3339</text:p>
          </table:table-cell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2">HTTP коды</text:p>
          </table:table-cell>
          <table:table-cell table:style-name="Таблица41.A1" table:number-columns-spanned="3" office:value-type="string">
            <text:p text:style-name="P22">Описание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5">200</text:p>
          </table:table-cell>
          <table:table-cell table:style-name="Таблица41.A1" table:number-columns-spanned="3" office:value-type="string">
            <text:p text:style-name="P21"><text:span text:style-name="T6">Ok</text:span>. Успешный запрос. Результат запроса передаётся в заголовке или теле ответа</text:p>
            <text:p text:style-name="P17">Успешный запрос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B8" office:value-type="string">
            <text:p text:style-name="P25">500</text:p>
          </table:table-cell>
          <table:table-cell table:style-name="Таблица41.B8" table:number-columns-spanned="3" office:value-type="string">
            <text:p text:style-name="P21"><text:span text:style-name="T8">Internal Server Error</text:span><text:span text:style-name="T9">. Любая не описанная ошибка на стороне сервера</text:span></text:p>
            <text:p text:style-name="P18">Сервер не в состоянии вернуть ответ</text:p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table:number-columns-spanned="4" office:value-type="string">
            <text:p text:style-name="P22">Внутренние коды ответа</text:p>
          </table:table-cell>
          <table:covered-table-cell/>
          <table:covered-table-cell/>
          <table:covered-table-cell/>
          <table:table-cell table:style-name="Таблица41.E1" office:value-type="string">
            <text:p text:style-name="P2"/>
          </table:table-cell>
        </table:table-row>
        <table:table-row table:style-name="Таблица41.1">
          <table:table-cell table:style-name="Таблица41.A1" office:value-type="string">
            <text:p text:style-name="P25"/>
          </table:table-cell>
          <table:table-cell table:style-name="Таблица41.A1" table:number-columns-spanned="3" office:value-type="string">
            <text:p text:style-name="P21"/>
          </table:table-cell>
          <table:covered-table-cell/>
          <table:covered-table-cell/>
          <table:table-cell table:style-name="Таблица41.E1" office:value-type="string">
            <text:p text:style-name="P2"/>
          </table:table-cell>
        </table:table-row>
      </table:table>
      <text:p text:style-name="P2">Где:</text:p>
      <text:p text:style-name="P39">{<text:span text:style-name="T6">waitTimeSec</text:span>} – Рекомендуемое время ожидания до выполнения следующего запроса</text:p>
      <text:p text:style-name="P40"/>
      <text:list xml:id="list115231509" text:continue-numbering="true" text:style-name="Outline">
        <text:list-item>
          <text:h text:style-name="P57" text:outline-level="1"><text:bookmark text:name="_Аутентификация_пользователя"/><text:bookmark text:name="_Создание_новой_записи_1"/><text:bookmark text:name="_Удаление_записи_категории"/><text:bookmark text:name="_Проверка_доступности_сервера"/>Проверка доступности сервера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33">Метод предназначен для проверки доступности сервера, действительности токена доступа и своевременного закрытия интерфейса пользователя в случае не доступности сервера или вывода иных сообщений в UI</text:p>
      <text:p text:style-name="P40"><text:span text:style-name="T10">ВНИМАНИЕ!</text:span><text:span text:style-name="T6"> Данный метод не продлевает время жизни токена сессии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21">Адрес</text:p>
          </table:table-cell>
          <table:table-cell table:style-name="Таблица6.A1" table:number-columns-spanned="5" office:value-type="string">
            <text:p text:style-name="P21">/api/v1.0/ping?accessToken={<text:span text:style-name="T6">token</text:span>}</text:p>
            <text:p text:style-name="P21">/api/v1.0/ping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1">Метод</text:p>
          </table:table-cell>
          <table:table-cell table:style-name="Таблица6.A1" table:number-columns-spanned="5" office:value-type="string">
            <text:p text:style-name="P21">GET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3" table:number-columns-spanned="6" office:value-type="string">
            <text:p text:style-name="P22">Входящие данные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4">
          <table:table-cell table:style-name="Таблица6.A3" table:number-rows-spanned="3" office:value-type="string">
            <text:p text:style-name="P21">Заголовки</text:p>
          </table:table-cell>
          <table:table-cell table:style-name="Таблица6.A1" office:value-type="string">
            <text:p text:style-name="P22">Имя</text:p>
          </table:table-cell>
          <table:table-cell table:style-name="Таблица6.A1" table:number-columns-spanned="2" office:value-type="string">
            <text:p text:style-name="P22">Значение</text:p>
          </table:table-cell>
          <table:covered-table-cell/>
          <table:table-cell table:style-name="Таблица6.A1" table:number-columns-spanned="2" office:value-type="string">
            <text:p text:style-name="P22">Описание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4">
          <table:covered-table-cell/>
          <table:table-cell table:style-name="Таблица6.A1" office:value-type="string">
            <text:p text:style-name="P21">Content-Type<text:span text:style-name="T6">*</text:span></text:p>
          </table:table-cell>
          <table:table-cell table:style-name="Таблица6.A1" table:number-columns-spanned="2" office:value-type="string">
            <text:p text:style-name="P21">application/json</text:p>
          </table:table-cell>
          <table:covered-table-cell/>
          <table:table-cell table:style-name="Таблица6.A1" table:number-columns-spanned="2" office:value-type="string">
            <text:p text:style-name="P21">Формат передаваемых данных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4">
          <table:covered-table-cell/>
          <table:table-cell table:style-name="Таблица6.B6" office:value-type="string">
            <text:p text:style-name="P21">Authorization<text:span text:style-name="T6">*</text:span></text:p>
          </table:table-cell>
          <table:table-cell table:style-name="Таблица6.B6" table:number-columns-spanned="2" office:value-type="string">
            <text:p text:style-name="P21">Bearer {<text:span text:style-name="T6">token</text:span>}</text:p>
          </table:table-cell>
          <table:covered-table-cell/>
          <table:table-cell table:style-name="Таблица6.B6" table:number-columns-spanned="2" office:value-type="string">
            <text:p text:style-name="P21">Токен доступа</text:p>
          </table:table-cell>
          <table:covered-table-cell/>
          <table:table-cell office:value-type="string">
            <text:p text:style-name="P2"/>
          </table:table-cell>
        </table:table-row>
        <table:table-row table:style-name="Таблица6.7">
          <table:table-cell table:style-name="Таблица6.A3" office:value-type="string">
            <text:p text:style-name="P21">Параметры</text:p>
          </table:table-cell>
          <table:table-cell table:style-name="Таблица6.A1" table:number-columns-spanned="5" office:value-type="string">
            <text:p text:style-name="P21">Нет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7">
          <table:table-cell table:style-name="Таблица6.A8" table:number-columns-spanned="6" office:value-type="string">
            <text:p text:style-name="P22">Исходящие данные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9">
          <table:table-cell table:style-name="Таблица6.A8" table:number-rows-spanned="2" office:value-type="string">
            <text:p text:style-name="P21">Заголовки</text:p>
          </table:table-cell>
          <table:table-cell table:style-name="Таблица6.A1" table:number-columns-spanned="2" office:value-type="string">
            <text:p text:style-name="P22">Имя</text:p>
          </table:table-cell>
          <table:covered-table-cell/>
          <table:table-cell table:style-name="Таблица6.A1" table:number-columns-spanned="2" office:value-type="string">
            <text:p text:style-name="P22">Значение</text:p>
          </table:table-cell>
          <table:covered-table-cell/>
          <table:table-cell table:style-name="Таблица6.A1" office:value-type="string">
            <text:p text:style-name="P22">Описание</text:p>
          </table:table-cell>
          <table:table-cell table:number-rows-spanned="2" office:value-type="string">
            <text:p text:style-name="P2"/>
          </table:table-cell>
        </table:table-row>
        <table:table-row table:style-name="Таблица6.9">
          <table:covered-table-cell/>
          <table:table-cell table:style-name="Таблица6.B10" table:number-columns-spanned="2" office:value-type="string">
            <text:p text:style-name="P26">WWW-Authenticate</text:p>
          </table:table-cell>
          <table:covered-table-cell/>
          <table:table-cell table:style-name="Таблица6.B10" table:number-columns-spanned="2" office:value-type="string">
            <text:p text:style-name="P21">Token realm="api"</text:p>
          </table:table-cell>
          <table:covered-table-cell/>
          <table:table-cell table:style-name="Таблица6.B10" office:value-type="string">
            <text:p text:style-name="P27">Указатель необходимости пройти авторизацию и получить токен доступа</text:p>
          </table:table-cell>
          <table:covered-table-cell/>
        </table:table-row>
        <table:table-row table:style-name="Таблица6.11">
          <table:table-cell table:style-name="Таблица6.A8" office:value-type="string">
            <text:p text:style-name="P21">Параметры</text:p>
          </table:table-cell>
          <table:table-cell table:style-name="Таблица6.A1" table:number-columns-spanned="5" office:value-type="string">
            <text:p text:style-name="P21">Нет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2">HTTP коды</text:p>
          </table:table-cell>
          <table:table-cell table:style-name="Таблица6.A1" table:number-columns-spanned="5" office:value-type="string">
            <text:p text:style-name="P22">Описание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5">204</text:p>
          </table:table-cell>
          <table:table-cell table:style-name="Таблица6.A1" table:number-columns-spanned="5" office:value-type="string">
            <text:p text:style-name="P21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6">Клиент не должен обновлять тело документа/ресурса, но может применить к нему полученные данные.</text:p>
            <text:p text:style-name="P17">Сервер доступен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B6" office:value-type="string">
            <text:p text:style-name="P25">401</text:p>
          </table:table-cell>
          <table:table-cell table:style-name="Таблица6.B6" table:number-columns-spanned="5" office:value-type="string">
            <text:p text:style-name="P21"><text:span text:style-name="T8">Unauthorized</text:span><text:span text:style-name="T9">. Для доступа у ресурсу необходима аутентификация клиента.</text:span></text:p>
            <text:p text:style-name="P21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  <text:p text:style-name="P17">Токен доступа не передан или передан пустой</text:p>
          </table:table-cell>
          <table:covered-table-cell/>
          <table:covered-table-cell/>
          <table:covered-table-cell/>
          <table:covered-table-cell/>
          <table:table-cell table:style-name="Таблица6.G14" office:value-type="string">
            <text:p text:style-name="P2"/>
          </table:table-cell>
        </table:table-row>
        <table:table-row table:style-name="Таблица6.1">
          <table:table-cell table:style-name="Таблица6.B10" office:value-type="string">
            <text:p text:style-name="P25">403</text:p>
          </table:table-cell>
          <table:table-cell table:style-name="Таблица6.B10" table:number-columns-spanned="5" office:value-type="string">
            <text:p text:style-name="P21"><text:span text:style-name="T8">Forbidden</text:span><text:span text:style-name="T9">. Сервер отказывается выполнять запрос из за ограничений в доступе клиента к указанному ресурсу<text:line-break/></text:span><text:span text:style-name="T11">Токен доступа передан, но является не верным</text:span></text:p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table:number-columns-spanned="6" office:value-type="string">
            <text:p text:style-name="P22">Внутренние коды ответ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  <table:table-row table:style-name="Таблица6.1">
          <table:table-cell table:style-name="Таблица6.A1" office:value-type="string">
            <text:p text:style-name="P25"/>
          </table:table-cell>
          <table:table-cell table:style-name="Таблица6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office:value-type="string">
            <text:p text:style-name="P2"/>
          </table:table-cell>
        </table:table-row>
      </table:table>
      <text:p text:style-name="P2">Где:</text:p>
      <text:p text:style-name="P2">{<text:span text:style-name="T6">token</text:span>} – Токен доступа пользователя</text:p>
      <text:p text:style-name="P3"/>
      <text:list xml:id="list494968075" text:continue-numbering="true" text:style-name="Outline">
        <text:list-item>
          <text:h text:style-name="P57" text:outline-level="1"><text:bookmark text:name="_Проверка_ошибки_5**"/>Проверка ошибки 5**</text:h>
        </text:list-item>
      </text:list>
      <text:p text:style-name="P1"><text:a xlink:type="simple" xlink:href="#_Оглавление_2" text:style-name="Internet_20_link" text:visited-style-name="Visited_20_Internet_20_Link"><text:span text:style-name="T5">оглавление</text:span></text:a></text:p>
      <text:p text:style-name="P33">Метод предназначен для проверки как сервер реагирует на ошибки в коде. Сервер вызывает исключение которое сам же должен перехватить и выдать корректный ответ с кодом ошибки 500-599, при этом в лог должно быть записано максимум информации о возникшей ошибке. Соединение не должно быть сброшено и пользователю должно вернуться либо ”no content”, либо информация о том что произошла ошибка.</text:p>
      <text:p text:style-name="P3">При запросе с заголовком «application/json» возвращается ответ в JSON</text:p>
      <text:p text:style-name="P3">При запросе без заголовка или с иным другим заголовком ответ возвращается в HTML</text:p>
      <text:p text:style-name="P40"><text:span text:style-name="T10">ВНИМАНИЕ!</text:span><text:span text:style-name="T6"> Данный метод вызывается без авторизации</text:span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row>
          <table:table-cell table:style-name="Таблица45.A1" office:value-type="string">
            <text:p text:style-name="P44">Адрес</text:p>
          </table:table-cell>
          <table:table-cell table:style-name="Таблица45.B1" table:number-columns-spanned="3" office:value-type="string">
            <text:p text:style-name="P44">/api/v1.0/panic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4">Метод</text:p>
          </table:table-cell>
          <table:table-cell table:style-name="Таблица45.B2" table:number-columns-spanned="3" office:value-type="string">
            <text:p text:style-name="P44">GET</text:p>
          </table:table-cell>
          <table:covered-table-cell/>
          <table:covered-table-cell/>
        </table:table-row>
        <table:table-row table:style-name="Таблица45.3">
          <table:table-cell table:style-name="Таблица45.A3" table:number-columns-spanned="4" office:value-type="string">
            <text:p text:style-name="P20">Входящие данные</text:p>
          </table:table-cell>
          <table:covered-table-cell/>
          <table:covered-table-cell/>
          <table:covered-table-cell/>
        </table:table-row>
        <table:table-row table:style-name="Таблица45.3">
          <table:table-cell table:style-name="Таблица45.A3" table:number-rows-spanned="2" office:value-type="string">
            <text:p text:style-name="P21">Заголовки</text:p>
          </table:table-cell>
          <table:table-cell table:style-name="Таблица45.A2" office:value-type="string">
            <text:p text:style-name="P45">Имя</text:p>
          </table:table-cell>
          <table:table-cell table:style-name="Таблица45.A2" office:value-type="string">
            <text:p text:style-name="P45">Значение</text:p>
          </table:table-cell>
          <table:table-cell table:style-name="Таблица45.B2" office:value-type="string">
            <text:p text:style-name="P45">Описание</text:p>
          </table:table-cell>
        </table:table-row>
        <table:table-row table:style-name="Таблица45.3">
          <table:covered-table-cell/>
          <table:table-cell table:style-name="Таблица45.A2" office:value-type="string">
            <text:p text:style-name="P44">Content-Type</text:p>
          </table:table-cell>
          <table:table-cell table:style-name="Таблица45.A2" office:value-type="string">
            <text:p text:style-name="P44">application/json</text:p>
          </table:table-cell>
          <table:table-cell table:style-name="Таблица45.B2" office:value-type="string">
            <text:p text:style-name="P44">Формат передаваемых данных</text:p>
          </table:table-cell>
        </table:table-row>
        <table:table-row table:style-name="Таблица45.3">
          <table:table-cell table:style-name="Таблица45.A6" office:value-type="string">
            <text:p text:style-name="P21">Параметры</text:p>
          </table:table-cell>
          <table:table-cell table:style-name="Таблица45.B2" table:number-columns-spanned="3" office:value-type="string">
            <text:p text:style-name="P44">Нет</text:p>
          </table:table-cell>
          <table:covered-table-cell/>
          <table:covered-table-cell/>
        </table:table-row>
        <table:table-row table:style-name="Таблица45.3">
          <table:table-cell table:style-name="Таблица45.A7" table:number-columns-spanned="4" office:value-type="string">
            <text:p text:style-name="P23">Исходящие данные</text:p>
          </table:table-cell>
          <table:covered-table-cell/>
          <table:covered-table-cell/>
          <table:covered-table-cell/>
        </table:table-row>
        <table:table-row table:style-name="Таблица45.3">
          <table:table-cell table:style-name="Таблица45.A8" table:number-rows-spanned="2" office:value-type="string">
            <text:p text:style-name="P21">Заголовки</text:p>
          </table:table-cell>
          <table:table-cell table:style-name="Таблица45.B8" office:value-type="string">
            <text:p text:style-name="P23">Имя</text:p>
          </table:table-cell>
          <table:table-cell table:style-name="Таблица45.B8" office:value-type="string">
            <text:p text:style-name="P23">Значение</text:p>
          </table:table-cell>
          <table:table-cell table:style-name="Таблица45.D8" office:value-type="string">
            <text:p text:style-name="P23">Описание</text:p>
          </table:table-cell>
        </table:table-row>
        <table:table-row table:style-name="Таблица45.3">
          <table:covered-table-cell/>
          <table:table-cell table:style-name="Таблица45.B8" office:value-type="string">
            <text:p text:style-name="P21">Content-Type</text:p>
          </table:table-cell>
          <table:table-cell table:style-name="Таблица45.B8" office:value-type="string">
            <text:p text:style-name="P21">application/json</text:p>
          </table:table-cell>
          <table:table-cell table:style-name="Таблица45.D8" office:value-type="string">
            <text:p text:style-name="P21">Формат передаваемых данных</text:p>
          </table:table-cell>
        </table:table-row>
        <table:table-row>
          <table:table-cell table:style-name="Таблица45.A2" office:value-type="string">
            <text:p text:style-name="P44">Параметры</text:p>
          </table:table-cell>
          <table:table-cell table:style-name="Таблица45.B2" table:number-columns-spanned="3" office:value-type="string">
            <text:p text:style-name="P44">Описание и стэк трэйс паники в формате html или json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5">HTTP коды</text:p>
          </table:table-cell>
          <table:table-cell table:style-name="Таблица45.B2" table:number-columns-spanned="3" office:value-type="string">
            <text:p text:style-name="P45">Описание</text:p>
          </table:table-cell>
          <table:covered-table-cell/>
          <table:covered-table-cell/>
        </table:table-row>
        <table:table-row>
          <table:table-cell table:style-name="Таблица45.A2" office:value-type="string">
            <text:p text:style-name="P46">500</text:p>
          </table:table-cell>
          <table:table-cell table:style-name="Таблица45.B2" table:number-columns-spanned="3" office:value-type="string">
            <text:p text:style-name="P44"><text:span text:style-name="T7">Internal Server Error</text:span>. Любая не описанная ошибка на стороне сервера</text:p>
            <text:p text:style-name="P18">Сервер доступен, но на сервере произошла ошибка вызвавшее прерывание выполнения кода</text:p>
            <text:p text:style-name="P18">В случае запроса с <text:s/>content-type json, ответ дополняется структурой error с описанием ошибки</text:p>
          </table:table-cell>
          <table:covered-table-cell/>
          <table:covered-table-cell/>
        </table:table-row>
        <table:table-row>
          <table:table-cell table:style-name="Таблица45.B2" table:number-columns-spanned="4" office:value-type="string">
            <text:p text:style-name="P45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45.A14" office:value-type="float" office:value="-1">
            <text:p text:style-name="P44">-1</text:p>
          </table:table-cell>
          <table:table-cell table:style-name="Таблица45.B2" table:number-columns-spanned="3" office:value-type="string">
            <text:p text:style-name="P44">Внутренняя ошибка сервера</text:p>
          </table:table-cell>
          <table:covered-table-cell/>
          <table:covered-table-cell/>
        </table:table-row>
      </table:table>
      <text:p text:style-name="P14"/>
      <text:list xml:id="list406033953" text:continue-numbering="true" text:style-name="Outline">
        <text:list-item>
          <text:h text:style-name="P56" text:outline-level="1">Серверное время в UTC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2">Передача на сервер локального времени агента в UTC таймзоне, для определения корректности времени агента и вычислении delta которую необходимо добавлять к меткам времени при передаче метрик на сервер.</text:p>
      <text:p text:style-name="P33">После получения ответа на запрос агент вычисляет время затраченное на запрос, делит его пополам и на основе серверного и локального времени получает дельту, если разница между дельта полученной с сервера и вычисленной локально больше 1 секунды, то берётся среднее между дельтами.</text:p>
      <text:p text:style-name="P40"><text:span text:style-name="T10">ВНИМАНИЕ!</text:span><text:span text:style-name="T6"> Данный метод вызывается без авторизации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44">Адрес</text:p>
          </table:table-cell>
          <table:table-cell table:style-name="Таблица7.B1" table:number-columns-spanned="4" office:value-type="string">
            <text:p text:style-name="P28">/api/v1.0/settings/time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44">Метод</text:p>
          </table:table-cell>
          <table:table-cell table:style-name="Таблица7.B2" table:number-columns-spanned="4" office:value-type="string">
            <text:p text:style-name="P44">PUT</text:p>
          </table:table-cell>
          <table:covered-table-cell/>
          <table:covered-table-cell/>
          <table:covered-table-cell/>
        </table:table-row>
        <table:table-row table:style-name="Таблица7.3">
          <table:table-cell table:style-name="Таблица7.A3" table:number-columns-spanned="5" office:value-type="string">
            <text:p text:style-name="P20">Входящие данные</text:p>
          </table:table-cell>
          <table:covered-table-cell/>
          <table:covered-table-cell/>
          <table:covered-table-cell/>
          <table:covered-table-cell/>
        </table:table-row>
        <table:table-row table:style-name="Таблица7.3">
          <table:table-cell table:style-name="Таблица7.A3" table:number-rows-spanned="2" office:value-type="string">
            <text:p text:style-name="P21">Заголовки</text:p>
          </table:table-cell>
          <table:table-cell table:style-name="Таблица7.A2" office:value-type="string">
            <text:p text:style-name="P45">Имя</text:p>
          </table:table-cell>
          <table:table-cell table:style-name="Таблица7.A2" table:number-columns-spanned="2" office:value-type="string">
            <text:p text:style-name="P45">Значение</text:p>
          </table:table-cell>
          <table:covered-table-cell/>
          <table:table-cell table:style-name="Таблица7.B2" office:value-type="string">
            <text:p text:style-name="P45">Описание</text:p>
          </table:table-cell>
        </table:table-row>
        <table:table-row table:style-name="Таблица7.3">
          <table:covered-table-cell/>
          <table:table-cell table:style-name="Таблица7.A2" office:value-type="string">
            <text:p text:style-name="P44">Content-Type</text:p>
          </table:table-cell>
          <table:table-cell table:style-name="Таблица7.A2" table:number-columns-spanned="2" office:value-type="string">
            <text:p text:style-name="P44">application/json</text:p>
          </table:table-cell>
          <table:covered-table-cell/>
          <table:table-cell table:style-name="Таблица7.B2" office:value-type="string">
            <text:p text:style-name="P44">Формат передаваемых данных</text:p>
          </table:table-cell>
        </table:table-row>
        <table:table-row table:style-name="Таблица7.3">
          <table:table-cell table:style-name="Таблица7.A6" table:number-rows-spanned="2" office:value-type="string">
            <text:p text:style-name="P21">Параметры</text:p>
          </table:table-cell>
          <table:table-cell table:style-name="Таблица7.A2" office:value-type="string">
            <text:p text:style-name="P23">Имя</text:p>
          </table:table-cell>
          <table:table-cell table:style-name="Таблица7.A2" table:number-columns-spanned="2" office:value-type="string">
            <text:p text:style-name="P23">Значение</text:p>
          </table:table-cell>
          <table:covered-table-cell/>
          <table:table-cell table:style-name="Таблица7.B2" office:value-type="string">
            <text:p text:style-name="P23">Описание</text:p>
          </table:table-cell>
        </table:table-row>
        <table:table-row table:style-name="Таблица7.3">
          <table:covered-table-cell/>
          <table:table-cell table:style-name="Таблица7.A2" office:value-type="string">
            <text:p text:style-name="P21">time</text:p>
          </table:table-cell>
          <table:table-cell table:style-name="Таблица7.A2" table:number-columns-spanned="2" office:value-type="string">
            <text:p text:style-name="P21">Строка</text:p>
          </table:table-cell>
          <table:covered-table-cell/>
          <table:table-cell table:style-name="Таблица7.B2" office:value-type="string">
            <text:p text:style-name="P21">Дата и время локального времени агента приведённая в UTC таймзону<text:line-break/>Дата и время в стандарте ISO 8601</text:p>
          </table:table-cell>
        </table:table-row>
        <table:table-row table:style-name="Таблица7.3">
          <table:table-cell table:style-name="Таблица7.A8" table:number-columns-spanned="5" office:value-type="string">
            <text:p text:style-name="P23">Исходящие данные</text:p>
          </table:table-cell>
          <table:covered-table-cell/>
          <table:covered-table-cell/>
          <table:covered-table-cell/>
          <table:covered-table-cell/>
        </table:table-row>
        <table:table-row table:style-name="Таблица7.3">
          <table:table-cell table:style-name="Таблица7.A9" table:number-rows-spanned="2" office:value-type="string">
            <text:p text:style-name="P21">Заголовки</text:p>
          </table:table-cell>
          <table:table-cell table:style-name="Таблица7.B9" office:value-type="string">
            <text:p text:style-name="P23">Имя</text:p>
          </table:table-cell>
          <table:table-cell table:style-name="Таблица7.B9" table:number-columns-spanned="2" office:value-type="string">
            <text:p text:style-name="P23">Значение</text:p>
          </table:table-cell>
          <table:covered-table-cell/>
          <table:table-cell table:style-name="Таблица7.E9" office:value-type="string">
            <text:p text:style-name="P23">Описание</text:p>
          </table:table-cell>
        </table:table-row>
        <table:table-row table:style-name="Таблица7.3">
          <table:covered-table-cell/>
          <table:table-cell table:style-name="Таблица7.B9" office:value-type="string">
            <text:p text:style-name="P21">Content-Type</text:p>
          </table:table-cell>
          <table:table-cell table:style-name="Таблица7.B9" table:number-columns-spanned="2" office:value-type="string">
            <text:p text:style-name="P21">application/json</text:p>
          </table:table-cell>
          <table:covered-table-cell/>
          <table:table-cell table:style-name="Таблица7.E9" office:value-type="string">
            <text:p text:style-name="P21">Формат передаваемых данных</text:p>
          </table:table-cell>
        </table:table-row>
        <table:table-row>
          <table:table-cell table:style-name="Таблица7.A11" table:number-rows-spanned="3" office:value-type="string">
            <text:p text:style-name="P19">П<text:span text:style-name="T13">араметры</text:span></text:p>
          </table:table-cell>
          <table:table-cell table:style-name="Таблица7.A2" office:value-type="string">
            <text:p text:style-name="P23">Имя</text:p>
          </table:table-cell>
          <table:table-cell table:style-name="Таблица7.A2" office:value-type="string">
            <text:p text:style-name="P23">Значение</text:p>
          </table:table-cell>
          <table:table-cell table:style-name="Таблица7.B2" table:number-columns-spanned="2" office:value-type="string">
            <text:p text:style-name="P23">Описание</text:p>
          </table:table-cell>
          <table:covered-table-cell/>
        </table:table-row>
        <table:table-row>
          <table:covered-table-cell/>
          <table:table-cell table:style-name="Таблица7.A2" office:value-type="string">
            <text:p text:style-name="P21">time</text:p>
          </table:table-cell>
          <table:table-cell table:style-name="Таблица7.A2" office:value-type="string">
            <text:p text:style-name="P21">Строка</text:p>
          </table:table-cell>
          <table:table-cell table:style-name="Таблица7.B2" table:number-columns-spanned="2" office:value-type="string">
            <text:p text:style-name="P21">Дата и время серверного времени приведённая в UTC таймзону<text:line-break/>Дата и время в стандарте ISO 8601</text:p>
          </table:table-cell>
          <table:covered-table-cell/>
        </table:table-row>
        <table:table-row>
          <table:covered-table-cell/>
          <table:table-cell table:style-name="Таблица7.A2" office:value-type="string">
            <text:p text:style-name="P21">delta</text:p>
          </table:table-cell>
          <table:table-cell table:style-name="Таблица7.A2" office:value-type="string">
            <text:p text:style-name="P21">Число</text:p>
          </table:table-cell>
          <table:table-cell table:style-name="Таблица7.B2" table:number-columns-spanned="2" office:value-type="string">
            <text:p text:style-name="P21">Посчитанная разница между локальным временем клиента и серверным временем в наносекундах. Отрицательное или положительное число</text:p>
            <text:p text:style-name="P21">В результате сложения дельты и локального времени клиента в UTC должно получиться серверное время в UTC</text:p>
          </table:table-cell>
          <table:covered-table-cell/>
        </table:table-row>
        <table:table-row>
          <table:table-cell table:style-name="Таблица7.A2" office:value-type="string">
            <text:p text:style-name="P45">HTTP коды</text:p>
          </table:table-cell>
          <table:table-cell table:style-name="Таблица7.B2" table:number-columns-spanned="4" office:value-type="string">
            <text:p text:style-name="P45">Описание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4">200</text:p>
          </table:table-cell>
          <table:table-cell table:style-name="Таблица7.B2" table:number-columns-spanned="4" office:value-type="string">
            <text:p text:style-name="P21"><text:span text:style-name="T6">Ok</text:span>. Успешный запрос. Результат запроса передаётся в заголовке или теле ответа</text:p>
            <text:p text:style-name="P17">В теле ответа запрошенные данные</text:p>
          </table:table-cell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4">400</text:p>
          </table:table-cell>
          <table:table-cell table:style-name="Таблица7.B2" table:number-columns-spanned="4" office:value-type="string">
            <text:p text:style-name="P21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  <text:p text:style-name="P18">Передан не верный запрос, не верная структура данных или иная ошибка не позволившая корректно разобрать входящие данные в формате json</text:p>
          </table:table-cell>
          <table:covered-table-cell/>
          <table:covered-table-cell/>
          <table:covered-table-cell/>
        </table:table-row>
        <table:table-row>
          <table:table-cell table:style-name="Таблица7.B2" table:number-columns-spanned="5" office:value-type="string">
            <text:p text:style-name="P45">Внутренние коды ответ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25">4</text:p>
          </table:table-cell>
          <table:table-cell table:style-name="Таблица7.B2" table:number-columns-spanned="4" office:value-type="string">
            <text:p text:style-name="P21">Переданы неверные данные</text:p>
          </table:table-cell>
          <table:covered-table-cell/>
          <table:covered-table-cell/>
          <table:covered-table-cell/>
        </table:table-row>
      </table:table>
      <text:p text:style-name="P14"/>
      <text:list xml:id="list338863811" text:continue-numbering="true" text:style-name="Outline">
        <text:list-item>
          <text:h text:style-name="P56" text:outline-level="1">Загрузка файла на сервер</text:h>
        </text:list-item>
      </text:list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9"/>
          </table:table-cell>
          <table:table-cell table:style-name="Таблица18.A1" office:value-type="string">
            <text:p text:style-name="P50"><text:a xlink:type="simple" xlink:href="#1.Оглавление|outline" text:style-name="Internet_20_link" text:visited-style-name="Visited_20_Internet_20_Link"><text:span text:style-name="T2">оглавление</text:span></text:a></text:p>
          </table:table-cell>
        </table:table-row>
      </table:table>
      <text:p text:style-name="P32">Запрос выполняет загрузку файла или файлов во временную папку на сервере.<text:line-break/>Переданным файлам присваивается уникальный идентификатор и выставляется срок жизни, после которого файлы удаляются.</text:p>
      <text:p text:style-name="P38">Все компоненты сервера которым передаётся ID файла, делают копию файла в другую локацию для использования и постоянного хранения.</text:p>
      <text:p text:style-name="P38">Срок жизни файлов определяется настройками сервера и может быть от нескольких минут до нескольких дней.</text:p>
      <text:p text:style-name="P38">Доступ к методу разрешен любому авторизованному пользователю без учёта групп доступа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row>
          <table:table-cell table:style-name="Таблица56.A1" office:value-type="string">
            <text:p text:style-name="P44">Адрес</text:p>
          </table:table-cell>
          <table:table-cell table:style-name="Таблица56.B1" table:number-columns-spanned="3" office:value-type="string">
            <text:p text:style-name="P13">/api/v1.0/uploadfile?accessToken={<text:span text:style-name="T6">token</text:span>}</text:p>
            <text:p text:style-name="P13">/api/v1.0/uploadfile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44">Метод</text:p>
          </table:table-cell>
          <table:table-cell table:style-name="Таблица56.B2" table:number-columns-spanned="3" office:value-type="string">
            <text:p text:style-name="P44">POST</text:p>
          </table:table-cell>
          <table:covered-table-cell/>
          <table:covered-table-cell/>
        </table:table-row>
        <table:table-row table:style-name="Таблица56.3">
          <table:table-cell table:style-name="Таблица56.A3" table:number-columns-spanned="4" office:value-type="string">
            <text:p text:style-name="P20">Входящие данные</text:p>
          </table:table-cell>
          <table:covered-table-cell/>
          <table:covered-table-cell/>
          <table:covered-table-cell/>
        </table:table-row>
        <table:table-row table:style-name="Таблица56.3">
          <table:table-cell table:style-name="Таблица56.A3" table:number-rows-spanned="2" office:value-type="string">
            <text:p text:style-name="P21">Заголовки</text:p>
          </table:table-cell>
          <table:table-cell table:style-name="Таблица56.A2" office:value-type="string">
            <text:p text:style-name="P45">Имя</text:p>
          </table:table-cell>
          <table:table-cell table:style-name="Таблица56.A2" office:value-type="string">
            <text:p text:style-name="P45">Значение</text:p>
          </table:table-cell>
          <table:table-cell table:style-name="Таблица56.B2" office:value-type="string">
            <text:p text:style-name="P45">Описание</text:p>
          </table:table-cell>
        </table:table-row>
        <table:table-row table:style-name="Таблица56.3">
          <table:covered-table-cell/>
          <table:table-cell table:style-name="Таблица56.A2" office:value-type="string">
            <text:p text:style-name="P44">Content-Type</text:p>
          </table:table-cell>
          <table:table-cell table:style-name="Таблица56.A2" office:value-type="string">
            <text:p text:style-name="P44">multipart/form-data</text:p>
          </table:table-cell>
          <table:table-cell table:style-name="Таблица56.B2" office:value-type="string">
            <text:p text:style-name="P53">Формат передаваемых данных</text:p>
          </table:table-cell>
        </table:table-row>
        <table:table-row table:style-name="Таблица56.3">
          <table:table-cell table:style-name="Таблица56.A6" office:value-type="string">
            <text:p text:style-name="P21">Параметры</text:p>
          </table:table-cell>
          <table:table-cell table:style-name="Таблица56.B2" table:number-columns-spanned="3" office:value-type="string">
            <text:p text:style-name="P27">Multipart-From тело запроса</text:p>
          </table:table-cell>
          <table:covered-table-cell/>
          <table:covered-table-cell/>
        </table:table-row>
        <table:table-row table:style-name="Таблица56.3">
          <table:table-cell table:style-name="Таблица56.A7" table:number-columns-spanned="4" office:value-type="string">
            <text:p text:style-name="P23">Исходящие данные</text:p>
          </table:table-cell>
          <table:covered-table-cell/>
          <table:covered-table-cell/>
          <table:covered-table-cell/>
        </table:table-row>
        <table:table-row table:style-name="Таблица56.3">
          <table:table-cell table:style-name="Таблица56.A8" table:number-rows-spanned="2" office:value-type="string">
            <text:p text:style-name="P21">Заголовки</text:p>
          </table:table-cell>
          <table:table-cell table:style-name="Таблица56.B8" office:value-type="string">
            <text:p text:style-name="P23">Имя</text:p>
          </table:table-cell>
          <table:table-cell table:style-name="Таблица56.B8" office:value-type="string">
            <text:p text:style-name="P23">Значение</text:p>
          </table:table-cell>
          <table:table-cell table:style-name="Таблица56.D8" office:value-type="string">
            <text:p text:style-name="P23">Описание</text:p>
          </table:table-cell>
        </table:table-row>
        <table:table-row table:style-name="Таблица56.3">
          <table:covered-table-cell/>
          <table:table-cell table:style-name="Таблица56.B9" office:value-type="string">
            <text:p text:style-name="P21">Content-Type</text:p>
          </table:table-cell>
          <table:table-cell table:style-name="Таблица56.B8" office:value-type="string">
            <text:p text:style-name="P21">application/json</text:p>
          </table:table-cell>
          <table:table-cell table:style-name="Таблица56.D8" office:value-type="string">
            <text:p text:style-name="P21">Формат передаваемых данных</text:p>
          </table:table-cell>
        </table:table-row>
        <table:table-row>
          <table:table-cell table:style-name="Таблица56.A10" table:number-rows-spanned="6" office:value-type="string">
            <text:p text:style-name="P19">П<text:span text:style-name="T13">араметры</text:span></text:p>
          </table:table-cell>
          <table:table-cell table:style-name="Таблица56.A2" office:value-type="string">
            <text:p text:style-name="P23">Имя</text:p>
          </table:table-cell>
          <table:table-cell table:style-name="Таблица56.A2" office:value-type="string">
            <text:p text:style-name="P23">Значение</text:p>
          </table:table-cell>
          <table:table-cell table:style-name="Таблица56.B2" office:value-type="string">
            <text:p text:style-name="P23">Описание</text:p>
          </table:table-cell>
        </table:table-row>
        <table:table-row>
          <table:covered-table-cell/>
          <table:table-cell table:style-name="Таблица56.A2" office:value-type="string">
            <text:p text:style-name="P10">id</text:p>
          </table:table-cell>
          <table:table-cell table:style-name="Таблица56.A2" office:value-type="string">
            <text:p text:style-name="P10">Число</text:p>
          </table:table-cell>
          <table:table-cell table:style-name="Таблица56.B2" office:value-type="string">
            <text:p text:style-name="P10">Уникальный идентификатор присвоенный файлу</text:p>
          </table:table-cell>
        </table:table-row>
        <table:table-row>
          <table:covered-table-cell/>
          <table:table-cell table:style-name="Таблица56.A2" office:value-type="string">
            <text:p text:style-name="P10">field</text:p>
          </table:table-cell>
          <table:table-cell table:style-name="Таблица56.A2" office:value-type="string">
            <text:p text:style-name="P10">Строка</text:p>
          </table:table-cell>
          <table:table-cell table:style-name="Таблица56.B2" office:value-type="string">
            <text:p text:style-name="P10">Имя поля формы в котором был найден файл</text:p>
          </table:table-cell>
        </table:table-row>
        <table:table-row>
          <table:covered-table-cell/>
          <table:table-cell table:style-name="Таблица56.A2" office:value-type="string">
            <text:p text:style-name="P10">filename</text:p>
          </table:table-cell>
          <table:table-cell table:style-name="Таблица56.A2" office:value-type="string">
            <text:p text:style-name="P10">Строка</text:p>
          </table:table-cell>
          <table:table-cell table:style-name="Таблица56.B2" office:value-type="string">
            <text:p text:style-name="P10">Имя загруженного файла, которое было указано в форме</text:p>
          </table:table-cell>
        </table:table-row>
        <table:table-row>
          <table:covered-table-cell/>
          <table:table-cell table:style-name="Таблица56.A2" office:value-type="string">
            <text:p text:style-name="P10">size</text:p>
          </table:table-cell>
          <table:table-cell table:style-name="Таблица56.A2" office:value-type="string">
            <text:p text:style-name="P10">Число</text:p>
          </table:table-cell>
          <table:table-cell table:style-name="Таблица56.B2" office:value-type="string">
            <text:p text:style-name="P10">Размер загруженного файла в байтах</text:p>
          </table:table-cell>
        </table:table-row>
        <table:table-row>
          <table:covered-table-cell/>
          <table:table-cell table:style-name="Таблица56.A2" office:value-type="string">
            <text:p text:style-name="P10">contentType</text:p>
          </table:table-cell>
          <table:table-cell table:style-name="Таблица56.A2" office:value-type="string">
            <text:p text:style-name="P10">Строка</text:p>
          </table:table-cell>
          <table:table-cell table:style-name="Таблица56.B2" office:value-type="string">
            <text:p text:style-name="P10">MIME Content-Type содержимого файла.<text:line-break/>Если определить не удалось, то «application/octet-stream»</text:p>
          </table:table-cell>
        </table:table-row>
        <table:table-row>
          <table:table-cell table:style-name="Таблица56.A2" office:value-type="string">
            <text:p text:style-name="P45">HTTP коды</text:p>
          </table:table-cell>
          <table:table-cell table:style-name="Таблица56.B2" table:number-columns-spanned="3" office:value-type="string">
            <text:p text:style-name="P45">Описание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25">200</text:p>
          </table:table-cell>
          <table:table-cell table:style-name="Таблица56.B2" table:number-columns-spanned="3" office:value-type="string">
            <text:p text:style-name="P21"><text:span text:style-name="T6">Ok</text:span>. Успешный запрос. Результат запроса передаётся в заголовке или теле ответа</text:p>
            <text:p text:style-name="P17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8">401</text:p>
          </table:table-cell>
          <table:table-cell table:style-name="Таблица56.B2" table:number-columns-spanned="3" office:value-type="string">
            <text:p text:style-name="P2"><text:span text:style-name="T8">Unauthorized</text:span><text:span text:style-name="T9">. Для доступа у ресурсу необходима аутентификация клиента.</text:span></text:p>
            <text:p text:style-name="P2"><text:span text:style-name="T9">Заголовок ответа сервера будет содержать поле </text:span><text:span text:style-name="T8">WWW-Authenticate</text:span><text:span text:style-name="T9"> с перечнем условий <text:s/>аутентификации. Клиент может повторить запрос включив в новый запрос заголовок </text:span><text:span text:style-name="T8">Authorization</text:span><text:span text:style-name="T9"> с требуемыми для аутентификации данными</text:span></text:p>
            <text:p text:style-name="P18">Сессия истекла или доступ не авторизованным пользователем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25">403</text:p>
          </table:table-cell>
          <table:table-cell table:style-name="Таблица56.B2" table:number-columns-spanned="3" office:value-type="string">
            <text:p text:style-name="P21"><text:span text:style-name="T8">Forbidden</text:span><text:span text:style-name="T9">. Сервер отказывается выполнять запрос из за ограничений в доступе клиента к указанному ресурсу<text:line-break/></text:span><text:span text:style-name="T11">Доступ к методу запрещён</text:span></text:p>
          </table:table-cell>
          <table:covered-table-cell/>
          <table:covered-table-cell/>
        </table:table-row>
        <table:table-row>
          <table:table-cell table:style-name="Таблица56.A2" office:value-type="string">
            <text:p text:style-name="P25">500</text:p>
          </table:table-cell>
          <table:table-cell table:style-name="Таблица56.B2" table:number-columns-spanned="3" office:value-type="string">
            <text:p text:style-name="P21"><text:span text:style-name="T8">Internal Server Error</text:span><text:span text:style-name="T9">. Любая не описанная ошибка на стороне сервера</text:span></text:p>
            <text:p text:style-name="P18">Сервер не в состоянии вернуть ответ</text:p>
          </table:table-cell>
          <table:covered-table-cell/>
          <table:covered-table-cell/>
        </table:table-row>
        <table:table-row>
          <table:table-cell table:style-name="Таблица56.B2" table:number-columns-spanned="4" office:value-type="string">
            <text:p text:style-name="P45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56.A2" office:value-type="string">
            <text:p text:style-name="P25"/>
          </table:table-cell>
          <table:table-cell table:style-name="Таблица56.B2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P2">Где:</text:p>
      <text:p text:style-name="P29">{<text:span text:style-name="T6">token</text:span>} – Сессионный токен доступа</text:p>
      <text:p text:style-name="P14"/>
      <text:p text:style-name="P14">Имя поля формы содержащей файл или файлы может быть любым,<text:line-break/>при поступлении запроса выполняются следующие действия:</text:p>
      <text:list xml:id="list981107701491157018" text:style-name="L1">
        <text:list-item>
          <text:p text:style-name="P54">Просматриваются все имена полей формы</text:p>
        </text:list-item>
        <text:list-item>
          <text:p text:style-name="P54">Ищутся поля формы, содержащие файлы, остальные пропускаются</text:p>
        </text:list-item>
        <text:list-item>
          <text:p text:style-name="P54">Все файлы загружаются во временную папку на сервере</text:p>
        </text:list-item>
        <text:list-item>
          <text:p text:style-name="P54">Файлам присваиваются уникальные идентификаторы</text:p>
        </text:list-item>
      </text:list>
      <text:p text:style-name="P52">Уникальные идентификаторы загруженных файлов, возвращается в ответе сервера</text:p>
      <text:p text:style-name="P52"/>
      <text:list xml:id="list986685539" text:continue-list="list338863811" text:style-name="Outline">
        <text:list-item>
          <text:h text:style-name="P58" text:outline-level="1">Получение состояния данных в БД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возвращает структуру описывающую состояние БД для сущности myitem</text:p>
      <text:p text:style-name="P40"><text:span text:style-name="T10">ВНИМАНИЕ!</text:span><text:span text:style-name="T6"> Данный метод вызывается без авторизации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44">Адрес</text:p>
          </table:table-cell>
          <table:table-cell table:style-name="Таблица8.B1" table:number-columns-spanned="3" office:value-type="string">
            <text:p text:style-name="P13">/api/v1.0/myitem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4">Метод</text:p>
          </table:table-cell>
          <table:table-cell table:style-name="Таблица8.B2" table:number-columns-spanned="3" office:value-type="string">
            <text:p text:style-name="P13">OPTIONS</text:p>
          </table:table-cell>
          <table:covered-table-cell/>
          <table:covered-table-cell/>
        </table:table-row>
        <table:table-row table:style-name="Таблица8.3">
          <table:table-cell table:style-name="Таблица8.A3" table:number-columns-spanned="4" office:value-type="string">
            <text:p text:style-name="P20">Входящие данные</text:p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3" office:value-type="string">
            <text:p text:style-name="P21">Заголовки</text:p>
          </table:table-cell>
          <table:table-cell table:style-name="Таблица8.B2" table:number-columns-spanned="3" office:value-type="string">
            <text:p text:style-name="P47">Нет</text:p>
          </table:table-cell>
          <table:covered-table-cell/>
          <table:covered-table-cell/>
        </table:table-row>
        <table:table-row table:style-name="Таблица8.3">
          <table:table-cell table:style-name="Таблица8.A5" office:value-type="string">
            <text:p text:style-name="P21">Параметры</text:p>
          </table:table-cell>
          <table:table-cell table:style-name="Таблица8.B2" table:number-columns-spanned="3" office:value-type="string">
            <text:p text:style-name="P48">Нет</text:p>
          </table:table-cell>
          <table:covered-table-cell/>
          <table:covered-table-cell/>
        </table:table-row>
        <table:table-row table:style-name="Таблица8.3">
          <table:table-cell table:style-name="Таблица8.A6" table:number-columns-spanned="4" office:value-type="string">
            <text:p text:style-name="P23">Исходящие данные</text:p>
          </table:table-cell>
          <table:covered-table-cell/>
          <table:covered-table-cell/>
          <table:covered-table-cell/>
        </table:table-row>
        <table:table-row table:style-name="Таблица8.3">
          <table:table-cell table:style-name="Таблица8.A7" table:number-rows-spanned="3" office:value-type="string">
            <text:p text:style-name="P21">Заголовки</text:p>
          </table:table-cell>
          <table:table-cell table:style-name="Таблица8.B7" office:value-type="string">
            <text:p text:style-name="P4">Имя</text:p>
          </table:table-cell>
          <table:table-cell table:style-name="Таблица8.B7" office:value-type="string">
            <text:p text:style-name="P4">Значение</text:p>
          </table:table-cell>
          <table:table-cell table:style-name="Таблица8.D7" office:value-type="string">
            <text:p text:style-name="P4">Описание</text:p>
          </table:table-cell>
        </table:table-row>
        <table:table-row table:style-name="Таблица8.3">
          <table:covered-table-cell/>
          <table:table-cell table:style-name="Таблица8.B8" office:value-type="string">
            <text:p text:style-name="P2">Content-Type</text:p>
          </table:table-cell>
          <table:table-cell table:style-name="Таблица8.B8" office:value-type="string">
            <text:p text:style-name="P2">application/json</text:p>
          </table:table-cell>
          <table:table-cell table:style-name="Таблица8.D8" office:value-type="string">
            <text:p text:style-name="P2">Формат передаваемых данных</text:p>
          </table:table-cell>
        </table:table-row>
        <table:table-row table:style-name="Таблица8.3">
          <table:covered-table-cell/>
          <table:table-cell table:style-name="Таблица8.B8" office:value-type="string">
            <text:p text:style-name="P7">Retry-After</text:p>
          </table:table-cell>
          <table:table-cell table:style-name="Таблица8.B8" office:value-type="string">
            <text:p text:style-name="P2">{<text:span text:style-name="T6">waitTimeSec</text:span>}</text:p>
          </table:table-cell>
          <table:table-cell table:style-name="Таблица8.D8" office:value-type="string">
            <text:p text:style-name="P2">Рекомендуемое время ожидания до выполнения следующего запроса</text:p>
          </table:table-cell>
        </table:table-row>
        <table:table-row>
          <table:table-cell table:style-name="Таблица8.A10" table:number-rows-spanned="3" office:value-type="string">
            <text:p text:style-name="P19">П<text:span text:style-name="T13">араметры</text:span></text:p>
          </table:table-cell>
          <table:table-cell table:style-name="Таблица8.A2" office:value-type="string">
            <text:p text:style-name="P4">Имя</text:p>
          </table:table-cell>
          <table:table-cell table:style-name="Таблица8.A2" office:value-type="string">
            <text:p text:style-name="P4">Значение</text:p>
          </table:table-cell>
          <table:table-cell table:style-name="Таблица8.B2" office:value-type="string">
            <text:p text:style-name="P4">Описание</text:p>
          </table:table-cell>
        </table:table-row>
        <table:table-row>
          <table:covered-table-cell/>
          <table:table-cell table:style-name="Таблица8.A2" office:value-type="string">
            <text:p text:style-name="P48">count</text:p>
          </table:table-cell>
          <table:table-cell table:style-name="Таблица8.A2" office:value-type="string">
            <text:p text:style-name="P48">Число</text:p>
          </table:table-cell>
          <table:table-cell table:style-name="Таблица8.B2" office:value-type="string">
            <text:p text:style-name="P48">Количество записей в БД</text:p>
          </table:table-cell>
        </table:table-row>
        <table:table-row>
          <table:covered-table-cell/>
          <table:table-cell table:style-name="Таблица8.A2" office:value-type="string">
            <text:p text:style-name="P48">ids</text:p>
          </table:table-cell>
          <table:table-cell table:style-name="Таблица8.A2" office:value-type="string">
            <text:p text:style-name="P48">Массив</text:p>
          </table:table-cell>
          <table:table-cell table:style-name="Таблица8.B2" office:value-type="string">
            <text:p text:style-name="P48">Массив идентификаторов сущностей базы данных</text:p>
          </table:table-cell>
        </table:table-row>
        <table:table-row>
          <table:table-cell table:style-name="Таблица8.A2" office:value-type="string">
            <text:p text:style-name="P45">HTTP коды</text:p>
          </table:table-cell>
          <table:table-cell table:style-name="Таблица8.B2" table:number-columns-spanned="3" office:value-type="string">
            <text:p text:style-name="P45">Описание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5">204</text:p>
          </table:table-cell>
          <table:table-cell table:style-name="Таблица8.B2" table:number-columns-spanned="3" office:value-type="string">
            <text:p text:style-name="P21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6">Клиент не должен обновлять тело документа/ресурса, но может применить к нему полученные данные</text:p>
            <text:p text:style-name="P18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6">500</text:p>
          </table:table-cell>
          <table:table-cell table:style-name="Таблица8.B2" table:number-columns-spanned="3" office:value-type="string">
            <text:p text:style-name="P44"><text:span text:style-name="T7">Internal Server Error</text:span>. Любая не описанная ошибка на стороне сервера</text:p>
            <text:p text:style-name="P18">Внутренняя ошибка сервера</text:p>
          </table:table-cell>
          <table:covered-table-cell/>
          <table:covered-table-cell/>
        </table:table-row>
        <table:table-row>
          <table:table-cell table:style-name="Таблица8.B2" table:number-columns-spanned="4" office:value-type="string">
            <text:p text:style-name="P45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25"/>
          </table:table-cell>
          <table:table-cell table:style-name="Таблица8.B2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P2">Где:</text:p>
      <text:p text:style-name="P43">{<text:span text:style-name="T6">waitTimeSec</text:span>} – Рекомендуемое время ожидания до выполнения следующего запроса</text:p>
      <text:p text:style-name="P41"/>
      <text:list xml:id="list1184377745" text:continue-numbering="true" text:style-name="Outline">
        <text:list-item>
          <text:h text:style-name="P58" text:outline-level="1">Сохранение в БД данных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сохраняет в базе данных новую сущность и возвращает её ID</text:p>
      <text:p text:style-name="P42"><text:span text:style-name="T10">ВНИМАНИЕ!</text:span><text:span text:style-name="T6"> Данный метод вызывается без авторизации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44">Адрес</text:p>
          </table:table-cell>
          <table:table-cell table:style-name="Таблица10.B1" table:number-columns-spanned="3" office:value-type="string">
            <text:p text:style-name="P13">/api/v1.0/myitem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44">Метод</text:p>
          </table:table-cell>
          <table:table-cell table:style-name="Таблица10.B2" table:number-columns-spanned="3" office:value-type="string">
            <text:p text:style-name="P44">POST</text:p>
          </table:table-cell>
          <table:covered-table-cell/>
          <table:covered-table-cell/>
        </table:table-row>
        <table:table-row table:style-name="Таблица10.3">
          <table:table-cell table:style-name="Таблица10.A3" table:number-columns-spanned="4" office:value-type="string">
            <text:p text:style-name="P20">Входящие данные</text:p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3" table:number-rows-spanned="2" office:value-type="string">
            <text:p text:style-name="P21">Заголовки</text:p>
          </table:table-cell>
          <table:table-cell table:style-name="Таблица10.A2" office:value-type="string">
            <text:p text:style-name="P22">Имя</text:p>
          </table:table-cell>
          <table:table-cell table:style-name="Таблица10.A2" office:value-type="string">
            <text:p text:style-name="P22">Значение</text:p>
          </table:table-cell>
          <table:table-cell table:style-name="Таблица10.B2" office:value-type="string">
            <text:p text:style-name="P22">Описание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21">Content-Type<text:span text:style-name="T6">*</text:span></text:p>
          </table:table-cell>
          <table:table-cell table:style-name="Таблица10.A2" office:value-type="string">
            <text:p text:style-name="P21">application/json</text:p>
          </table:table-cell>
          <table:table-cell table:style-name="Таблица10.B2" office:value-type="string">
            <text:p text:style-name="P21">Формат передаваемых данных</text:p>
          </table:table-cell>
        </table:table-row>
        <table:table-row table:style-name="Таблица10.3">
          <table:table-cell table:style-name="Таблица10.A6" table:number-rows-spanned="4" office:value-type="string">
            <text:p text:style-name="P21">Параметры</text:p>
          </table:table-cell>
          <table:table-cell table:style-name="Таблица10.A2" office:value-type="string">
            <text:p text:style-name="P22">Имя</text:p>
          </table:table-cell>
          <table:table-cell table:style-name="Таблица10.A2" office:value-type="string">
            <text:p text:style-name="P22">Значение</text:p>
          </table:table-cell>
          <table:table-cell table:style-name="Таблица10.B2" office:value-type="string">
            <text:p text:style-name="P22">Описание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8">date</text:p>
          </table:table-cell>
          <table:table-cell table:style-name="Таблица10.A2" office:value-type="string">
            <text:p text:style-name="P48">Строка</text:p>
          </table:table-cell>
          <table:table-cell table:style-name="Таблица10.B2" office:value-type="string">
            <text:p text:style-name="P51">Любая дата и время в стандарте ISO 8601, не может быть пустым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8">number</text:p>
          </table:table-cell>
          <table:table-cell table:style-name="Таблица10.A2" office:value-type="string">
            <text:p text:style-name="P48">Число</text:p>
          </table:table-cell>
          <table:table-cell table:style-name="Таблица10.B2" office:value-type="string">
            <text:p text:style-name="P48">Любое положительное или отрицательное число кроме 0 и меньше 1024</text:p>
          </table:table-cell>
        </table:table-row>
        <table:table-row table:style-name="Таблица10.3">
          <table:covered-table-cell/>
          <table:table-cell table:style-name="Таблица10.A2" office:value-type="string">
            <text:p text:style-name="P48">text</text:p>
          </table:table-cell>
          <table:table-cell table:style-name="Таблица10.A2" office:value-type="string">
            <text:p text:style-name="P48">Строка</text:p>
          </table:table-cell>
          <table:table-cell table:style-name="Таблица10.B2" office:value-type="string">
            <text:p text:style-name="P48">Любая не пустая строка</text:p>
          </table:table-cell>
        </table:table-row>
        <table:table-row table:style-name="Таблица10.3">
          <table:table-cell table:style-name="Таблица10.A10" table:number-columns-spanned="4" office:value-type="string">
            <text:p text:style-name="P23">Исходящие данные</text:p>
          </table:table-cell>
          <table:covered-table-cell/>
          <table:covered-table-cell/>
          <table:covered-table-cell/>
        </table:table-row>
        <table:table-row table:style-name="Таблица10.3">
          <table:table-cell table:style-name="Таблица10.A11" table:number-rows-spanned="3" office:value-type="string">
            <text:p text:style-name="P21">Заголовки</text:p>
          </table:table-cell>
          <table:table-cell table:style-name="Таблица10.B11" office:value-type="string">
            <text:p text:style-name="P22">Имя</text:p>
          </table:table-cell>
          <table:table-cell table:style-name="Таблица10.B11" office:value-type="string">
            <text:p text:style-name="P22">Значение</text:p>
          </table:table-cell>
          <table:table-cell table:style-name="Таблица10.D11" office:value-type="string">
            <text:p text:style-name="P22">Описание</text:p>
          </table:table-cell>
        </table:table-row>
        <table:table-row table:style-name="Таблица10.3">
          <table:covered-table-cell/>
          <table:table-cell table:style-name="Таблица10.B12" office:value-type="string">
            <text:p text:style-name="P21">Content-Type</text:p>
          </table:table-cell>
          <table:table-cell table:style-name="Таблица10.B12" office:value-type="string">
            <text:p text:style-name="P21">application/json</text:p>
          </table:table-cell>
          <table:table-cell table:style-name="Таблица10.D12" office:value-type="string">
            <text:p text:style-name="P21">Формат передаваемых данных</text:p>
          </table:table-cell>
        </table:table-row>
        <table:table-row table:style-name="Таблица10.3">
          <table:covered-table-cell/>
          <table:table-cell table:style-name="Таблица10.B13" office:value-type="string">
            <text:p text:style-name="P26">Retry-After</text:p>
          </table:table-cell>
          <table:table-cell table:style-name="Таблица10.B13" office:value-type="string">
            <text:p text:style-name="P21">{<text:span text:style-name="T6">waitTimeSec</text:span>}</text:p>
          </table:table-cell>
          <table:table-cell table:style-name="Таблица10.D13" office:value-type="string">
            <text:p text:style-name="P21">Рекомендуемое время ожидания до выполнения следующего запроса</text:p>
          </table:table-cell>
        </table:table-row>
        <table:table-row>
          <table:table-cell table:style-name="Таблица10.A14" table:number-rows-spanned="2" office:value-type="string">
            <text:p text:style-name="P19">П<text:span text:style-name="T13">араметры</text:span></text:p>
          </table:table-cell>
          <table:table-cell table:style-name="Таблица10.A2" office:value-type="string">
            <text:p text:style-name="P22">Имя</text:p>
          </table:table-cell>
          <table:table-cell table:style-name="Таблица10.A2" office:value-type="string">
            <text:p text:style-name="P22">Значение</text:p>
          </table:table-cell>
          <table:table-cell table:style-name="Таблица10.B2" office:value-type="string">
            <text:p text:style-name="P22">Описание</text:p>
          </table:table-cell>
        </table:table-row>
        <table:table-row>
          <table:covered-table-cell/>
          <table:table-cell table:style-name="Таблица10.A2" office:value-type="string">
            <text:p text:style-name="P27">id</text:p>
          </table:table-cell>
          <table:table-cell table:style-name="Таблица10.A2" office:value-type="string">
            <text:p text:style-name="P27">Число</text:p>
          </table:table-cell>
          <table:table-cell table:style-name="Таблица10.B2" office:value-type="string">
            <text:p text:style-name="P27">Уникальный идентификатор сохраненной сущности</text:p>
          </table:table-cell>
        </table:table-row>
        <table:table-row>
          <table:table-cell table:style-name="Таблица10.A2" office:value-type="string">
            <text:p text:style-name="P45">HTTP коды</text:p>
          </table:table-cell>
          <table:table-cell table:style-name="Таблица10.B2" table:number-columns-spanned="3" office:value-type="string">
            <text:p text:style-name="P45">Описание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25">200</text:p>
          </table:table-cell>
          <table:table-cell table:style-name="Таблица10.B2" table:number-columns-spanned="3" office:value-type="string">
            <text:p text:style-name="P21"><text:span text:style-name="T6">Ok</text:span>. Успешный запрос. Результат запроса передаётся в заголовке или теле ответа</text:p>
            <text:p text:style-name="P18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8">400</text:p>
          </table:table-cell>
          <table:table-cell table:style-name="Таблица10.B2" table:number-columns-spanned="3" office:value-type="string">
            <text:p text:style-name="P2"><text:span text:style-name="T8">Bad Request</text:span><text:span text:style-name="T9">. В запросе клиента присутствует синтаксическая ошибка или не указаны обязательные параметры запроса</text:span></text:p>
            <text:p text:style-name="P31">Не верные входящие данные, подробности ошибки в структуре ответа</text:p>
          </table:table-cell>
          <table:covered-table-cell/>
          <table:covered-table-cell/>
        </table:table-row>
        <table:table-row>
          <table:table-cell table:style-name="Таблица10.A2" office:value-type="string">
            <text:p text:style-name="P46">500</text:p>
          </table:table-cell>
          <table:table-cell table:style-name="Таблица10.B2" table:number-columns-spanned="3" office:value-type="string">
            <text:p text:style-name="P44"><text:span text:style-name="T7">Internal Server Error</text:span>. Любая не описанная ошибка на стороне сервера</text:p>
            <text:p text:style-name="P18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0.B2" table:number-columns-spanned="4" office:value-type="string">
            <text:p text:style-name="P45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0.A2" office:value-type="string">
            <text:p text:style-name="P25"/>
          </table:table-cell>
          <table:table-cell table:style-name="Таблица10.B2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P2">Где:</text:p>
      <text:p text:style-name="P30">{<text:span text:style-name="T6">waitTimeSec</text:span>} – Рекомендуемое время ожидания до выполнения следующего запроса</text:p>
      <text:p text:style-name="P30"/>
      <text:p text:style-name="P15"/>
      <text:list xml:id="list1640082078" text:continue-numbering="true" text:style-name="Outline">
        <text:list-item>
          <text:h text:style-name="P58" text:outline-level="1">Получение данных из БД по ID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возвращает данные из БД по ID</text:p>
      <text:p text:style-name="P42"><text:span text:style-name="T10">ВНИМАНИЕ!</text:span><text:span text:style-name="T6"> Данный метод вызывается без авторизации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44">Адрес</text:p>
          </table:table-cell>
          <table:table-cell table:style-name="Таблица11.B1" table:number-columns-spanned="3" office:value-type="string">
            <text:p text:style-name="P13">/api/v1.0/myitem/{<text:span text:style-name="T7">id</text:span>}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44">Метод</text:p>
          </table:table-cell>
          <table:table-cell table:style-name="Таблица11.B2" table:number-columns-spanned="3" office:value-type="string">
            <text:p text:style-name="P44">GET</text:p>
          </table:table-cell>
          <table:covered-table-cell/>
          <table:covered-table-cell/>
        </table:table-row>
        <table:table-row table:style-name="Таблица11.3">
          <table:table-cell table:style-name="Таблица11.A3" table:number-columns-spanned="4" office:value-type="string">
            <text:p text:style-name="P20">Входящие данные</text:p>
          </table:table-cell>
          <table:covered-table-cell/>
          <table:covered-table-cell/>
          <table:covered-table-cell/>
        </table:table-row>
        <table:table-row table:style-name="Таблица11.3">
          <table:table-cell table:style-name="Таблица11.A3" office:value-type="string">
            <text:p text:style-name="P21">Заголовки</text:p>
          </table:table-cell>
          <table:table-cell table:style-name="Таблица11.B2" table:number-columns-spanned="3" office:value-type="string">
            <text:p text:style-name="P27">Нет</text:p>
          </table:table-cell>
          <table:covered-table-cell/>
          <table:covered-table-cell/>
        </table:table-row>
        <table:table-row table:style-name="Таблица11.3">
          <table:table-cell table:style-name="Таблица11.A5" office:value-type="string">
            <text:p text:style-name="P21">Параметры</text:p>
          </table:table-cell>
          <table:table-cell table:style-name="Таблица11.B2" table:number-columns-spanned="3" office:value-type="string">
            <text:p text:style-name="P27">Нет</text:p>
          </table:table-cell>
          <table:covered-table-cell/>
          <table:covered-table-cell/>
        </table:table-row>
        <table:table-row table:style-name="Таблица11.3">
          <table:table-cell table:style-name="Таблица11.A6" table:number-columns-spanned="4" office:value-type="string">
            <text:p text:style-name="P23">Исходящие данные</text:p>
          </table:table-cell>
          <table:covered-table-cell/>
          <table:covered-table-cell/>
          <table:covered-table-cell/>
        </table:table-row>
        <table:table-row table:style-name="Таблица11.3">
          <table:table-cell table:style-name="Таблица11.A7" table:number-rows-spanned="3" office:value-type="string">
            <text:p text:style-name="P21">Заголовки</text:p>
          </table:table-cell>
          <table:table-cell table:style-name="Таблица11.B7" office:value-type="string">
            <text:p text:style-name="P22">Имя</text:p>
          </table:table-cell>
          <table:table-cell table:style-name="Таблица11.B7" office:value-type="string">
            <text:p text:style-name="P22">Значение</text:p>
          </table:table-cell>
          <table:table-cell table:style-name="Таблица11.D7" office:value-type="string">
            <text:p text:style-name="P22">Описание</text:p>
          </table:table-cell>
        </table:table-row>
        <table:table-row table:style-name="Таблица11.3">
          <table:covered-table-cell/>
          <table:table-cell table:style-name="Таблица11.B8" office:value-type="string">
            <text:p text:style-name="P21">Content-Type</text:p>
          </table:table-cell>
          <table:table-cell table:style-name="Таблица11.B8" office:value-type="string">
            <text:p text:style-name="P21">application/json</text:p>
          </table:table-cell>
          <table:table-cell table:style-name="Таблица11.D8" office:value-type="string">
            <text:p text:style-name="P21">Формат передаваемых данных</text:p>
          </table:table-cell>
        </table:table-row>
        <table:table-row table:style-name="Таблица11.3">
          <table:covered-table-cell/>
          <table:table-cell table:style-name="Таблица11.B9" office:value-type="string">
            <text:p text:style-name="P26">Retry-After</text:p>
          </table:table-cell>
          <table:table-cell table:style-name="Таблица11.B9" office:value-type="string">
            <text:p text:style-name="P21">{<text:span text:style-name="T6">waitTimeSec</text:span>}</text:p>
          </table:table-cell>
          <table:table-cell table:style-name="Таблица11.D9" office:value-type="string">
            <text:p text:style-name="P21">Рекомендуемое время ожидания до выполнения следующего запроса</text:p>
          </table:table-cell>
        </table:table-row>
        <table:table-row>
          <table:table-cell table:style-name="Таблица11.A10" table:number-rows-spanned="5" office:value-type="string">
            <text:p text:style-name="P19">П<text:span text:style-name="T13">араметры</text:span></text:p>
          </table:table-cell>
          <table:table-cell table:style-name="Таблица11.A2" office:value-type="string">
            <text:p text:style-name="P22">Имя</text:p>
          </table:table-cell>
          <table:table-cell table:style-name="Таблица11.A2" office:value-type="string">
            <text:p text:style-name="P22">Значение</text:p>
          </table:table-cell>
          <table:table-cell table:style-name="Таблица11.B2" office:value-type="string">
            <text:p text:style-name="P22">Описание</text:p>
          </table:table-cell>
        </table:table-row>
        <table:table-row>
          <table:covered-table-cell/>
          <table:table-cell table:style-name="Таблица11.A2" office:value-type="string">
            <text:p text:style-name="P27">id</text:p>
          </table:table-cell>
          <table:table-cell table:style-name="Таблица11.A2" office:value-type="string">
            <text:p text:style-name="P27">Число</text:p>
          </table:table-cell>
          <table:table-cell table:style-name="Таблица11.B2" office:value-type="string">
            <text:p text:style-name="P27">Уникальный идентификатор сущности</text:p>
          </table:table-cell>
        </table:table-row>
        <table:table-row>
          <table:covered-table-cell/>
          <table:table-cell table:style-name="Таблица11.A2" office:value-type="string">
            <text:p text:style-name="P48">date</text:p>
          </table:table-cell>
          <table:table-cell table:style-name="Таблица11.A2" office:value-type="string">
            <text:p text:style-name="P48">Строка</text:p>
          </table:table-cell>
          <table:table-cell table:style-name="Таблица11.B2" office:value-type="string">
            <text:p text:style-name="P51">Любая дата и время</text:p>
          </table:table-cell>
        </table:table-row>
        <table:table-row>
          <table:covered-table-cell/>
          <table:table-cell table:style-name="Таблица11.A2" office:value-type="string">
            <text:p text:style-name="P48">number</text:p>
          </table:table-cell>
          <table:table-cell table:style-name="Таблица11.A2" office:value-type="string">
            <text:p text:style-name="P48">Число</text:p>
          </table:table-cell>
          <table:table-cell table:style-name="Таблица11.B2" office:value-type="string">
            <text:p text:style-name="P48">Любое число</text:p>
          </table:table-cell>
        </table:table-row>
        <table:table-row>
          <table:covered-table-cell/>
          <table:table-cell table:style-name="Таблица11.A2" office:value-type="string">
            <text:p text:style-name="P48">text</text:p>
          </table:table-cell>
          <table:table-cell table:style-name="Таблица11.A2" office:value-type="string">
            <text:p text:style-name="P48">Строка</text:p>
          </table:table-cell>
          <table:table-cell table:style-name="Таблица11.B2" office:value-type="string">
            <text:p text:style-name="P48">Любая строка</text:p>
          </table:table-cell>
        </table:table-row>
        <table:table-row>
          <table:table-cell table:style-name="Таблица11.A2" office:value-type="string">
            <text:p text:style-name="P45">HTTP коды</text:p>
          </table:table-cell>
          <table:table-cell table:style-name="Таблица11.B2" table:number-columns-spanned="3" office:value-type="string">
            <text:p text:style-name="P45">Описание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25">200</text:p>
          </table:table-cell>
          <table:table-cell table:style-name="Таблица11.B2" table:number-columns-spanned="3" office:value-type="string">
            <text:p text:style-name="P21"><text:span text:style-name="T6">Ok</text:span>. Успешный запрос. Результат запроса передаётся в заголовке или теле ответа</text:p>
            <text:p text:style-name="P18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1.A2" office:value-type="string">
            <text:p text:style-name="P46">500</text:p>
          </table:table-cell>
          <table:table-cell table:style-name="Таблица11.B2" table:number-columns-spanned="3" office:value-type="string">
            <text:p text:style-name="P44"><text:span text:style-name="T7">Internal Server Error</text:span>. Любая не описанная ошибка на стороне сервера</text:p>
            <text:p text:style-name="P18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1.B2" table:number-columns-spanned="4" office:value-type="string">
            <text:p text:style-name="P45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25"/>
          </table:table-cell>
          <table:table-cell table:style-name="Таблица11.B2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P2">Где:</text:p>
      <text:p text:style-name="P30">{<text:span text:style-name="T6">waitTimeSec</text:span>} – Рекомендуемое время ожидания до выполнения следующего запроса</text:p>
      <text:p text:style-name="P30">{<text:span text:style-name="T7">id</text:span>} — Уникальный идентификатор сущности</text:p>
      <text:p text:style-name="P15"/>
      <text:list xml:id="list588637960" text:continue-numbering="true" text:style-name="Outline">
        <text:list-item>
          <text:h text:style-name="P58" text:outline-level="1">Удаление данных в БД по ID</text:h>
        </text:list-item>
      </text:list>
      <text:p text:style-name="P1"><text:a xlink:type="simple" xlink:href="#4.Оглавление|outline" text:style-name="Internet_20_link" text:visited-style-name="Visited_20_Internet_20_Link"><text:span text:style-name="T5">оглавление</text:span></text:a></text:p>
      <text:p text:style-name="P35">Метод удаляет сущность из БД по её ID</text:p>
      <text:p text:style-name="P42"><text:span text:style-name="T10">ВНИМАНИЕ!</text:span><text:span text:style-name="T6"> Данный метод вызывается без авторизации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>
          <table:table-cell table:style-name="Таблица12.A1" office:value-type="string">
            <text:p text:style-name="P44">Адрес</text:p>
          </table:table-cell>
          <table:table-cell table:style-name="Таблица12.B1" table:number-columns-spanned="3" office:value-type="string">
            <text:p text:style-name="P13">/api/v1.0/myitem/{<text:span text:style-name="T7">id</text:span>}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4">Метод</text:p>
          </table:table-cell>
          <table:table-cell table:style-name="Таблица12.B2" table:number-columns-spanned="3" office:value-type="string">
            <text:p text:style-name="P44">DELETE</text:p>
          </table:table-cell>
          <table:covered-table-cell/>
          <table:covered-table-cell/>
        </table:table-row>
        <table:table-row table:style-name="Таблица12.3">
          <table:table-cell table:style-name="Таблица12.A3" table:number-columns-spanned="4" office:value-type="string">
            <text:p text:style-name="P20">Входящие данные</text:p>
          </table:table-cell>
          <table:covered-table-cell/>
          <table:covered-table-cell/>
          <table:covered-table-cell/>
        </table:table-row>
        <table:table-row table:style-name="Таблица12.3">
          <table:table-cell table:style-name="Таблица12.A3" office:value-type="string">
            <text:p text:style-name="P21">Заголовки</text:p>
          </table:table-cell>
          <table:table-cell table:style-name="Таблица12.B2" table:number-columns-spanned="3" office:value-type="string">
            <text:p text:style-name="P27">Нет</text:p>
          </table:table-cell>
          <table:covered-table-cell/>
          <table:covered-table-cell/>
        </table:table-row>
        <table:table-row table:style-name="Таблица12.3">
          <table:table-cell table:style-name="Таблица12.A5" office:value-type="string">
            <text:p text:style-name="P21">Параметры</text:p>
          </table:table-cell>
          <table:table-cell table:style-name="Таблица12.B2" table:number-columns-spanned="3" office:value-type="string">
            <text:p text:style-name="P27">Нет</text:p>
          </table:table-cell>
          <table:covered-table-cell/>
          <table:covered-table-cell/>
        </table:table-row>
        <table:table-row table:style-name="Таблица12.3">
          <table:table-cell table:style-name="Таблица12.A6" table:number-columns-spanned="4" office:value-type="string">
            <text:p text:style-name="P23">Исходящие данные</text:p>
          </table:table-cell>
          <table:covered-table-cell/>
          <table:covered-table-cell/>
          <table:covered-table-cell/>
        </table:table-row>
        <table:table-row table:style-name="Таблица12.3">
          <table:table-cell table:style-name="Таблица12.A7" table:number-rows-spanned="3" office:value-type="string">
            <text:p text:style-name="P21">Заголовки</text:p>
          </table:table-cell>
          <table:table-cell table:style-name="Таблица12.B7" office:value-type="string">
            <text:p text:style-name="P22">Имя</text:p>
          </table:table-cell>
          <table:table-cell table:style-name="Таблица12.B7" office:value-type="string">
            <text:p text:style-name="P22">Значение</text:p>
          </table:table-cell>
          <table:table-cell table:style-name="Таблица12.D7" office:value-type="string">
            <text:p text:style-name="P22">Описание</text:p>
          </table:table-cell>
        </table:table-row>
        <table:table-row table:style-name="Таблица12.3">
          <table:covered-table-cell/>
          <table:table-cell table:style-name="Таблица12.B8" office:value-type="string">
            <text:p text:style-name="P21">Content-Type</text:p>
          </table:table-cell>
          <table:table-cell table:style-name="Таблица12.B8" office:value-type="string">
            <text:p text:style-name="P21">application/json</text:p>
          </table:table-cell>
          <table:table-cell table:style-name="Таблица12.D8" office:value-type="string">
            <text:p text:style-name="P21">Формат передаваемых данных</text:p>
          </table:table-cell>
        </table:table-row>
        <table:table-row table:style-name="Таблица12.3">
          <table:covered-table-cell/>
          <table:table-cell table:style-name="Таблица12.B9" office:value-type="string">
            <text:p text:style-name="P26">Retry-After</text:p>
          </table:table-cell>
          <table:table-cell table:style-name="Таблица12.B9" office:value-type="string">
            <text:p text:style-name="P21">{<text:span text:style-name="T6">waitTimeSec</text:span>}</text:p>
          </table:table-cell>
          <table:table-cell table:style-name="Таблица12.D9" office:value-type="string">
            <text:p text:style-name="P21">Рекомендуемое время ожидания до выполнения следующего запроса</text:p>
          </table:table-cell>
        </table:table-row>
        <table:table-row>
          <table:table-cell table:style-name="Таблица12.A10" office:value-type="string">
            <text:p text:style-name="P19">П<text:span text:style-name="T13">араметры</text:span></text:p>
          </table:table-cell>
          <table:table-cell table:style-name="Таблица12.B2" table:number-columns-spanned="3" office:value-type="string">
            <text:p text:style-name="P27">Нет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5">HTTP коды</text:p>
          </table:table-cell>
          <table:table-cell table:style-name="Таблица12.B2" table:number-columns-spanned="3" office:value-type="string">
            <text:p text:style-name="P45">Описание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25">204</text:p>
          </table:table-cell>
          <table:table-cell table:style-name="Таблица12.B2" table:number-columns-spanned="3" office:value-type="string">
            <text:p text:style-name="P21"><text:span text:style-name="T8">No Content</text:span><text:span text:style-name="T9">. Успешный запрос, в ответе передаются только заголовки без тела сообщения.</text:span></text:p>
            <text:p text:style-name="P26">Клиент не должен обновлять тело документа/ресурса, но может применить к нему полученные данные</text:p>
            <text:p text:style-name="P18">Успешное выполнение запроса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8">404</text:p>
          </table:table-cell>
          <table:table-cell table:style-name="Таблица12.B2" table:number-columns-spanned="3" office:value-type="string">
            <text:p text:style-name="P2"><text:span text:style-name="T8">Not Found</text:span><text:span text:style-name="T9">. На сервере отсутствует запрашиваемый ресурс</text:span></text:p>
            <text:p text:style-name="P18">Сущность не существует</text:p>
          </table:table-cell>
          <table:covered-table-cell/>
          <table:covered-table-cell/>
        </table:table-row>
        <table:table-row>
          <table:table-cell table:style-name="Таблица12.A2" office:value-type="string">
            <text:p text:style-name="P46">500</text:p>
          </table:table-cell>
          <table:table-cell table:style-name="Таблица12.B2" table:number-columns-spanned="3" office:value-type="string">
            <text:p text:style-name="P44"><text:span text:style-name="T7">Internal Server Error</text:span>. Любая не описанная ошибка на стороне сервера</text:p>
            <text:p text:style-name="P18">Сервер доступен, но не в состоянии выполнить запрос</text:p>
          </table:table-cell>
          <table:covered-table-cell/>
          <table:covered-table-cell/>
        </table:table-row>
        <table:table-row>
          <table:table-cell table:style-name="Таблица12.B2" table:number-columns-spanned="4" office:value-type="string">
            <text:p text:style-name="P45">Внутренние коды ответа</text:p>
          </table:table-cell>
          <table:covered-table-cell/>
          <table:covered-table-cell/>
          <table:covered-table-cell/>
        </table:table-row>
        <table:table-row>
          <table:table-cell table:style-name="Таблица12.A2" office:value-type="string">
            <text:p text:style-name="P25"/>
          </table:table-cell>
          <table:table-cell table:style-name="Таблица12.B2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P2">Где:</text:p>
      <text:p text:style-name="P30">{<text:span text:style-name="T6">waitTimeSec</text:span>} – Рекомендуемое время ожидания до выполнения следующего запроса</text:p>
      <text:p text:style-name="P30">{<text:span text:style-name="T7">id</text:span>} — Уникальный идентификатор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Droid Sans Fallback" svg:font-family="'Droid Sans Fallback'" style:font-family-generic="system"/>
    <style:font-face style:name="SimSun" svg:font-family="SimSun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 CY" svg:font-family="'Lucida Grande CY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ru" fo:country="RU" style:font-name-asian="Droid Sans Fallback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847cm" fo:margin-bottom="0cm" fo:keep-together="always" fo:break-before="page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loext:contextual-spacing="false"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size="10pt" style:font-size-asian="10pt" style:font-name-complex="Courier1" style:font-size-complex="10pt"/>
    </style:style>
    <style:style style:name="Quotations" style:family="paragraph" style:parent-style-name="Standard" style:default-outline-level="" style:list-style-name="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loext:contextual-spacing="false" fo:margin-top="0cm" fo:margin-bottom="0.494cm"/>
      <style:text-properties style:font-name="Times" fo:font-size="10pt" style:font-size-asian="10pt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nse_20_Quote" style:display-name="Intense Quote" style:family="paragraph" style:parent-style-name="Standard" style:default-outline-level="" style:list-style-name="">
      <style:paragraph-properties loext:contextual-spacing="false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Lucida Grande CY" fo:font-size="9pt" style:font-size-asian="9pt" style:font-size-complex="9pt"/>
    </style:style>
    <style:style style:name="Revision" style:family="paragraph" style:default-outline-level="" style:list-style-name="">
      <style:paragraph-properties fo:orphans="2" fo:widows="2" style:writing-mode="lr-tb"/>
      <style:text-properties fo:color="#00000a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fo:color="#17365d" style:font-name="Calibri" fo:font-size="26pt" fo:letter-spacing="0.009cm" style:font-size-asian="26pt" style:font-size-complex="26pt"/>
    </style:style>
    <style:style style:name="Заголовок_20_1_20_Знак" style:display-name="Заголовок 1 Знак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str" style:family="text" style:parent-style-name="Default_20_Paragraph_20_Font"/>
    <style:style style:name="lit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fo:color="#4f81bd" style:font-name="Calibri" fo:letter-spacing="0.026cm" fo:font-style="italic" style:font-style-asian="italic" style:font-style-complex="italic"/>
    </style:style>
    <style:style style:name="ListLabel_20_1" style:display-name="ListLabel 1" style:family="text"/>
    <style:style style:name="hps" style:family="text" style:parent-style-name="Default_20_Paragraph_20_Font"/>
    <style:style style:name="ListLabel_20_2" style:display-name="ListLabel 2" style:family="text">
      <style:text-properties style:font-name-asian="Droid Sans Fallback1" style:font-name-complex="Times New Roman1"/>
    </style:style>
    <style:style style:name="Visited_20_Internet_20_Link" style:display-name="Visited Internet Link" style:family="text">
      <style:text-properties fo:color="#800000" fo:language="uz" fo:country="UZ" style:text-underline-style="solid" style:text-underline-width="auto" style:text-underline-color="font-color" style:language-asian="uz" style:country-asian="UZ" style:language-complex="uz" style:country-complex="UZ"/>
    </style:style>
    <style:style style:name="ListLabel_20_3" style:display-name="ListLabel 3" style:family="text">
      <style:text-properties style:font-name-complex="Cambria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Wingdings"/>
    </style:style>
    <style:style style:name="ListLabel_20_6" style:display-name="ListLabel 6" style:family="text">
      <style:text-properties style:font-name-complex="Symbo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a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Заголовок_20_2_20_Знак1" style:display-name="Заголовок 2 Знак1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Заголовок_20_1_20_Знак1" style:display-name="Заголовок 1 Знак1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1_20_Знак2" style:display-name="Заголовок 1 Знак2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Заголовок_20_2_20_Знак2" style:display-name="Заголовок 2 Знак2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gt-baf-back" style:family="text" style:parent-style-name="Default_20_Paragraph_20_Font"/>
    <style:style style:name="gt-card-ttl-txt" style:family="text" style:parent-style-name="Default_20_Paragraph_20_Font"/>
    <style:style style:name="Заголовок_20_3_20_Знак1" style:display-name="Заголовок 3 Знак1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span7" style:family="text" style:parent-style-name="Default_20_Paragraph_20_Font"/>
    <style:style style:name="short_5f_text" style:display-name="short_tex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fo:color="#00000a" style:font-name="Lucida Grande CY" fo:font-size="9pt" style:font-size-asian="9pt" style:font-size-complex="9pt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_5f_tgc" style:display-name="_tgc" style:family="text" style:parent-style-name="Default_20_Paragraph_20_Font"/>
    <style:style style:name="item" style:family="text" style:parent-style-name="Default_20_Paragraph_20_Font"/>
    <style:style style:name="ListLabel_20_7" style:display-name="ListLabel 7" style:family="text">
      <style:text-properties style:font-name-asian="Droid Sans Fallback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69cm" fo:page-height="42cm" style:num-format="1" style:print-orientation="portrait" fo:margin-top="1.27cm" fo:margin-bottom="1.27cm" fo:margin-left="1cm" fo:margin-right="0.751cm" style:writing-mode="lr-tb" style:layout-grid-color="#c0c0c0" style:layout-grid-lines="93" style:layout-grid-base-height="0.369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69cm" fo:page-height="42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Царёв</meta:initial-creator>
    <meta:editing-cycles>1711</meta:editing-cycles>
    <meta:print-date>2015-11-26T14:54:00</meta:print-date>
    <meta:creation-date>2015-11-11T18:34:00</meta:creation-date>
    <dc:date>2018-12-12T02:00:33</dc:date>
    <dc:language>en-US</dc:language>
    <meta:editing-duration>P50DT20H28M10S</meta:editing-duration>
    <meta:generator>OpenOffice/4.1.6$Unix OpenOffice.org_project/416m1$Build-9790</meta:generator>
    <meta:document-statistic meta:table-count="15" meta:image-count="0" meta:object-count="0" meta:page-count="15" meta:paragraph-count="799" meta:word-count="3962" meta:character-count="287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